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4b1f6f" fo:language="ru" fo:country="RU" fo:background-color="#ffff99"/>
    </style:style>
    <style:style style:name="P2" style:family="paragraph" style:parent-style-name="Standard">
      <style:paragraph-properties fo:text-align="justify" style:justify-single-word="false"/>
      <style:text-properties fo:color="#4b1f6f" fo:language="ru" fo:country="RU" fo:background-color="transparent"/>
    </style:style>
    <style:style style:name="P3" style:family="paragraph" style:parent-style-name="Standard">
      <style:paragraph-properties fo:text-align="justify" style:justify-single-word="false"/>
      <style:text-properties fo:color="#4b1f6f" fo:language="ru" fo:country="RU" fo:background-color="#ccff00"/>
    </style:style>
    <style:style style:name="P4" style:family="paragraph" style:parent-style-name="Standard">
      <style:paragraph-properties fo:text-align="justify" style:justify-single-word="false"/>
      <style:text-properties fo:color="#4b1f6f" fo:language="ru" fo:country="RU" fo:font-weight="bold" fo:background-color="#ccff00" style:font-weight-asian="bold" style:font-weight-complex="bold"/>
    </style:style>
    <style:style style:name="P5" style:family="paragraph" style:parent-style-name="Standard">
      <style:text-properties fo:color="#4b1f6f" fo:language="en" fo:country="US" fo:background-color="#ffff99"/>
    </style:style>
    <style:style style:name="P6" style:family="paragraph" style:parent-style-name="Standard">
      <style:paragraph-properties fo:text-align="justify" style:justify-single-word="false"/>
      <style:text-properties fo:color="#4b1f6f" fo:language="en" fo:country="US" fo:background-color="#ffff99"/>
    </style:style>
    <style:style style:name="P7" style:family="paragraph" style:parent-style-name="Standard">
      <style:paragraph-properties fo:text-align="justify" style:justify-single-word="false"/>
      <style:text-properties fo:color="#4b1f6f" fo:language="en" fo:country="US" fo:background-color="transparent"/>
    </style:style>
    <style:style style:name="P8" style:family="paragraph" style:parent-style-name="Standard">
      <style:paragraph-properties fo:text-align="justify" style:justify-single-word="false"/>
      <style:text-properties fo:color="#4b1f6f" fo:language="en" fo:country="US" fo:background-color="#ccff00"/>
    </style:style>
    <style:style style:name="P9" style:family="paragraph" style:parent-style-name="Standard">
      <style:text-properties fo:color="#4b1f6f" fo:background-color="#ffff99"/>
    </style:style>
    <style:style style:name="P10" style:family="paragraph" style:parent-style-name="Standard">
      <style:paragraph-properties fo:text-align="justify" style:justify-single-word="false"/>
      <style:text-properties fo:color="#4b1f6f" fo:background-color="#ffff99"/>
    </style:style>
    <style:style style:name="P11" style:family="paragraph" style:parent-style-name="Standard">
      <style:paragraph-properties fo:text-align="start" style:justify-single-word="false"/>
      <style:text-properties fo:color="#4b1f6f" fo:background-color="#ffff99"/>
    </style:style>
    <style:style style:name="P12" style:family="paragraph" style:parent-style-name="Standard">
      <style:paragraph-properties fo:text-align="justify" style:justify-single-word="false"/>
      <style:text-properties fo:color="#4b1f6f" fo:background-color="transparent"/>
    </style:style>
    <style:style style:name="P13" style:family="paragraph" style:parent-style-name="Standard">
      <style:paragraph-properties fo:text-align="justify" style:justify-single-word="false"/>
      <style:text-properties fo:color="#4b1f6f" fo:background-color="#ccff00"/>
    </style:style>
    <style:style style:name="P14" style:family="paragraph" style:parent-style-name="Standard">
      <style:paragraph-properties fo:text-align="justify" style:justify-single-word="false"/>
      <style:text-properties fo:color="#4b1f6f"/>
    </style:style>
    <style:style style:name="P15" style:family="paragraph" style:parent-style-name="Standard">
      <style:text-properties fo:background-color="#ffff99"/>
    </style:style>
    <style:style style:name="P16" style:family="paragraph" style:parent-style-name="Standard">
      <style:text-properties fo:language="ru" fo:country="RU" fo:background-color="#ccff00"/>
    </style:style>
    <style:style style:name="P1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4b1f6f" fo:language="ru" fo:country="RU" fo:background-color="transparent"/>
    </style:style>
    <style:style style:name="P1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4b1f6f" fo:language="ru" fo:country="RU" fo:background-color="#ffff99"/>
    </style:style>
    <style:style style:name="P1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4b1f6f" fo:language="ru" fo:country="RU" fo:background-color="#ccff00"/>
    </style:style>
    <style:style style:name="P2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4b1f6f" fo:language="en" fo:country="US" fo:background-color="transparent"/>
    </style:style>
    <style:style style:name="P21" style:family="paragraph" style:parent-style-name="Standard" style:list-style-name="L1">
      <style:paragraph-properties fo:text-align="justify" style:justify-single-word="false"/>
      <style:text-properties fo:color="#4b1f6f" fo:background-color="transparent"/>
    </style:style>
    <style:style style:name="P22" style:family="paragraph" style:parent-style-name="Standard">
      <style:paragraph-properties fo:text-align="justify" style:justify-single-word="false"/>
      <style:text-properties fo:color="#4b1f6f" fo:language="ru" fo:country="RU" fo:background-color="transparent"/>
    </style:style>
    <style:style style:name="P23" style:family="paragraph" style:parent-style-name="Standard">
      <style:paragraph-properties fo:text-align="justify" style:justify-single-word="false"/>
      <style:text-properties fo:color="#4b1f6f" fo:language="ru" fo:country="RU" fo:background-color="#ffff99"/>
    </style:style>
    <style:style style:name="P24" style:family="paragraph" style:parent-style-name="Standard">
      <style:paragraph-properties fo:text-align="justify" style:justify-single-word="false"/>
      <style:text-properties fo:color="#4b1f6f" fo:language="ru" fo:country="RU" fo:background-color="#ccff00"/>
    </style:style>
    <style:style style:name="P25" style:family="paragraph" style:parent-style-name="Standard">
      <style:paragraph-properties fo:text-align="justify" style:justify-single-word="false"/>
      <style:text-properties fo:color="#4b1f6f" fo:language="en" fo:country="US" fo:background-color="transparent"/>
    </style:style>
    <style:style style:name="P26" style:family="paragraph" style:parent-style-name="Standard">
      <style:paragraph-properties fo:text-align="justify" style:justify-single-word="false"/>
      <style:text-properties fo:color="#4b1f6f" fo:language="en" fo:country="US" fo:background-color="#ccff00"/>
    </style:style>
    <style:style style:name="P27" style:family="paragraph" style:parent-style-name="Standard">
      <style:paragraph-properties fo:text-align="justify" style:justify-single-word="false"/>
      <style:text-properties fo:color="#4b1f6f" fo:background-color="#ffff99"/>
    </style:style>
    <style:style style:name="P28" style:family="paragraph" style:parent-style-name="Standard">
      <style:paragraph-properties fo:text-align="justify" style:justify-single-word="false"/>
      <style:text-properties fo:color="#4b1f6f" fo:background-color="#ccff00"/>
    </style:style>
    <style:style style:name="P2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4b1f6f" fo:language="en" fo:country="US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ccff00"/>
    </style:style>
    <style:style style:name="T3" style:family="text">
      <style:text-properties fo:language="ru" fo:country="RU"/>
    </style:style>
    <style:style style:name="T4" style:family="text">
      <style:text-properties fo:language="ru" fo:country="RU" fo:background-color="#ccff00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ru" fo:country="RU" fo:background-color="#ffff99"/>
    </style:style>
    <style:style style:name="T7" style:family="text">
      <style:text-properties fo:background-color="#ffff99"/>
    </style:style>
    <style:style style:name="T8" style:family="text">
      <style:text-properties fo:background-color="#ccff00"/>
    </style:style>
    <style:style style:name="T9" style:family="text">
      <style:text-properties fo:background-color="transparent"/>
    </style:style>
    <style:style style:name="T10" style:family="text">
      <style:text-properties fo:color="#4b1f6f" fo:language="en" fo:country="US" fo:background-color="#ffff99"/>
    </style:style>
    <style:style style:name="T11" style:family="text">
      <style:text-properties fo:color="#4b1f6f" fo:language="ru" fo:country="RU" fo:background-color="#ffff99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Чтобы в консоли браузера ввести многострочный код без выполнения каждой строки, нужно <text:span text:style-name="T8">Shift+Enter</text:span> для перехода на новую строку.</text:p>
      <text:p text:style-name="P14">----------------------------------------------------------</text:p>
      <text:p text:style-name="P14">Комментарии, как в C#: // и /* */. Команды заканчиваются на ; и {}</text:p>
      <text:p text:style-name="P14">----------------------------------------------------------</text:p>
      <text:p text:style-name="P11">var drawCats = function (howManyCats) {<text:line-break/><text:tab/>for (var i=0; i&lt;howManyCats; i++) {<text:line-break/><text:tab/><text:tab/>console.log(i + "=^.^=");<text:line-break/><text:tab/>}<text:line-break/>}<text:line-break/>drawCats(11);</text:p>
      <text:p text:style-name="P14">----------------------------------------------------------</text:p>
      <text:p text:style-name="P10">var a = 1; var b = 2;</text:p>
      <text:p text:style-name="P10">a / b;</text:p>
      <text:p text:style-name="P14">----------------------------------------------------------</text:p>
      <text:p text:style-name="P14">- - и ++ относительно переменной работают , как в C# (пре и пост). Аналогично +=, -=, /=, *=.</text:p>
      <text:p text:style-name="P14">= - присваивание, == - проверка на соответствие (если типы переменых разные, будет выполнено приведение типов), === - строгая проверка на соответствие.</text:p>
      <text:p text:style-name="P14">----------------------------------------------------------</text:p>
      <text:p text:style-name="P14"><text:span text:style-name="T7">'строка'.</text:span><text:span text:style-name="T7">length;</text:span> - возвращает длину строки.</text:p>
      <text:p text:style-name="P14">----------------------------------------------------------</text:p>
      <text:p text:style-name="P10">var java = 'Java';</text:p>
      <text:p text:style-name="P10">var script = 'Script';</text:p>
      <text:p text:style-name="P10">var js = <text:s/>java + <text:s/>script;</text:p>
      <text:p text:style-name="P10">js.length;</text:p>
      <text:p text:style-name="P14">----------------------------------------------------------</text:p>
      <text:p text:style-name="P14">Строка — массив из символов, как в C#.</text:p>
      <text:p text:style-name="P10">var java = 'Java';</text:p>
      <text:p text:style-name="P10">java[0]; //возвращает первый символ</text:p>
      <text:p text:style-name="P14">----------------------------------------------------------</text:p>
      <text:p text:style-name="P14"><text:span text:style-name="T7">'строка'.s</text:span><text:span text:style-name="T7">lice(a, </text:span><text:span text:style-name="T7">b</text:span><text:span text:style-name="T7">);</text:span> - возвращает фрагмент строки, начиния с символа номер «а» (включительно), до символа номер «b» (не включительно). Если указывается только один параметр, то <text:s/>возвращает фрагмент строки, начиния с символа номер «а» (включительно), до конца строки.</text:p>
      <text:p text:style-name="P10">var java = 'Java';</text:p>
      <text:p text:style-name="P10">java.slice(1, 3); //возвращает 'av'</text:p>
      <text:p text:style-name="P10">java.slice(1); //возвращает 'ava'</text:p>
      <text:p text:style-name="P14">----------------------------------------------------------</text:p>
      <text:p text:style-name="P14"><text:span text:style-name="T7">'строка'.</text:span><text:span text:style-name="T7">toUpperCase(); //</text:span><text:span text:style-name="T7">Выводит строку заглавными буквами.</text:span></text:p>
      <text:p text:style-name="P14"><text:span text:style-name="T7">'строка'.</text:span><text:span text:style-name="T7">toLowerCase(); //</text:span><text:span text:style-name="T7">Выводит строку строчными буквами.</text:span></text:p>
      <text:p text:style-name="P12">----------------------------------------------------------</text:p>
      <text:p text:style-name="P10">var str = 'эЙ, кАК деЛа?';</text:p>
      <text:p text:style-name="P10">var str1 = str[0].toUpperCase();</text:p>
      <text:p text:style-name="P10">var str2 = str.slice(1).toLowerCase();</text:p>
      <text:p text:style-name="P10">str1 + str2;</text:p>
      <text:p text:style-name="P14">оно же</text:p>
      <text:p text:style-name="P10">var str = 'эЙ, кАК деЛа?';</text:p>
      <text:p text:style-name="P10">str[0].toUpperCase() + str.slice(1).toLowerCase();</text:p>
      <text:p text:style-name="P12">----------------------------------------------------------</text:p>
      <text:p text:style-name="P12">Булевы операторы: &amp;&amp; (И), || (ИЛИ), ! (НЕ).</text:p>
      <text:p text:style-name="P12">При использовании ==:</text:p>
      <text:p text:style-name="P10">0 == false; //true</text:p>
      <text:p text:style-name="P10">1 == true; //true</text:p>
      <text:p text:style-name="P12">----------------------------------------------------------</text:p>
      <text:p text:style-name="P12">Проход в кинотеатр разрешен если:</text:p>
      <text:list xml:id="list7749735800534021001" text:style-name="L1">
        <text:list-item>
          <text:p text:style-name="P21">посетителю 12 лет или больше;</text:p>
        </text:list-item>
        <text:list-item>
          <text:p text:style-name="P21">посетителю меньше 12 лет, но он со взрослым.</text:p>
        </text:list-item>
      </text:list>
      <text:p text:style-name="P12">В остальных случаях вход запрещен.</text:p>
      <text:p text:style-name="P10"><text:soft-page-break/>var age = 10;</text:p>
      <text:p text:style-name="P10">var accompanied = true;</text:p>
      <text:p text:style-name="P10">(age &gt;= 12) || (accompanied === true);</text:p>
      <text:p text:style-name="P12">----------------------------------------------------------</text:p>
      <text:p text:style-name="P12"><text:span text:style-name="T7">var a = null;</text:span> //Указываем явно, что «а» не имеет значение.</text:p>
      <text:p text:style-name="P12"><text:span text:style-name="T7">undefined</text:span> говорит о том, что значение не определено.</text:p>
      <text:p text:style-name="P12">----------------------------------------------------------</text:p>
      <text:p text:style-name="P13">Массивы.</text:p>
      <text:p text:style-name="P10">[]; //Создание пустого массива</text:p>
      <text:p text:style-name="P12">----------------------------------------------------------</text:p>
      <text:p text:style-name="P10">var s = ['строка1', 'строка2', 'строка3'];</text:p>
      <text:p text:style-name="P12">или</text:p>
      <text:p text:style-name="P10">var s = [</text:p>
      <text:p text:style-name="P10"><text:tab/>'строка1',</text:p>
      <text:p text:style-name="P10"><text:tab/>'строка2',</text:p>
      <text:p text:style-name="P10"><text:tab/>'строка3'</text:p>
      <text:p text:style-name="P10">];</text:p>
      <text:p text:style-name="P11">s[0]; //Возвращает первый элемент массива.</text:p>
      <text:p text:style-name="P11">s[0] = <text:span text:style-name="T3">'Новая строка'; //Присваивание первому элементу массива нового значения.</text:span></text:p>
      <text:p text:style-name="P11"><text:span text:style-name="T1">s[10] = </text:span><text:span text:style-name="T3">'Еще одно значение'; /*Можно добавить элемент с любым индексом. Тогда при выполнении команды: s; - Выйдет следующий ответ:<text:line-break/></text:span><text:span text:style-name="T1">'</text:span><text:span text:style-name="T3">(11) ["Новая строка", "строка2", "строка3", undefined × 7, "Еще одно значение"]</text:span><text:span text:style-name="T1">'</text:span><text:span text:style-name="T3"> */</text:span></text:p>
      <text:p text:style-name="P12">----------------------------------------------------------</text:p>
      <text:p text:style-name="P2">В массив можно добавлять элементы разных типов.</text:p>
      <text:p text:style-name="P6">var s = [3, 'str', 12, <text:span text:style-name="T3">[1.</text:span>75<text:span text:style-name="T3">, </text:span>'str3'<text:span text:style-name="T3">],</text:span> 2.4, 'str2'];</text:p>
      <text:p text:style-name="P6">s[3][1]; //<text:span text:style-name="T3">Возвращает </text:span>«str3».</text:p>
      <text:p text:style-name="P6">s.length; //<text:span text:style-name="T3">Возвращает количество элементов массива.</text:span></text:p>
      <text:p text:style-name="P6"><text:span text:style-name="T3">s[3].length; </text:span>//<text:span text:style-name="T3">Возвращает количество элементов вложенного массива.</text:span></text:p>
      <text:p text:style-name="P12">----------------------------------------------------------</text:p>
      <text:p text:style-name="P6">var s = [];</text:p>
      <text:p text:style-name="P6">s.push('str1'); //<text:span text:style-name="T3">Добавляет в конец массива строковый элемент. И возвращает длину массива.</text:span></text:p>
      <text:p text:style-name="P1">s.push(1); //Добавление в конец массива числового элемента.</text:p>
      <text:p text:style-name="P6"><text:span text:style-name="T3">s.push(</text:span>[1, 2, 3]<text:span text:style-name="T3">); //Добавление в конец массива другого массива.</text:span></text:p>
      <text:p text:style-name="P6">s.unshift('str2'); //<text:span text:style-name="T3">Добавление в начало массива строкового элемента. И возвращает длину массива.</text:span></text:p>
      <text:p text:style-name="P6">s.pop(); //У<text:span text:style-name="T3">даляет из массива последний элемент. И возвращает этот элемент.</text:span></text:p>
      <text:p text:style-name="P6">s.shift(); //У<text:span text:style-name="T3">даляет из массива первый элемент. И возвращает этот элемент.</text:span></text:p>
      <text:p text:style-name="P1">s.shift(s.pop());</text:p>
      <text:p text:style-name="P12">----------------------------------------------------------</text:p>
      <text:p text:style-name="P6">var s = [3, 'str', 12, <text:span text:style-name="T3">[1.</text:span>75<text:span text:style-name="T3">, </text:span>'str3'<text:span text:style-name="T3">],</text:span> 2.4, 'str2'];</text:p>
      <text:p text:style-name="P6">var s2 = [];</text:p>
      <text:p text:style-name="P6">a = s.pop();</text:p>
      <text:p text:style-name="P6">s2.push(a);</text:p>
      <text:p text:style-name="P6">a = s.shift();</text:p>
      <text:p text:style-name="P6">s2.push(a);</text:p>
      <text:p text:style-name="P12">----------------------------------------------------------</text:p>
      <text:p text:style-name="P2">Объединение массивов.</text:p>
      <text:p text:style-name="P6">s1 = [1, 2, 3];</text:p>
      <text:p text:style-name="P6">s2 = [4, 5, 6];</text:p>
      <text:p text:style-name="P6">s3 = s1.concat(s2); //<text:span text:style-name="T3">И возвращает полученный архив.</text:span></text:p>
      <text:p text:style-name="P6">s4 = [7, 8, 9];</text:p>
      <text:p text:style-name="P6">s5 = s1.concat(s2, s4);</text:p>
      <text:p text:style-name="P17">----------------------------------------------------------</text:p>
      <text:p text:style-name="P17">Поиск элементов по значению.</text:p>
      <text:p text:style-name="P6">var s = [3, 'str', 12, <text:span text:style-name="T3">[1.</text:span>75<text:span text:style-name="T3">, </text:span>'str3'<text:span text:style-name="T3">],</text:span> 2.4, 'str2'];</text:p>
      <text:p text:style-name="P6">s.indexOf('str'); //<text:span text:style-name="T3">Возвращает индекс элемента со строковым значением «</text:span>str<text:span text:style-name="T3">».</text:span></text:p>
      <text:p text:style-name="P6"><text:span text:style-name="T3">s.indexOf(2.</text:span>4)<text:span text:style-name="T3">; //Возвращает индекс элемента с числовым значением «</text:span>2.4<text:span text:style-name="T3">».</text:span></text:p>
      <text:p text:style-name="P2">Если искомого элемента нет, возвратится «-1».</text:p>
      <text:p text:style-name="P17"><text:soft-page-break/>----------------------------------------------------------</text:p>
      <text:p text:style-name="P6">var s = [3, 'str', 12, <text:span text:style-name="T3">[1.</text:span>75<text:span text:style-name="T3">, </text:span>'str3'<text:span text:style-name="T3">],</text:span> 2.4, 'str2'];</text:p>
      <text:p text:style-name="P6">s.join(); //<text:span text:style-name="T3">Превращает массив в строку (разделитель - запятая) и возвращает ее.</text:span></text:p>
      <text:p text:style-name="P6">s.join<text:span text:style-name="T3">(</text:span>' - '<text:span text:style-name="T3">); //Можно сделать разделитель любым (в данном случае « - »).</text:span></text:p>
      <text:p text:style-name="P17">----------------------------------------------------------</text:p>
      <text:p text:style-name="P6">Math.random(); //<text:span text:style-name="T3">Возвращает случайное число от 0 до 1.</text:span></text:p>
      <text:p text:style-name="P6">Math.floor(); // <text:span text:style-name="T3">Округляет число до целого (в меньшую сторону).</text:span></text:p>
      <text:p text:style-name="P6">Math.floor(Math.random() * 4); //<text:span text:style-name="T3">Возвращает случайное целое число от 0 до 3 (влючительно).</text:span></text:p>
      <text:p text:style-name="P17">----------------------------------------------------------</text:p>
      <text:p text:style-name="P2">С помощью метода <text:span text:style-name="T1">join </text:span>превратить массив <text:span text:style-name="T1">[3, 2, 1] </text:span>в строку «3 больше, чем 2 больше, чем 1».</text:p>
      <text:p text:style-name="P6">var s = [3, 2, 1];</text:p>
      <text:p text:style-name="P6">s.join(' <text:span text:style-name="T3">больше, чем </text:span>');</text:p>
      <text:p text:style-name="P17">----------------------------------------------------------</text:p>
      <text:p text:style-name="P3"/>
      <text:p text:style-name="P13"><text:span text:style-name="T3">Объекты</text:span>.</text:p>
      <text:p text:style-name="P2">Объекты сходны с массивами, но доступ к элементам объекта используются строки, а не числа. Эти строки называют ключами (или свойствами), у них есть значения (образуются пары «ключ — значение»). Массив хранит множество элементов, объект хранит множество характеристик (атрибутов) одного объекта. Ключи — атрибуты — свойства (одно и то же).</text:p>
      <text:p text:style-name="P6">var cat = {</text:p>
      <text:p text:style-name="P6"><text:tab/>'legs': 4,</text:p>
      <text:p text:style-name="P6"><text:tab/>'name': <text:span text:style-name="T3">'Мурка',</text:span></text:p>
      <text:p text:style-name="P6"><text:span text:style-name="T3"><text:tab/></text:span>'color': <text:span text:style-name="T3">'Черепаховый'</text:span></text:p>
      <text:p text:style-name="P6">};</text:p>
      <text:p text:style-name="P17">----------------------------------------------------------</text:p>
      <text:p text:style-name="P6">var cat = <text:span text:style-name="T8">{'legs': 4, 'name': </text:span><text:span text:style-name="T4">'Мурка', </text:span><text:span text:style-name="T8">'color': </text:span><text:span text:style-name="T4">'Черепаховый'</text:span><text:span text:style-name="T8">};</text:span><text:span text:style-name="T9"> </text:span><text:span text:style-name="T5">Все, что зеленое, </text:span><text:span text:style-name="T4">литерал (это конкретное значение, в отличии от переменной)</text:span><text:span text:style-name="T5">. Примеры литералов: 37 — числовой литерал, </text:span><text:span text:style-name="T9">«str» </text:span><text:span text:style-name="T5">- строковый литерал, </text:span><text:span text:style-name="T9">true </text:span><text:span text:style-name="T5">и</text:span><text:span text:style-name="T9"> false —</text:span><text:span text:style-name="T5"> булевы литералы.</text:span></text:p>
      <text:p text:style-name="P7">{'key1', <text:span text:style-name="T3">'значение1'} — ключ может быть только строковым, значение может быть любого типа, даже переменной.</text:span></text:p>
      <text:p text:style-name="P7"><text:span text:style-name="T3">Ключи можно писать без кавычек, если в его имени нет пробелов. - </text:span>{key1, <text:span text:style-name="T3">'значение1'} </text:span></text:p>
      <text:p text:style-name="P7">{'key number 1', <text:span text:style-name="T3">'значение1'} — кавычки с ключом обязательны. Имена ключей можно писать кириллицей и без кавычек (возможно, будет работать корректно не везде).</text:span></text:p>
      <text:p text:style-name="P1"><text:span text:style-name="T1">cat; // </text:span>Возвращает объект со всеми атрибутами.</text:p>
      <text:p text:style-name="P6">cat['name']; //<text:span text:style-name="T3">Возвращает значение атрибута.</text:span></text:p>
      <text:p text:style-name="P7"><text:span text:style-name="T7">cat.name; //</text:span><text:span text:style-name="T6">Возвращает значение атрибута. Точечная нотация.</text:span></text:p>
      <text:p text:style-name="P10">Object.keys(cat); //<text:span text:style-name="T3">Возвращает массив, содержащий все атрибуты объекта.</text:span></text:p>
      <text:p text:style-name="P17">----------------------------------------------------------</text:p>
      <text:p text:style-name="P6">var obj = {}; //<text:span text:style-name="T3">Создание пустого объекта.</text:span></text:p>
      <text:p text:style-name="P6">cat['legs'] = 4; //<text:span text:style-name="T3">Добавлена пара атрибут-значение.</text:span></text:p>
      <text:p text:style-name="P6">cat['name'] = <text:span text:style-name="T3">'Мурка';</text:span> //<text:span text:style-name="T3">Добавлена пара атрибут-значение.</text:span></text:p>
      <text:p text:style-name="P6">cat.color = <text:span text:style-name="T3">'Черепаховый';</text:span> //<text:span text:style-name="T3">Добавлена пара атрибут-значение.</text:span></text:p>
      <text:p text:style-name="P6">cat.isAwesome = true; //<text:span text:style-name="T3">Добавлена пара атрибут-значение.</text:span></text:p>
      <text:p text:style-name="P2">Атрибуты не имеют индексов, разные браузеры могут выводить их в разном порядке.</text:p>
      <text:p text:style-name="P17">----------------------------------------------------------</text:p>
      <text:p text:style-name="P2">Массив или объект может содержать другие массивы или объекты.</text:p>
      <text:p text:style-name="P6">var dinosaurs = [</text:p>
      <text:p text:style-name="P6"><text:tab/>{name: '<text:span text:style-name="T3">Тиранозавр</text:span>'<text:span text:style-name="T3">, </text:span>period: <text:span text:style-name="T3">'Верхнемеловой'},</text:span></text:p>
      <text:p text:style-name="P6"><text:span text:style-name="T3"><text:tab/></text:span>{name: <text:span text:style-name="T3">'Стегозавр', </text:span>period: '<text:span text:style-name="T3">Верхнеюрский</text:span>'<text:span text:style-name="T3">},</text:span></text:p>
      <text:p text:style-name="P6"><text:span text:style-name="T3"><text:tab/></text:span>{name: '<text:span text:style-name="T3">Платеозавр</text:span>', period: '<text:span text:style-name="T3">Триасовый</text:span>'}</text:p>
      <text:p text:style-name="P6">]; //<text:span text:style-name="T3">Массив содержит объекты.</text:span></text:p>
      <text:p text:style-name="P1"><text:span text:style-name="T1">dinosaurs[0]; //</text:span>Возвращает пары атрибут-значение по первому элементу массива (объекту).</text:p>
      <text:p text:style-name="P6">dinosaurs[0]['name']; //<text:span text:style-name="T3">Возвращает значение атрибута </text:span>name.</text:p>
      <text:p text:style-name="P6">dinosaurs[1].period; //<text:span text:style-name="T3">Возвращает значение атрибута </text:span>period.</text:p>
      <text:p text:style-name="P17">----------------------------------------------------------</text:p>
      <text:p text:style-name="P2">Массив из объектов, в атрибутах которых есть массив.</text:p>
      <text:p text:style-name="P6">var anna = { name: <text:span text:style-name="T3">'Анна', </text:span>age: 11, luckyNumbers: [2, 4, 8, 16] };</text:p>
      <text:p text:style-name="P6"><text:soft-page-break/>var dave = { name: <text:span text:style-name="T3">'Дейв', </text:span>age: 5, luckyNumbers: [3, 9, 40] };</text:p>
      <text:p text:style-name="P6">var kate = { name: <text:span text:style-name="T3">'Кейт', </text:span>age: 9, luckyNumbers: [1, 2, 3] };</text:p>
      <text:p text:style-name="P6">var friends = [anna, dave, kate];</text:p>
      <text:p text:style-name="P6">friends[2].luckyNumbers[0];</text:p>
      <text:p text:style-name="P6">kate.luckyNumbers[0] += 1; //<text:span text:style-name="T3">Увеличивает первый элемент вложенного массива и</text:span></text:p>
      <text:p text:style-name="P1"><text:tab/><text:tab/><text:tab/><text:tab/>//возвращает его новое значение</text:p>
      <text:p text:style-name="P17">----------------------------------------------------------</text:p>
      <text:p text:style-name="P2">Объект, атрибуты которого <text:span text:style-name="T1">- </text:span>объекты.</text:p>
      <text:p text:style-name="P6">var movies = {</text:p>
      <text:p text:style-name="P6"><text:tab/><text:span text:style-name="T3">'В поисках Немо': </text:span>{</text:p>
      <text:p text:style-name="P6"><text:tab/><text:tab/>releaseDate: 2003,</text:p>
      <text:p text:style-name="P6"><text:tab/><text:tab/>duration: 100,</text:p>
      <text:p text:style-name="P6"><text:tab/><text:tab/>actors: ['А Б', 'Э Д', 'А Г'],</text:p>
      <text:p text:style-name="P6"><text:tab/><text:tab/>format: 'DVD'</text:p>
      <text:p text:style-name="P6"><text:tab/>}<text:span text:style-name="T3">,</text:span></text:p>
      <text:p text:style-name="P6"><text:span text:style-name="T3"><text:tab/>'Звездные войны: </text:span>IV<text:span text:style-name="T3">': </text:span>{</text:p>
      <text:p text:style-name="P6"><text:tab/><text:tab/>releaseDate: 1983,</text:p>
      <text:p text:style-name="P6"><text:tab/><text:tab/>duration: 134,</text:p>
      <text:p text:style-name="P6"><text:tab/><text:tab/>actors: <text:span text:style-name="T3">['М Х',</text:span> '<text:span text:style-name="T3">Х Ф</text:span>', '<text:span text:style-name="T3">К Ф</text:span>'],</text:p>
      <text:p text:style-name="P6"><text:tab/><text:tab/>format: 'Blu-ray'</text:p>
      <text:p text:style-name="P6"><text:tab/>}</text:p>
      <text:p text:style-name="P6">};</text:p>
      <text:p text:style-name="P6">var findingNemo = movies<text:span text:style-name="T3">['В поисках Немо'];</text:span></text:p>
      <text:p text:style-name="P6"><text:span text:style-name="T3">findingNemo.</text:span>duration;</text:p>
      <text:p text:style-name="P6">findingNemo.format;</text:p>
      <text:p text:style-name="P6">-----</text:p>
      <text:p text:style-name="P2">не по книге</text:p>
      <text:p text:style-name="P1">a = 'В поисках Немо'; //Делаем алиас.</text:p>
      <text:p text:style-name="P1">b = 'Звездные войны: IV';</text:p>
      <text:p text:style-name="P10">movies[a]<text:span text:style-name="T3">; //Теперь по алиасу можно делать поиск, не вбивая все название фильма.</text:span></text:p>
      <text:p text:style-name="P10">movies[b].actors;</text:p>
      <text:p text:style-name="P6">var findStarWarsActorsKF = movies['<text:span text:style-name="T3">Звездные войны: </text:span>IV'].actors[2]; // <text:span text:style-name="T3">Можно даже так.</text:span></text:p>
      <text:p text:style-name="P6">-----</text:p>
      <text:p text:style-name="P6">var cars = {</text:p>
      <text:p text:style-name="P6"><text:tab/>releaseDate: 2006,</text:p>
      <text:p text:style-name="P6"><text:tab/>duration: 117,</text:p>
      <text:p text:style-name="P6"><text:tab/>actors: ['<text:span text:style-name="T3">О У</text:span>', '<text:span text:style-name="T3">Б Х</text:span>', '<text:span text:style-name="T3">П Н</text:span>'],</text:p>
      <text:p text:style-name="P6"><text:tab/>format: 'Blu-ray'</text:p>
      <text:p text:style-name="P6">}; //<text:span text:style-name="T3">Создали новый объект.</text:span></text:p>
      <text:p text:style-name="Standard"><text:span text:style-name="T10">movies['</text:span><text:span text:style-name="T11">Тачки</text:span><text:span text:style-name="T10">'] = cars; //</text:span><text:span text:style-name="T11">Добавили новый объект в объект movies с ключом «Тачки».</text:span><text:span text:style-name="T3"> </text:span></text:p>
      <text:p text:style-name="P17">----------------------------------------------------------</text:p>
      <text:p text:style-name="P9"><text:span text:style-name="T3">/</text:span><text:span text:style-name="T1">/</text:span><text:span text:style-name="T3">Сделать объект, хранящий имена игроков и набранные ими очки. Сделать команды изменения очков.</text:span></text:p>
      <text:p text:style-name="Standard">var scores = {};</text:p>
      <text:p text:style-name="Standard">scores.player1 = 0;</text:p>
      <text:p text:style-name="P6">scores.player2 = 0;</text:p>
      <text:p text:style-name="P6">scores.player3 = 0;</text:p>
      <text:p text:style-name="P6">scores.player1 <text:span text:style-name="T3">+</text:span>= <text:span text:style-name="T3">1</text:span>;</text:p>
      <text:p text:style-name="P6">scores.player<text:span text:style-name="T3">2</text:span> <text:span text:style-name="T3">+</text:span>= <text:span text:style-name="T3">3</text:span>;</text:p>
      <text:p text:style-name="P6">scores.player<text:span text:style-name="T3">3</text:span> <text:span text:style-name="T3">-</text:span>= <text:span text:style-name="T3">2</text:span>;</text:p>
      <text:p text:style-name="P17">----------------------------------------------------------</text:p>
      <text:p text:style-name="P6">var myCrazyObject = {</text:p>
      <text:p text:style-name="P6"><text:tab/>name: '<text:span text:style-name="T3">Нелепый объект</text:span>',</text:p>
      <text:p text:style-name="P6"><text:tab/>'some array': [7, 9, { purpose: <text:span text:style-name="T3">'путаница', </text:span>number: 123 }, 3.3],</text:p>
      <text:p text:style-name="P6"><text:tab/>'random animal': <text:span text:style-name="T3">'банановая акула'</text:span></text:p>
      <text:p text:style-name="P6">};</text:p>
      <text:p text:style-name="P6">//<text:span text:style-name="T3">Нужно одной строкой извлечь число 123.</text:span></text:p>
      <text:p text:style-name="P5">myCrazyObject['some array'][2].number;</text:p>
      <text:p text:style-name="P17"><text:soft-page-break/>----------------------------------------------------------</text:p>
      <text:p text:style-name="Standard"/>
      <text:p text:style-name="P3">Условия и циклы.</text:p>
      <text:p text:style-name="P12">&lt;!DOCTYPE html&gt;</text:p>
      <text:p text:style-name="P12">&lt;html&gt;</text:p>
      <text:p text:style-name="P12"><text:tab/>&lt;head&gt;</text:p>
      <text:p text:style-name="P12"><text:tab/><text:tab/>&lt;meta charset="UTF-8"&gt;</text:p>
      <text:p text:style-name="P12"><text:tab/><text:tab/>&lt;title&gt;xxx&lt;/title&gt;</text:p>
      <text:p text:style-name="P12"><text:tab/>&lt;/head&gt;</text:p>
      <text:p text:style-name="P12"><text:tab/>&lt;body&gt;</text:p>
      <text:p text:style-name="P12"><text:tab/><text:tab/>&lt;p id="p1"&gt;Ничего&lt;/p&gt;</text:p>
      <text:p text:style-name="P10"><text:tab/><text:tab/>var name = "Нейм11111111111111111";</text:p>
      <text:p text:style-name="P10"><text:tab/><text:tab/><text:tab/>console.log("Привет, " + name);</text:p>
      <text:p text:style-name="P10"><text:tab/><text:tab/><text:tab/>if (name.length &gt; 12) {</text:p>
      <text:p text:style-name="P10"><text:tab/><text:tab/><text:tab/><text:tab/>console.log("Очень длинное имя.");</text:p>
      <text:p text:style-name="P10"><text:tab/><text:tab/><text:tab/>} else if (name.length &gt; 8) {</text:p>
      <text:p text:style-name="P10"><text:tab/><text:tab/><text:tab/><text:tab/>console.log("Среднее имя.");</text:p>
      <text:p text:style-name="P10"><text:tab/><text:tab/><text:tab/>} else if (name.length &gt; 4) {</text:p>
      <text:p text:style-name="P10"><text:tab/><text:tab/><text:tab/><text:tab/>console.log("Среднее имя.");</text:p>
      <text:p text:style-name="P10"><text:tab/><text:tab/><text:tab/>} else {</text:p>
      <text:p text:style-name="P10"><text:tab/><text:tab/><text:tab/><text:tab/>console.log("Короткое имя.");</text:p>
      <text:p text:style-name="P10"><text:tab/><text:tab/><text:tab/>}</text:p>
      <text:p text:style-name="P12"><text:tab/>&lt;/body&gt;</text:p>
      <text:p text:style-name="P12">&lt;/html&gt;</text:p>
      <text:p text:style-name="P17">----------------------------------------------------------</text:p>
      <text:p text:style-name="P6">var sheepCounted = 0;</text:p>
      <text:p text:style-name="P6">while (sheepCounted &lt; 10) {</text:p>
      <text:p text:style-name="P6"><text:tab/>console.log<text:span text:style-name="T3">('Посчитано овец: ' </text:span>+ sheepCounted<text:span text:style-name="T3">);</text:span></text:p>
      <text:p text:style-name="P6"><text:span text:style-name="T3"><text:tab/></text:span>sheepCounted++;</text:p>
      <text:p text:style-name="P6">}</text:p>
      <text:p text:style-name="P2">то же самое</text:p>
      <text:p text:style-name="P6">for (var sheepCounted = 0; sheepCounted &lt; 10; sheepCounted++) {</text:p>
      <text:p text:style-name="P6"><text:tab/>console.log("Посчитано овец: " + sheepCounted);</text:p>
      <text:p text:style-name="P6">}</text:p>
      <text:p text:style-name="P17">----------------------------------------------------------</text:p>
      <text:p text:style-name="P10">var animals =['лев', 'фламинго', 'белый медведь', 'удав'];</text:p>
      <text:p text:style-name="P10">for (var i = 0; i &lt; animals.length; i++) {</text:p>
      <text:p text:style-name="P10"><text:tab/>console.log("В зоопарке есть " + animals[i]);</text:p>
      <text:p text:style-name="P10">}</text:p>
      <text:p text:style-name="P17">----------------------------------------------------------</text:p>
      <text:p text:style-name="P6">var name = "ЭниНейм";</text:p>
      <text:p text:style-name="P6">for (var i=0; i&lt;name.length; i++) {</text:p>
      <text:p text:style-name="P6"><text:tab/>console.log("В имени есть буква: " + name[i]);</text:p>
      <text:p text:style-name="P6">}</text:p>
      <text:p text:style-name="P17">----------------------------------------------------------</text:p>
      <text:p text:style-name="P10">for (var st3=3; st3&lt;10000; st3*=3) {</text:p>
      <text:p text:style-name="P10"><text:tab/>console.log(st3);</text:p>
      <text:p text:style-name="P10">}</text:p>
      <text:p text:style-name="P2">то же самое</text:p>
      <text:p text:style-name="P10">var st3=3;</text:p>
      <text:p text:style-name="P10">while (st3&lt;10000) {</text:p>
      <text:p text:style-name="P10"><text:tab/>console.log(st3);</text:p>
      <text:p text:style-name="P10"><text:tab/>st3*=3;</text:p>
      <text:p text:style-name="P10">}</text:p>
      <text:p text:style-name="P17">----------------------------------------------------------</text:p>
      <text:p text:style-name="P12"/>
      <text:p text:style-name="P12"/>
      <text:p text:style-name="P10"><text:soft-page-break/>var animals = ['Кот', 'Рыба', 'Лемур', 'Комодский варан'];</text:p>
      <text:p text:style-name="P10">for (var i=0; i&lt;animals.length; i++) {</text:p>
      <text:p text:style-name="P10"><text:tab/>animals[i] += ' - прекрасное животное.';</text:p>
      <text:p text:style-name="P10">}</text:p>
      <text:p text:style-name="P10">console.log(animals);</text:p>
      <text:p text:style-name="P17">----------------------------------------------------------</text:p>
      <text:p text:style-name="P10">var alphabet = 'абвгдеёжзийклмнопрстуфхцчшщъыьэюя';</text:p>
      <text:p text:style-name="P10">var word = '';</text:p>
      <text:p text:style-name="P10">for (var i=0; i&lt;(Math.floor(Math.random()*1000)); i++) {</text:p>
      <text:p text:style-name="P10"><text:tab/>word += alphabet[Math.floor(Math.random()*alphabet.length)];</text:p>
      <text:p text:style-name="P10">}</text:p>
      <text:p text:style-name="P10">console.log(word);</text:p>
      <text:p text:style-name="P10">console.log(word.length);</text:p>
      <text:p text:style-name="P17">----------------------------------------------------------</text:p>
      <text:p text:style-name="P10">var w1 = "javascript is awesome";</text:p>
      <text:p text:style-name="P10">var w2 = "";</text:p>
      <text:p text:style-name="P10">var b = "";</text:p>
      <text:p text:style-name="P10">for (var i = 0; i &lt; w1.length; i++) {</text:p>
      <text:p text:style-name="P10"><text:tab/>if (w1[i] == "a") {</text:p>
      <text:p text:style-name="P10"><text:tab/><text:tab/>b = "4";</text:p>
      <text:p text:style-name="P10"><text:tab/>} else if (w1[i] == "e") {</text:p>
      <text:p text:style-name="P10"><text:tab/><text:tab/>b = "3";</text:p>
      <text:p text:style-name="P10"><text:tab/>} else if (w1[i] == "i") {</text:p>
      <text:p text:style-name="P10"><text:tab/><text:tab/>b = "1";</text:p>
      <text:p text:style-name="P10"><text:tab/>} else if (w1[i] == "o") {</text:p>
      <text:p text:style-name="P10"><text:tab/><text:tab/>b = "0";</text:p>
      <text:p text:style-name="P10"><text:tab/>} else if (w1[i] == "s") {</text:p>
      <text:p text:style-name="P10"><text:tab/><text:tab/>b = "5";</text:p>
      <text:p text:style-name="P10"><text:tab/>} else {</text:p>
      <text:p text:style-name="P10"><text:tab/><text:tab/>b = w1[i];</text:p>
      <text:p text:style-name="P10"><text:tab/>}</text:p>
      <text:p text:style-name="P10"><text:tab/>w2 += b;</text:p>
      <text:p text:style-name="P10">}</text:p>
      <text:p text:style-name="P10">console.log(w2);</text:p>
      <text:p text:style-name="P2">то же самое</text:p>
      <text:p text:style-name="P10">var w1 = "javascript is awesome nah";</text:p>
      <text:p text:style-name="P10">var w2 = [];</text:p>
      <text:p text:style-name="P10">for (var i = 0; i &lt; w1.length; i++) {</text:p>
      <text:p text:style-name="P10"><text:tab/>if (w1[i] == "a") {</text:p>
      <text:p text:style-name="P10"><text:tab/><text:tab/>w2[i] = "4";</text:p>
      <text:p text:style-name="P10"><text:tab/>} else if (w1[i] == "e") {</text:p>
      <text:p text:style-name="P10"><text:tab/><text:tab/>w2[i] = "3";</text:p>
      <text:p text:style-name="P10"><text:tab/>} else if (w1[i] == "i") {</text:p>
      <text:p text:style-name="P10"><text:tab/><text:tab/>w2[i] = "1";</text:p>
      <text:p text:style-name="P10"><text:tab/>} else if (w1[i] == "o") {</text:p>
      <text:p text:style-name="P10"><text:tab/><text:tab/>w2[i] = "0";</text:p>
      <text:p text:style-name="P10"><text:tab/>} else if (w1[i] == "s") {</text:p>
      <text:p text:style-name="P10"><text:tab/><text:tab/>w2[i] = "5";</text:p>
      <text:p text:style-name="P10"><text:tab/>} else {</text:p>
      <text:p text:style-name="P10"><text:tab/><text:tab/>w2[i] = w1[i];</text:p>
      <text:p text:style-name="P10"><text:tab/>}<text:tab/></text:p>
      <text:p text:style-name="P10">}</text:p>
      <text:p text:style-name="P15">console.log(w2.join(''));</text:p>
      <text:p text:style-name="P17">----------------------------------------------------------</text:p>
      <text:p text:style-name="P10"/>
      <text:p text:style-name="P10"/>
      <text:p text:style-name="P10"/>
      <text:p text:style-name="P3"><text:soft-page-break/>Ввод. Игра «Угадай слово».</text:p>
      <text:p text:style-name="P17">----------------------------------------------------------</text:p>
      <text:p text:style-name="P10">var name = prompt("Как вас зовут?"); <text:span text:style-name="T8">//Д</text:span><text:span text:style-name="T4">иалоговое окно с полем ввода и кнопками (ОК и Отмена).</text:span></text:p>
      <text:p text:style-name="P10">console.log("Привет, " + name);</text:p>
      <text:p text:style-name="P17">----------------------------------------------------------</text:p>
      <text:p text:style-name="P10">var likesCats = confirm("Тебе нравятся кошки?"); <text:span text:style-name="T8">//Д</text:span><text:span text:style-name="T4">иалоговое окно с кнопками (ОК и Отмена).</text:span></text:p>
      <text:p text:style-name="P10">if (likesCats) {</text:p>
      <text:p text:style-name="P10"><text:tab/>console.log("Нормалёк");</text:p>
      <text:p text:style-name="P10">} else {</text:p>
      <text:p text:style-name="P10"><text:tab/>console.log("Ok");</text:p>
      <text:p text:style-name="P10">}</text:p>
      <text:p text:style-name="P17">----------------------------------------------------------</text:p>
      <text:p text:style-name="P6">alert('AnyMessage'); <text:span text:style-name="T8">//Д</text:span><text:span text:style-name="T4">иалоговое окно с кнопкой ОК.</text:span></text:p>
      <text:p text:style-name="P17">----------------------------------------------------------</text:p>
      <text:p text:style-name="P6">var words = <text:span text:style-name="T3">['программа',</text:span> <text:span text:style-name="T3">'макака',</text:span> <text:span text:style-name="T3">'прекрасный',</text:span> <text:span text:style-name="T3">'оладушек'];</text:span></text:p>
      <text:p text:style-name="P6">var word = words[Math.floor(Math.random()*words.length)];</text:p>
      <text:p text:style-name="P6">var answerArray = [];</text:p>
      <text:p text:style-name="P6">for (var i = 0; i &lt; word.length; i++) {</text:p>
      <text:p text:style-name="P6"><text:tab/> answerArray[i] = '_';</text:p>
      <text:p text:style-name="P6">}</text:p>
      <text:p text:style-name="P6">var remainingLetters = <text:s/>word.length;</text:p>
      <text:p text:style-name="P6">while (remainingLetters &gt; 0) {</text:p>
      <text:p text:style-name="P6"><text:tab/>alert(answerArray.join(' '));</text:p>
      <text:p text:style-name="P6"><text:tab/>var guess = prompt<text:span text:style-name="T3">('Угадайте букву или нажмите Отмена для выхода из игры.');</text:span></text:p>
      <text:p text:style-name="P6"><text:span text:style-name="T3"><text:tab/></text:span>if (guess === null) {</text:p>
      <text:p text:style-name="P6"><text:tab/><text:tab/>break;</text:p>
      <text:p text:style-name="P6"><text:tab/>} else if (guess.length !==1) {</text:p>
      <text:p text:style-name="P6"><text:tab/><text:tab/>alert<text:span text:style-name="T3">('Пожалуйста, введите одну букву.');</text:span></text:p>
      <text:p text:style-name="P6"><text:tab/>} else {</text:p>
      <text:p text:style-name="P6"><text:tab/><text:tab/>for (var j = 0; j &lt;word.length; j++) {</text:p>
      <text:p text:style-name="P6"><text:tab/><text:tab/><text:tab/>if (word[j] === guess) {</text:p>
      <text:p text:style-name="P6"><text:tab/><text:tab/><text:tab/><text:tab/> answerArray[j] = guess;</text:p>
      <text:p text:style-name="P6"><text:tab/><text:tab/><text:tab/><text:tab/> remainingLetters--;</text:p>
      <text:p text:style-name="P6"><text:tab/><text:tab/><text:tab/>}</text:p>
      <text:p text:style-name="P6"><text:tab/><text:tab/>}</text:p>
      <text:p text:style-name="P6"><text:tab/>}</text:p>
      <text:p text:style-name="P6">}</text:p>
      <text:p text:style-name="P6">alert(answerArray.join(' '));</text:p>
      <text:p text:style-name="P6">alert<text:span text:style-name="T3">('Отлично! Было загадано слово: '</text:span> + word);</text:p>
      <text:p text:style-name="P17"/>
      <text:p text:style-name="P17">Оно же, только с исправлением эксплойта и добавлением функционала.</text:p>
      <text:p text:style-name="P17"/>
      <text:p text:style-name="P18"><text:tab/><text:tab/>var words = ['программа', 'макака', 'прекрасный', 'оладушек', </text:p>
      <text:p text:style-name="P18"><text:tab/><text:tab/><text:tab/><text:tab/>'рассвет', 'подорожник', 'прогресс'];</text:p>
      <text:p text:style-name="P18"><text:tab/><text:tab/><text:tab/>var word = words[Math.floor(Math.random()*words.length)];</text:p>
      <text:p text:style-name="P18"><text:tab/><text:tab/><text:tab/>var answerArray = [];</text:p>
      <text:p text:style-name="P18"><text:tab/><text:tab/><text:tab/>var usedLetters = [];</text:p>
      <text:p text:style-name="P18"><text:tab/><text:tab/><text:tab/>var attempts = word.length*2;</text:p>
      <text:p text:style-name="P18"><text:tab/><text:tab/><text:tab/>for (var i = 0; i &lt; word.length; i++) {</text:p>
      <text:p text:style-name="P18"><text:tab/><text:tab/><text:tab/><text:tab/>answerArray[i] = '_';</text:p>
      <text:p text:style-name="P18"><text:tab/><text:tab/><text:tab/>}</text:p>
      <text:p text:style-name="P18"><text:tab/><text:tab/><text:tab/>var remainingLetters = <text:s/>word.length;</text:p>
      <text:p text:style-name="P18"><text:tab/><text:tab/><text:tab/>while (remainingLetters &gt; 0) {</text:p>
      <text:p text:style-name="P18"><text:tab/><text:tab/><text:tab/><text:tab/>attempts--;</text:p>
      <text:p text:style-name="P18"><text:tab/><text:tab/><text:tab/><text:tab/>alert(answerArray.join(' '));</text:p>
      <text:p text:style-name="P18"><text:tab/><text:tab/><text:tab/><text:tab/>var guess = prompt("Угадайте букву или \</text:p>
      <text:p text:style-name="P18">нажмите Отмена для выхода из игры.").toLowerCase(); //Исключаем заглавные буквы.</text:p>
      <text:p text:style-name="P18"><text:soft-page-break/><text:tab/><text:tab/><text:tab/><text:tab/>if (guess === null || attempts === 0) {</text:p>
      <text:p text:style-name="P18"><text:tab/><text:tab/><text:tab/><text:tab/><text:tab/>break;</text:p>
      <text:p text:style-name="P18"><text:tab/><text:tab/><text:tab/><text:tab/>} else if (guess.length !== 1) {</text:p>
      <text:p text:style-name="P18"><text:tab/><text:tab/><text:tab/><text:tab/>alert('Пожалуйста, введите одну букву.');</text:p>
      <text:p text:style-name="P18"><text:tab/><text:tab/><text:tab/><text:tab/>} else {</text:p>
      <text:p text:style-name="P18"><text:tab/><text:tab/><text:tab/><text:tab/><text:tab/>for (var j = 0; j &lt;word.length; j++) {</text:p>
      <text:p text:style-name="P18"><text:tab/><text:tab/><text:tab/><text:tab/><text:tab/><text:tab/>if (word[j] === guess) {</text:p>
      <text:p text:style-name="P18"><text:tab/><text:tab/><text:tab/><text:tab/><text:tab/><text:tab/><text:tab/>if (usedLetters.indexOf(guess) == -1) {</text:p>
      <text:p text:style-name="P18"><text:tab/><text:tab/><text:tab/><text:tab/><text:tab/><text:tab/><text:tab/><text:tab/>remainingLetters--;</text:p>
      <text:p text:style-name="P18"><text:tab/><text:tab/><text:tab/><text:tab/><text:tab/><text:tab/><text:tab/><text:tab/>console.log(remainingLetters);</text:p>
      <text:p text:style-name="P18"><text:tab/><text:tab/><text:tab/><text:tab/><text:tab/><text:tab/><text:tab/>}</text:p>
      <text:p text:style-name="P18"><text:tab/><text:tab/><text:tab/><text:tab/><text:tab/><text:tab/><text:tab/>answerArray[j] = guess;</text:p>
      <text:p text:style-name="P18"><text:tab/><text:tab/><text:tab/><text:tab/><text:tab/><text:tab/>}</text:p>
      <text:p text:style-name="P18"><text:tab/><text:tab/><text:tab/><text:tab/><text:tab/>}</text:p>
      <text:p text:style-name="P18"><text:tab/><text:tab/><text:tab/><text:tab/>}</text:p>
      <text:p text:style-name="P18"><text:tab/><text:tab/><text:tab/><text:tab/>/*Добавляем вводимые буквы в массив, чтобы исключить победу за</text:p>
      <text:p text:style-name="P18"><text:tab/><text:tab/><text:tab/><text:tab/>счет множественного ввода одной верной буквы.*/</text:p>
      <text:p text:style-name="P18"><text:tab/><text:tab/><text:tab/><text:tab/>usedLetters.push(guess);</text:p>
      <text:p text:style-name="P18"><text:tab/><text:tab/><text:tab/>}</text:p>
      <text:p text:style-name="P18"><text:tab/><text:tab/>alert(answerArray.join(' '));</text:p>
      <text:p text:style-name="P18"><text:tab/><text:tab/>if (attempts != 0) {</text:p>
      <text:p text:style-name="P18"><text:tab/><text:tab/><text:tab/>alert('Отлично! Было загадано слово: ' + word);</text:p>
      <text:p text:style-name="P18"><text:tab/><text:tab/>} else {</text:p>
      <text:p text:style-name="P18"><text:tab/><text:tab/><text:tab/>alert('Ты лось');</text:p>
      <text:p text:style-name="P18"><text:tab/><text:tab/>}</text:p>
      <text:p text:style-name="P18"><text:tab/><text:tab/>console.log(usedLetters);</text:p>
      <text:p text:style-name="P18"/>
      <text:p text:style-name="P17">Оно же, только <text:span text:style-name="T8">с применением функций.</text:span></text:p>
      <text:p text:style-name="P18"/>
      <text:p text:style-name="P18"><text:tab/><text:tab/><text:tab/>var word = pickWord();</text:p>
      <text:p text:style-name="P18"><text:tab/><text:tab/><text:tab/>var answerArray = setupAnswerArray(word);</text:p>
      <text:p text:style-name="P18"><text:tab/><text:tab/><text:tab/>var usedLetters = [];</text:p>
      <text:p text:style-name="P18"><text:tab/><text:tab/><text:tab/>var attempts = word.length*2;</text:p>
      <text:p text:style-name="P18"><text:tab/><text:tab/><text:tab/>var remainingLetters = <text:s/>word.length;</text:p>
      <text:p text:style-name="P18"><text:tab/><text:tab/><text:tab/>while (remainingLetters &gt; 0) {</text:p>
      <text:p text:style-name="P18"><text:tab/><text:tab/><text:tab/><text:tab/>attempts--;</text:p>
      <text:p text:style-name="P18"><text:tab/><text:tab/><text:tab/><text:tab/>showPlayerProgress(answerArray);</text:p>
      <text:p text:style-name="P18"><text:tab/><text:tab/><text:tab/><text:tab/>var guess = getGuess();</text:p>
      <text:p text:style-name="P18"><text:tab/><text:tab/><text:tab/><text:tab/>if (guess === null || attempts === 0) {</text:p>
      <text:p text:style-name="P18"><text:tab/><text:tab/><text:tab/><text:tab/><text:tab/>break;</text:p>
      <text:p text:style-name="P18"><text:tab/><text:tab/><text:tab/><text:tab/>} else if (guess.length !== 1) {</text:p>
      <text:p text:style-name="P18"><text:tab/><text:tab/><text:tab/><text:tab/>alert('Пожалуйста, введите одну букву.');</text:p>
      <text:p text:style-name="P18"><text:tab/><text:tab/><text:tab/><text:tab/>} else {</text:p>
      <text:p text:style-name="P18"><text:tab/><text:tab/><text:tab/><text:tab/><text:tab/>updateGameStatus (guess, word, answerArray);</text:p>
      <text:p text:style-name="P18"><text:tab/><text:tab/><text:tab/><text:tab/>}</text:p>
      <text:p text:style-name="P18"><text:tab/><text:tab/><text:tab/>}</text:p>
      <text:p text:style-name="P18"><text:tab/><text:tab/><text:tab/>finalMessage();</text:p>
      <text:p text:style-name="P18"><text:tab/><text:tab/><text:tab/>console.log(usedLetters);</text:p>
      <text:p text:style-name="P18"><text:tab/><text:tab/><text:tab/>//Функции--------------------------------------------------------</text:p>
      <text:p text:style-name="P18"><text:tab/><text:tab/><text:tab/>function pickWord () {</text:p>
      <text:p text:style-name="P18"><text:tab/><text:tab/><text:tab/><text:tab/>var words = ['программа', 'макака', 'прекрасный', 'оладушек', </text:p>
      <text:p text:style-name="P18"><text:tab/><text:tab/><text:tab/><text:tab/><text:tab/>'рассвет', 'подорожник', 'прогресс'];</text:p>
      <text:p text:style-name="P18"><text:tab/><text:tab/><text:tab/><text:tab/>return words[Math.floor(Math.random()*words.length)];</text:p>
      <text:p text:style-name="P18"><text:tab/><text:tab/><text:tab/>};</text:p>
      <text:p text:style-name="P18"><text:tab/><text:tab/><text:tab/>function setupAnswerArray (word) {</text:p>
      <text:p text:style-name="P18"><text:tab/><text:tab/><text:tab/><text:tab/>answerArray = [];</text:p>
      <text:p text:style-name="P18"><text:tab/><text:tab/><text:tab/><text:tab/>for (var i = 0; i &lt; word.length; i++) {</text:p>
      <text:p text:style-name="P18"><text:soft-page-break/><text:tab/><text:tab/><text:tab/><text:tab/><text:tab/>answerArray[i] = '_';</text:p>
      <text:p text:style-name="P18"><text:tab/><text:tab/><text:tab/><text:tab/>}</text:p>
      <text:p text:style-name="P18"><text:tab/><text:tab/><text:tab/><text:tab/>return answerArray;</text:p>
      <text:p text:style-name="P18"><text:tab/><text:tab/><text:tab/>};</text:p>
      <text:p text:style-name="P18"><text:tab/><text:tab/><text:tab/>function showPlayerProgress (answerArray) {</text:p>
      <text:p text:style-name="P18"><text:tab/><text:tab/><text:tab/><text:tab/>alert(answerArray.join(' '));</text:p>
      <text:p text:style-name="P18"><text:tab/><text:tab/><text:tab/>};</text:p>
      <text:p text:style-name="P18"><text:tab/><text:tab/><text:tab/>function getGuess () {</text:p>
      <text:p text:style-name="P18"><text:tab/><text:tab/><text:tab/><text:tab/>return guess = prompt("Угадайте букву или \</text:p>
      <text:p text:style-name="P18">нажмите Отмена для выхода из игры.").toLowerCase(); //Исключаем заглавные буквы.</text:p>
      <text:p text:style-name="P18"><text:tab/><text:tab/><text:tab/>};</text:p>
      <text:p text:style-name="P18"><text:tab/><text:tab/><text:tab/>function updateGameStatus (guess, word, answerArray) {</text:p>
      <text:p text:style-name="P18"><text:tab/><text:tab/><text:tab/><text:tab/>for (var j = 0; j &lt;word.length; j++) {</text:p>
      <text:p text:style-name="P18"><text:tab/><text:tab/><text:tab/><text:tab/><text:tab/>if (word[j] === guess) {</text:p>
      <text:p text:style-name="P18"><text:tab/><text:tab/><text:tab/><text:tab/><text:tab/><text:tab/>if (usedLetters.indexOf(guess) == -1) {</text:p>
      <text:p text:style-name="P18"><text:tab/><text:tab/><text:tab/><text:tab/><text:tab/><text:tab/><text:tab/>remainingLetters--;</text:p>
      <text:p text:style-name="P18"><text:tab/><text:tab/><text:tab/><text:tab/><text:tab/><text:tab/><text:tab/>console.log(remainingLetters);</text:p>
      <text:p text:style-name="P18"><text:tab/><text:tab/><text:tab/><text:tab/><text:tab/><text:tab/>}</text:p>
      <text:p text:style-name="P18"><text:tab/><text:tab/><text:tab/><text:tab/><text:tab/><text:tab/>answerArray[j] = guess;</text:p>
      <text:p text:style-name="P18"><text:tab/><text:tab/><text:tab/><text:tab/><text:tab/>}</text:p>
      <text:p text:style-name="P18"><text:tab/><text:tab/><text:tab/><text:tab/>}</text:p>
      <text:p text:style-name="P18"><text:tab/><text:tab/><text:tab/><text:tab/>/*Добавляем вводимые буквы в массив, чтобы исключить победу за</text:p>
      <text:p text:style-name="P18"><text:tab/><text:tab/><text:tab/><text:tab/>счет многократного ввода одной и той же верной буквы.*/</text:p>
      <text:p text:style-name="P18"><text:tab/><text:tab/><text:tab/><text:tab/>usedLetters.push(guess);</text:p>
      <text:p text:style-name="P18"><text:tab/><text:tab/><text:tab/>};</text:p>
      <text:p text:style-name="P18"><text:tab/><text:tab/><text:tab/>function finalMessage () {</text:p>
      <text:p text:style-name="P18"><text:tab/><text:tab/><text:tab/><text:tab/>if (attempts != 0) {</text:p>
      <text:p text:style-name="P18"><text:tab/><text:tab/><text:tab/><text:tab/><text:tab/>alert('Отлично! Было загадано слово: ' + word);</text:p>
      <text:p text:style-name="P18"><text:tab/><text:tab/><text:tab/><text:tab/>} else {</text:p>
      <text:p text:style-name="P18"><text:tab/><text:tab/><text:tab/><text:tab/><text:tab/>alert('Ты лось');</text:p>
      <text:p text:style-name="P18"><text:tab/><text:tab/><text:tab/><text:tab/>}</text:p>
      <text:p text:style-name="P18"><text:tab/><text:tab/><text:tab/>};</text:p>
      <text:p text:style-name="P18"><text:tab/><text:tab/><text:tab/>//---------------------------------------------------------------</text:p>
      <text:p text:style-name="P18"/>
      <text:p text:style-name="P17">----------------------------------------------------------</text:p>
      <text:p text:style-name="P12"/>
      <text:p text:style-name="P3">Функции.</text:p>
      <text:p text:style-name="P2">Есть встроенные, можно создавать свои - для многократного выполнения одного и того же фунцкционала. Код внутри фигурных скобок называется телом функции (у циклов тоже есть тело).</text:p>
      <text:p text:style-name="P6">var ourFunction = function () {</text:p>
      <text:p text:style-name="P6"><text:tab/>console.log<text:span text:style-name="T3">('Прювет Волку!');</text:span></text:p>
      <text:p text:style-name="P6">};</text:p>
      <text:p text:style-name="P10">ourFunction(); //<text:span text:style-name="T3">Вызов функции.</text:span></text:p>
      <text:p text:style-name="P17">----------------------------------------------------------</text:p>
      <text:p text:style-name="P6">var sayHelloTo = function (name) {</text:p>
      <text:p text:style-name="P6"><text:tab/>console.log<text:span text:style-name="T3">('Привет, '</text:span> + name + '!');</text:p>
      <text:p text:style-name="P6">}<text:span text:style-name="T3">;</text:span></text:p>
      <text:p text:style-name="P1">sayHelloTo('sdfsfe'); //Вызов функции.</text:p>
      <text:p text:style-name="P17">----------------------------------------------------------</text:p>
      <text:p text:style-name="P6">var drawCats = function (howManyTimes) {</text:p>
      <text:p text:style-name="P6"><text:tab/>for (var i = 0; i &lt; howManyTimes; i++) {</text:p>
      <text:p text:style-name="P6"><text:tab/><text:tab/>console.log(i + ' =^.^=');</text:p>
      <text:p text:style-name="P6"><text:tab/>}</text:p>
      <text:p text:style-name="P6">};</text:p>
      <text:p text:style-name="P6">drawCats(100);</text:p>
      <text:p text:style-name="P17">----------------------------------------------------------</text:p>
      <text:p text:style-name="P6">var printMultipleTimes = function (howManyTimes, whatToDraw) {</text:p>
      <text:p text:style-name="P6"><text:soft-page-break/><text:tab/>for (var i = 0; i &lt; howManyTimes; i++) {</text:p>
      <text:p text:style-name="P6"><text:tab/><text:tab/>console.log(i + ' ' + whatToDraw);</text:p>
      <text:p text:style-name="P6"><text:tab/>}</text:p>
      <text:p text:style-name="P6">};</text:p>
      <text:p text:style-name="P10">printMultipleTimes(10, <text:span text:style-name="T1">'^_^');</text:span></text:p>
      <text:p text:style-name="P17">----------------------------------------------------------</text:p>
      <text:p text:style-name="P7"/>
      <text:p text:style-name="P7"/>
      <text:p text:style-name="P6">var double = function (number) {</text:p>
      <text:p text:style-name="P6"><text:tab/>return number*2; //<text:span text:style-name="T4">Возврат значения из функции.</text:span></text:p>
      <text:p text:style-name="P6">};</text:p>
      <text:p text:style-name="P6">double(7);</text:p>
      <text:p text:style-name="P6">double<text:span text:style-name="T3">(5) + </text:span>double<text:span text:style-name="T3">(8);</text:span></text:p>
      <text:p text:style-name="P1">double(double(3)) ;</text:p>
      <text:p text:style-name="P17">----------------------------------------------------------</text:p>
      <text:p text:style-name="P6">var pickRandomWord = function (words) {</text:p>
      <text:p text:style-name="P6"><text:tab/>return words[Math.floor(Math.Random()*words.length)];</text:p>
      <text:p text:style-name="P6">};</text:p>
      <text:p text:style-name="P10">//<text:span text:style-name="T1">1-</text:span><text:span text:style-name="T3">й вариант вызова</text:span></text:p>
      <text:p text:style-name="P6">var randomWords = <text:span text:style-name="T3">['Планета',</text:span> <text:span text:style-name="T3">'Червяк',</text:span> <text:span text:style-name="T3">'Цветок',</text:span> <text:span text:style-name="T3">'Компьютер'];</text:span></text:p>
      <text:p text:style-name="P6"><text:span text:style-name="T3">pickRandomWord(</text:span>randomWords<text:span text:style-name="T3">);</text:span></text:p>
      <text:p text:style-name="P6"><text:span text:style-name="T3">//</text:span>2-<text:span text:style-name="T3">й вариант вызова</text:span></text:p>
      <text:p text:style-name="P6"><text:span text:style-name="T3">pickRandomWord</text:span>([<text:span text:style-name="T3">'Планета',</text:span> <text:span text:style-name="T3">'Червяк',</text:span> <text:span text:style-name="T3">'Цветок',</text:span> <text:span text:style-name="T3">'Компьютер'</text:span>]);</text:p>
      <text:p text:style-name="P17">----------------------------------------------------------</text:p>
      <text:p text:style-name="P3">Для выхода из функции можно использовать:<text:span text:style-name="T1"> return. <text:s/>break – </text:span>выход из программы (скрипта).</text:p>
      <text:p text:style-name="P6">var fifthLetter = function (name) {</text:p>
      <text:p text:style-name="P6"><text:tab/>if (name.length &lt; 5) {</text:p>
      <text:p text:style-name="P6"><text:tab/><text:tab/>return;</text:p>
      <text:p text:style-name="P6"><text:tab/>}</text:p>
      <text:p text:style-name="P6"><text:tab/>return <text:span text:style-name="T3">'Пятая буква вашего имени: ' + </text:span>name[4] + '.';</text:p>
      <text:p text:style-name="P6">};</text:p>
      <text:p text:style-name="P17">----------------------------------------------------------</text:p>
      <text:p text:style-name="P3">Использование <text:span text:style-name="T1">return</text:span> вместо <text:span text:style-name="T1">else if</text:span>.</text:p>
      <text:p text:style-name="P6">var medalForScore = function (score) {</text:p>
      <text:p text:style-name="P6"><text:tab/>if (score &lt; 3) {</text:p>
      <text:p text:style-name="P6"><text:tab/><text:tab/>return <text:span text:style-name="T3">'Бронзовая';</text:span></text:p>
      <text:p text:style-name="P6"><text:tab/>}</text:p>
      <text:p text:style-name="P6"><text:tab/>if (score &lt; 7) {</text:p>
      <text:p text:style-name="P6"><text:tab/><text:tab/>return <text:span text:style-name="T3">'Серебряная';</text:span></text:p>
      <text:p text:style-name="P6"><text:tab/>}</text:p>
      <text:p text:style-name="P6"><text:tab/>return <text:span text:style-name="T3">'Золотая';</text:span></text:p>
      <text:p text:style-name="P6">};</text:p>
      <text:p text:style-name="P17">----------------------------------------------------------</text:p>
      <text:p text:style-name="P3">Короткая запись функции.</text:p>
      <text:p text:style-name="P6">function double(number) {</text:p>
      <text:p text:style-name="P6"><text:tab/>return number*2;</text:p>
      <text:p text:style-name="P6">} //<text:span text:style-name="T3">Короткая запись называется объявлением функции.</text:span></text:p>
      <text:p text:style-name="P2">То же самое, что:</text:p>
      <text:p text:style-name="P6">var double = function (number) {</text:p>
      <text:p text:style-name="P6"><text:tab/>return number*2;</text:p>
      <text:p text:style-name="P6">}; //<text:span text:style-name="T3">Длинная запись называется функциональным выражением.</text:span></text:p>
      <text:p text:style-name="P17">----------------------------------------------------------</text:p>
      <text:p text:style-name="P2">Сделать две функции (одна складывает два аргумента, другая перемножает). Решить только с помощью этих двух функций: 36325 * 9824 + 777.</text:p>
      <text:p text:style-name="P6">function multiply (num1, num2) {</text:p>
      <text:p text:style-name="P6"><text:tab/>return num1*num2;</text:p>
      <text:p text:style-name="P6">};</text:p>
      <text:p text:style-name="P6"><text:soft-page-break/>function add (num1, num2) {</text:p>
      <text:p text:style-name="P6"><text:tab/>return num1+num2;</text:p>
      <text:p text:style-name="P6">};</text:p>
      <text:p text:style-name="P6">add(multiply(36325, 9824), 777);</text:p>
      <text:p text:style-name="P17">----------------------------------------------------------</text:p>
      <text:p text:style-name="P2">Написать функцию, которая сравнивает два числовых массива, передаваемых ей в качестве аргументов.</text:p>
      <text:p text:style-name="P6">function areArraysSame (array1, array2) {</text:p>
      <text:p text:style-name="P6"><text:tab/>if (array1.length !== array2.length) {return false;}</text:p>
      <text:p text:style-name="P6"><text:tab/>for (var i=0; i&lt;array1.length; i++) {</text:p>
      <text:p text:style-name="P6"><text:tab/><text:tab/>if (array1[i] !== array2[i]) {return false;}</text:p>
      <text:p text:style-name="P6"><text:tab/>}</text:p>
      <text:p text:style-name="P6"><text:tab/>return true;</text:p>
      <text:p text:style-name="P6">};</text:p>
      <text:p text:style-name="P6">areArraysSame ([1, 2, 3], [4, 5, 6]);</text:p>
      <text:p text:style-name="P6">areArraysSame ([1, 2, 3], [1, 2, 3]);</text:p>
      <text:p text:style-name="P6">areArraysSame ([1, 2, 3], [1, 2, 3, 4]);</text:p>
      <text:p text:style-name="P17">----------------------------------------------------------</text:p>
      <text:p text:style-name="P13"/>
      <text:p text:style-name="P8">DOM <text:span text:style-name="T3">и</text:span> JQuery.</text:p>
      <text:p text:style-name="P12">&lt;h1 id="main-heading"&gt;Прювет Волку!&lt;/h1&gt;</text:p>
      <text:p text:style-name="P1">var headingElement = document.getElementById("main-heading"); /*Поиск элемента по ID.</text:p>
      <text:p text:style-name="P1"><text:tab/><text:tab/><text:tab/><text:tab/><text:tab/><text:tab/>Найденный объект сохраняем в переменной.*/</text:p>
      <text:p text:style-name="P1">console.log(headingElement.innerHTML); //Возвращаем текст элемента.</text:p>
      <text:p text:style-name="P1">var newHeadingText = prompt("Введите новый заголовок");</text:p>
      <text:p text:style-name="P1">headingElement.innerHTML = newHeadingText; //Меняем текст элемента.</text:p>
      <text:p text:style-name="P2">На <text:span text:style-name="T1">JQuery </text:span>это же:</text:p>
      <text:p text:style-name="P1">var newHeadingText = prompt("Введите новый заголовок");</text:p>
      <text:p text:style-name="P1">$('#main-heading').text(newHeadingText);</text:p>
      <text:p text:style-name="P17">----------------------------------------------------------</text:p>
      <text:p text:style-name="P12">&lt;script src="<text:a xlink:type="simple" xlink:href="https://code.jquery.com/jquery-2.1.0.js" text:style-name="Internet_20_link" text:visited-style-name="Visited_20_Internet_20_Link">https://code.jquery.com/jquery-2.1.0.js</text:a>"&gt;&lt;/script&gt; //<text:span text:style-name="T4">Подгружаем </text:span><text:span text:style-name="T2">jquery. </text:span><text:span text:style-name="T4">(пишется в </text:span><text:span text:style-name="T2">body?</text:span><text:span text:style-name="T4">)</text:span></text:p>
      <text:p text:style-name="P17">----------------------------------------------------------</text:p>
      <text:p text:style-name="P6">$('body').append('&lt;p<text:span text:style-name="T3">&gt;Это новый абзац&lt;/</text:span>p&gt;'); //<text:span text:style-name="T3">Добавляет в конец страницы новый элемент </text:span>p<text:span text:style-name="T3">.</text:span></text:p>
      <text:p text:style-name="P17">----------------------------------------------------------</text:p>
      <text:p text:style-name="P6">for (var i =0; i&lt;3; i++) {</text:p>
      <text:p text:style-name="P6"><text:tab/>var hobby = prompt<text:span text:style-name="T3">('Назови одно из своих хобби');</text:span></text:p>
      <text:p text:style-name="P6"><text:span text:style-name="T3"><text:tab/></text:span>$('body').append('&lt;p&gt;' + hobby + '&lt;/p&gt;' );</text:p>
      <text:p text:style-name="P6">}</text:p>
      <text:p text:style-name="P17">----------------------------------------------------------</text:p>
      <text:p text:style-name="P6">$('h1').fadeOut(3000); //<text:span text:style-name="T3">Плавное затухание за три секунды.</text:span></text:p>
      <text:p text:style-name="P6">$('h1').fadeIn(3000); //<text:span text:style-name="T3">Плавное появление за три секунды.</text:span></text:p>
      <text:p text:style-name="P6">$('h1')<text:span text:style-name="T3">.</text:span>text<text:span text:style-name="T3">('Этот текст скоро исчезнет').</text:span>fadeOut(3000); <text:span text:style-name="T3">/*Цепной вызов: сначала меняется текст элемента, затем он плавно исчезает.*/</text:span></text:p>
      <text:p text:style-name="P6">$('h1').fadeOut(3000<text:span text:style-name="T3">).</text:span>fadeIn(2000)<text:span text:style-name="T3">;</text:span> </text:p>
      <text:p text:style-name="P10">$('h1').slideUp(1000).slideDown(1000); /*<text:span text:style-name="T3">Элемент исчезает, уплывая вверх, затем появляется, уплывая вниз. Если под данным элементом есть другие, они также сдвигаются.*/</text:span></text:p>
      <text:p text:style-name="P10">$('h1').show(); /*<text:span text:style-name="T3">Элемент появляется. Если под данным элементом есть другие, они сдвигаются.*/</text:span></text:p>
      <text:p text:style-name="P12"><text:span text:style-name="T7">$('h1').hide(); /*</text:span><text:span text:style-name="T6">Элемент исчезает. Если под данным элементом есть другие, они сдвигаются.*/</text:span></text:p>
      <text:p text:style-name="P17">----------------------------------------------------------</text:p>
      <text:p text:style-name="P12"/>
      <text:p text:style-name="P12"/>
      <text:p text:style-name="P12"/>
      <text:p text:style-name="P12"><text:span text:style-name="T1">&lt;</text:span>!DOCTYPE html&gt;</text:p>
      <text:p text:style-name="P12">&lt;html&gt;</text:p>
      <text:p text:style-name="P12"><text:tab/>&lt;head&gt;</text:p>
      <text:p text:style-name="P12"><text:tab/><text:tab/>&lt;meta charset="UTF-8"&gt;</text:p>
      <text:p text:style-name="P12"><text:tab/><text:tab/>&lt;title&gt;xxx2&lt;/title&gt;</text:p>
      <text:p text:style-name="P12"><text:tab/>&lt;/head&gt;</text:p>
      <text:p text:style-name="P12"><text:soft-page-break/><text:tab/>&lt;body&gt;</text:p>
      <text:p text:style-name="P12"><text:tab/><text:tab/>&lt;script src="https://code.jquery.com/jquery-2.1.0.js"&gt;&lt;/script&gt;</text:p>
      <text:p text:style-name="P12"><text:tab/><text:tab/>&lt;p class="1"&gt;*****************************&lt;/p&gt;</text:p>
      <text:p text:style-name="P12"><text:tab/><text:tab/>&lt;h1 id="main-heading"&gt;Прювет Волку!&lt;/h1&gt;</text:p>
      <text:p text:style-name="P12"><text:tab/><text:tab/>&lt;p class="1"&gt;*****************************&lt;/p&gt;</text:p>
      <text:p text:style-name="P12"><text:tab/><text:tab/>&lt;script&gt;</text:p>
      <text:p text:style-name="P10"><text:tab/><text:tab/><text:tab/>alert('Запуск');</text:p>
      <text:p text:style-name="P10"><text:tab/><text:tab/><text:tab/>animals = ['Медведь', 'Дельфин', 'Кошка', 'Кенгуру'];</text:p>
      <text:p text:style-name="P10"><text:tab/><text:tab/><text:tab/>for (var i=0; i&lt;animals.length; i++) {</text:p>
      <text:p text:style-name="P10"><text:tab/><text:tab/><text:tab/><text:tab/>$('body').append('&lt;p visibility: hidden&gt;' + animals[i] + '&lt;/p&gt;');</text:p>
      <text:p text:style-name="P10"><text:tab/><text:tab/><text:tab/><text:tab/>$('p:nth('+ (i+2) +')').fadeIn(2000);</text:p>
      <text:p text:style-name="P10"><text:tab/><text:tab/><text:tab/>}</text:p>
      <text:p text:style-name="P10"><text:tab/><text:tab/><text:tab/>$('#main-heading').text('Животные');</text:p>
      <text:p text:style-name="P10"><text:tab/><text:tab/><text:tab/>$('p:not(.1)').append(' - млекопитающее');</text:p>
      <text:p text:style-name="P12"><text:tab/><text:tab/>&lt;/script&gt;</text:p>
      <text:p text:style-name="P12"><text:tab/>&lt;/body&gt;</text:p>
      <text:p text:style-name="P12">&lt;/html&gt;</text:p>
      <text:p text:style-name="P17">----------------------------------------------------------</text:p>
      <text:p text:style-name="P10"><text:tab/><text:tab/><text:tab/>for (var i=0; i&lt;5; i++) {</text:p>
      <text:p text:style-name="P10"><text:tab/><text:tab/><text:tab/><text:tab/>$('#main-heading').fadeOut(1000).fadeIn(1000);</text:p>
      <text:p text:style-name="P10"><text:tab/><text:tab/><text:tab/>}</text:p>
      <text:p text:style-name="P17">----------------------------------------------------------</text:p>
      <text:p text:style-name="P10"><text:tab/><text:tab/><text:tab/>for (var i=0; i&lt;5; i++) {</text:p>
      <text:p text:style-name="P10"><text:tab/><text:tab/><text:tab/><text:tab/>$('#main-heading').fadeOut(1000*i).fadeIn(1000*i);</text:p>
      <text:p text:style-name="P10"><text:tab/><text:tab/><text:tab/>}</text:p>
      <text:p text:style-name="P17">----------------------------------------------------------</text:p>
      <text:p text:style-name="P12"><text:span text:style-name="T7"><text:tab/><text:tab/><text:tab/>$('#main-heading').fadeOut(2000).</text:span><text:span text:style-name="T8">delay(5000)</text:span><text:span text:style-name="T7">.fadeIn(2000); //</text:span><text:span text:style-name="T4">Задержка.</text:span></text:p>
      <text:p text:style-name="P17">----------------------------------------------------------</text:p>
      <text:p text:style-name="P10"><text:tab/><text:tab/><text:tab/>$('#main-heading').<text:span text:style-name="T8">fadeTo(2000, 0.25)</text:span>; /*<text:span text:style-name="T3">Делает элемент прозрачным за 2000мс до 0,25 (</text:span><text:span text:style-name="T4">степень прозрачности</text:span><text:span text:style-name="T3">: 1 — не прозрачный, 0 — абсолютно прозрачный).*/</text:span></text:p>
      <text:p text:style-name="P17">----------------------------------------------------------</text:p>
      <text:p text:style-name="P12"/>
      <text:p text:style-name="P3"/>
      <text:p text:style-name="P3"/>
      <text:p text:style-name="P4">Интерактивное программирование.</text:p>
      <text:p text:style-name="P3"/>
      <text:p text:style-name="P1"><text:tab/><text:tab/><text:tab/>var timeUp = function () {</text:p>
      <text:p text:style-name="P1"><text:tab/><text:tab/><text:tab/><text:tab/>alert('Прошло 3сек');</text:p>
      <text:p text:style-name="P1"><text:tab/><text:tab/><text:tab/>};</text:p>
      <text:p text:style-name="P1"><text:tab/><text:tab/><text:tab/>setTimeout(timeUp, 3000); /*После запуска/обновления страницы ждет 3 секунды и <text:tab/><text:tab/>запускает функцию timeUp. <text:span text:style-name="T8">Также возвращает число </text:span><text:span text:style-name="T2">(ID </text:span><text:span text:style-name="T8">таймера, начиная с 1, потом 2, 3, 4, и т. д.). Этот </text:span><text:span text:style-name="T2">ID </text:span><text:span text:style-name="T8">можно передать функции </text:span><text:span text:style-name="T2">clearTimeout, </text:span><text:span text:style-name="T8">чтобы отменить конкретный таймер.</text:span>*<text:span text:style-name="T1">/</text:span></text:p>
      <text:p text:style-name="P17">----------------------------------------------------------</text:p>
      <text:p text:style-name="P6">var doSomethingAlarm = function () {</text:p>
      <text:p text:style-name="P6"><text:tab/>alert('Do Something');</text:p>
      <text:p text:style-name="P6">};</text:p>
      <text:p text:style-name="P6">var timerId = setTimeout(doSomethingAlarm, <text:span text:style-name="T3">10</text:span>000);</text:p>
      <text:p text:style-name="P6">clearTimeout(timerId); //<text:span text:style-name="T4">Отмена таймера.</text:span></text:p>
      <text:p text:style-name="P17">----------------------------------------------------------</text:p>
      <text:p text:style-name="P6">var counter = 1;</text:p>
      <text:p text:style-name="P6">function printMessage () {</text:p>
      <text:p text:style-name="P6"><text:tab/>console.log('<text:span text:style-name="T3">Ты смотришь в консоль уже </text:span>' <text:span text:style-name="T3">+ c</text:span>ounter + ' <text:span text:style-name="T3">сек</text:span>');</text:p>
      <text:p text:style-name="P6"><text:tab/>counter++;</text:p>
      <text:p text:style-name="P6">};</text:p>
      <text:p text:style-name="P6">var intervalId = setInterval(printMessage, 1000); //<text:span text:style-name="T4">Запускает функцию <text:s/></text:span><text:span text:style-name="T8">printMessage </text:span><text:span text:style-name="T4">каждую секунду.</text:span></text:p>
      <text:p text:style-name="P6">clearInterval(intervalId); //<text:span text:style-name="T4">Прекращает функцию <text:s/></text:span><text:span text:style-name="T8">setInterval</text:span><text:span text:style-name="T4">.</text:span></text:p>
      <text:p text:style-name="P17">----------------------------------------------------------</text:p>
      <text:p text:style-name="P10"><text:soft-page-break/><text:tab/><text:tab/><text:tab/>var leftOffset = 0;</text:p>
      <text:p text:style-name="P10"><text:tab/><text:tab/><text:tab/>var moveHeading = function () {</text:p>
      <text:p text:style-name="P10"><text:tab/><text:tab/><text:tab/><text:tab/>$('#heading').offset( {left: leftOffset, top: leftOffset} ); /*<text:span text:style-name="T3">Смещение элемента <text:tab/><text:tab/><text:tab/><text:tab/><text:tab/><text:tab/><text:tab/><text:tab/><text:tab/><text:tab/><text:tab/>по диагонали вправо вниз.*/</text:span></text:p>
      <text:p text:style-name="P10"><text:tab/><text:tab/><text:tab/><text:tab/>leftOffset++;</text:p>
      <text:p text:style-name="P10"><text:tab/><text:tab/><text:tab/><text:tab/>if (leftOffset &gt; 200) {</text:p>
      <text:p text:style-name="P10"><text:tab/><text:tab/><text:tab/><text:tab/><text:tab/>leftOffset = 0;</text:p>
      <text:p text:style-name="P10"><text:tab/><text:tab/><text:tab/><text:tab/>}</text:p>
      <text:p text:style-name="P10"><text:tab/><text:tab/><text:tab/>};</text:p>
      <text:p text:style-name="P10"><text:tab/><text:tab/><text:tab/>setInterval(moveHeading, 30);</text:p>
      <text:p text:style-name="P12">// <text:span text:style-name="T8">offset –</text:span><text:span text:style-name="T2"> </text:span><text:span text:style-name="T4">смещение </text:span><text:span text:style-name="T2">(left – </text:span><text:span text:style-name="T4">от левого края, </text:span><text:span text:style-name="T2">top – </text:span><text:span text:style-name="T4">от верхнего края</text:span><text:span text:style-name="T2">).</text:span></text:p>
      <text:p text:style-name="P17">----------------------------------------------------------</text:p>
      <text:p text:style-name="P2">Выводит в консоль координаты курсора при клике.</text:p>
      <text:p text:style-name="P10"><text:tab/><text:tab/><text:tab/>function clickHandler (event) {</text:p>
      <text:p text:style-name="P10"><text:tab/><text:tab/><text:tab/><text:tab/>console.log('Клик ' + event.pageX + ' ' + event.pageY);</text:p>
      <text:p text:style-name="P10"><text:tab/><text:tab/><text:tab/>};</text:p>
      <text:p text:style-name="P10"><text:tab/><text:tab/><text:tab/>$('html').click(clickHandler);</text:p>
      <text:p text:style-name="P17">----------------------------------------------------------</text:p>
      <text:p text:style-name="P2">Перемещает элемент за курсором мыши.</text:p>
      <text:p text:style-name="P10"><text:tab/><text:tab/><text:tab/>$('html').mousemove(function (event) {</text:p>
      <text:p text:style-name="P10"><text:tab/><text:tab/><text:tab/><text:tab/>$('#heading').offset({</text:p>
      <text:p text:style-name="P10"><text:tab/><text:tab/><text:tab/><text:tab/><text:tab/>left: event.pageX,</text:p>
      <text:p text:style-name="P10"><text:tab/><text:tab/><text:tab/><text:tab/><text:tab/>top: event.pageY</text:p>
      <text:p text:style-name="P10"><text:tab/><text:tab/><text:tab/><text:tab/>});</text:p>
      <text:p text:style-name="P10"><text:tab/><text:tab/><text:tab/>});</text:p>
      <text:p text:style-name="P2">Перемещает элемент в место клика.</text:p>
      <text:p text:style-name="P10"><text:tab/><text:tab/><text:tab/>$('html').click(function (event) {</text:p>
      <text:p text:style-name="P10"><text:tab/><text:tab/><text:tab/><text:tab/>$('#heading').offset({</text:p>
      <text:p text:style-name="P10"><text:tab/><text:tab/><text:tab/><text:tab/><text:tab/>left: event.pageX,</text:p>
      <text:p text:style-name="P10"><text:tab/><text:tab/><text:tab/><text:tab/><text:tab/>top: event.pageY</text:p>
      <text:p text:style-name="P10"><text:tab/><text:tab/><text:tab/><text:tab/>});</text:p>
      <text:p text:style-name="P10"><text:tab/><text:tab/><text:tab/>});</text:p>
      <text:p text:style-name="P17">----------------------------------------------------------</text:p>
      <text:p text:style-name="P2">Элемент перемещается по сторонам квадрата по часовой стрелке, сторона квадрата 200п. При клике анимация прекращается.</text:p>
      <text:p text:style-name="P12"/>
      <text:p text:style-name="P10"><text:tab/><text:tab/><text:tab/>sost = 1;</text:p>
      <text:p text:style-name="P10"><text:tab/><text:tab/><text:tab/>sdvL = 0;</text:p>
      <text:p text:style-name="P10"><text:tab/><text:tab/><text:tab/>sdvT = 0;</text:p>
      <text:p text:style-name="P10"><text:tab/><text:tab/><text:tab/>sdvig = function () {</text:p>
      <text:p text:style-name="P10"><text:tab/><text:tab/><text:tab/><text:tab/>if (sdvL === 200 &amp;&amp; sdvT === 0) {</text:p>
      <text:p text:style-name="P10"><text:tab/><text:tab/><text:tab/><text:tab/><text:tab/>sost = 2;</text:p>
      <text:p text:style-name="P10"><text:tab/><text:tab/><text:tab/><text:tab/>}</text:p>
      <text:p text:style-name="P10"><text:tab/><text:tab/><text:tab/><text:tab/>if (sdvT === 200 &amp;&amp; sdvL === 200) {</text:p>
      <text:p text:style-name="P10"><text:tab/><text:tab/><text:tab/><text:tab/><text:tab/>sost = 3;</text:p>
      <text:p text:style-name="P10"><text:tab/><text:tab/><text:tab/><text:tab/>}</text:p>
      <text:p text:style-name="P10"><text:tab/><text:tab/><text:tab/><text:tab/>if (sdvL === 0 &amp;&amp; sdvT === 200) {</text:p>
      <text:p text:style-name="P10"><text:tab/><text:tab/><text:tab/><text:tab/><text:tab/>sost = 4;</text:p>
      <text:p text:style-name="P10"><text:tab/><text:tab/><text:tab/><text:tab/>}</text:p>
      <text:p text:style-name="P10"><text:tab/><text:tab/><text:tab/><text:tab/>if (sdvT === 0 &amp;&amp; sdvL === 0) {</text:p>
      <text:p text:style-name="P10"><text:tab/><text:tab/><text:tab/><text:tab/><text:tab/>sost = 1;</text:p>
      <text:p text:style-name="P10"><text:tab/><text:tab/><text:tab/><text:tab/>}</text:p>
      <text:p text:style-name="P10"><text:tab/><text:tab/><text:tab/><text:tab/>edoffset ();</text:p>
      <text:p text:style-name="P10"><text:tab/><text:tab/><text:tab/>};</text:p>
      <text:p text:style-name="P10"><text:tab/><text:tab/><text:tab/>//Вызов функции offset---------------</text:p>
      <text:p text:style-name="P10"><text:tab/><text:tab/><text:tab/>function edoffset () {</text:p>
      <text:p text:style-name="P10"><text:tab/><text:tab/><text:tab/><text:tab/>if (sost === 1) {</text:p>
      <text:p text:style-name="P10"><text:soft-page-break/><text:tab/><text:tab/><text:tab/><text:tab/><text:tab/>sdvL++;</text:p>
      <text:p text:style-name="P10"><text:tab/><text:tab/><text:tab/><text:tab/>} else if (sost === 2) {</text:p>
      <text:p text:style-name="P10"><text:tab/><text:tab/><text:tab/><text:tab/><text:tab/>sdvT++;</text:p>
      <text:p text:style-name="P10"><text:tab/><text:tab/><text:tab/><text:tab/>} else if (sost === 3) {</text:p>
      <text:p text:style-name="P10"><text:tab/><text:tab/><text:tab/><text:tab/><text:tab/>sdvL--;</text:p>
      <text:p text:style-name="P10"><text:tab/><text:tab/><text:tab/><text:tab/>} else if (sost === 4) {</text:p>
      <text:p text:style-name="P10"><text:tab/><text:tab/><text:tab/><text:tab/><text:tab/>sdvT--;</text:p>
      <text:p text:style-name="P10"><text:tab/><text:tab/><text:tab/><text:tab/>}</text:p>
      <text:p text:style-name="P10"><text:tab/><text:tab/><text:tab/><text:tab/>$('#heading').offset( {left: sdvL, top: sdvT} );</text:p>
      <text:p text:style-name="P10"><text:tab/><text:tab/><text:tab/>};</text:p>
      <text:p text:style-name="P10"><text:tab/><text:tab/><text:tab/>//-----------------------------------</text:p>
      <text:p text:style-name="P10"><text:tab/><text:tab/><text:tab/>//Вызов функции каждые <text:span text:style-name="T1">1</text:span>0мс</text:p>
      <text:p text:style-name="P10"><text:tab/><text:tab/><text:tab/>intervalId = setInterval(sdvig, 10);</text:p>
      <text:p text:style-name="P10"><text:tab/><text:tab/><text:tab/>//-----------------------------------</text:p>
      <text:p text:style-name="P10"><text:tab/><text:tab/><text:tab/>//Остановка анимации по клику.-------</text:p>
      <text:p text:style-name="P10"><text:tab/><text:tab/><text:tab/>$('html').click(stopEx);</text:p>
      <text:p text:style-name="P10"><text:tab/><text:tab/><text:tab/>function stopEx (event) {</text:p>
      <text:p text:style-name="P10"><text:tab/><text:tab/><text:tab/><text:tab/>clearInterval(intervalId);</text:p>
      <text:p text:style-name="P10"><text:tab/><text:tab/><text:tab/>};</text:p>
      <text:p text:style-name="P10"><text:tab/><text:tab/><text:tab/>//-----------------------------------</text:p>
      <text:p text:style-name="P10"/>
      <text:p text:style-name="P2">То же, только изменен порядок вызова функций (имеет смысл, если в функции <text:span text:style-name="T1">sdvig </text:span>будет больше функций, нежели просто смена состояний).</text:p>
      <text:p text:style-name="P10"><text:tab/><text:tab/><text:tab/>sost = 1;</text:p>
      <text:p text:style-name="P10"><text:tab/><text:tab/><text:tab/>sdvL = 0;</text:p>
      <text:p text:style-name="P10"><text:tab/><text:tab/><text:tab/>sdvT = 0;</text:p>
      <text:p text:style-name="P10"><text:tab/><text:tab/><text:tab/>sdvig = function () {</text:p>
      <text:p text:style-name="P10"><text:tab/><text:tab/><text:tab/><text:tab/>if (sdvL === 200 &amp;&amp; sdvT === 0) {</text:p>
      <text:p text:style-name="P10"><text:tab/><text:tab/><text:tab/><text:tab/><text:tab/>sost = 2;</text:p>
      <text:p text:style-name="P10"><text:tab/><text:tab/><text:tab/><text:tab/>}</text:p>
      <text:p text:style-name="P10"><text:tab/><text:tab/><text:tab/><text:tab/>if (sdvT === 200 &amp;&amp; sdvL === 200) {</text:p>
      <text:p text:style-name="P10"><text:tab/><text:tab/><text:tab/><text:tab/><text:tab/>sost = 3;</text:p>
      <text:p text:style-name="P10"><text:tab/><text:tab/><text:tab/><text:tab/>}</text:p>
      <text:p text:style-name="P10"><text:tab/><text:tab/><text:tab/><text:tab/>if (sdvL === 0 &amp;&amp; sdvT === 200) {</text:p>
      <text:p text:style-name="P10"><text:tab/><text:tab/><text:tab/><text:tab/><text:tab/>sost = 4;</text:p>
      <text:p text:style-name="P10"><text:tab/><text:tab/><text:tab/><text:tab/>}</text:p>
      <text:p text:style-name="P10"><text:tab/><text:tab/><text:tab/><text:tab/>if (sdvT === 0 &amp;&amp; sdvL === 0) {</text:p>
      <text:p text:style-name="P10"><text:tab/><text:tab/><text:tab/><text:tab/><text:tab/>sost = 1;</text:p>
      <text:p text:style-name="P10"><text:tab/><text:tab/><text:tab/><text:tab/>}</text:p>
      <text:p text:style-name="P10"><text:tab/><text:tab/><text:tab/>};</text:p>
      <text:p text:style-name="P10"><text:tab/><text:tab/><text:tab/>//Вызов функции offset---------------</text:p>
      <text:p text:style-name="P10"><text:tab/><text:tab/><text:tab/>function edoffset () {</text:p>
      <text:p text:style-name="P10"><text:tab/><text:tab/><text:tab/><text:tab/>if (sost === 1) {</text:p>
      <text:p text:style-name="P10"><text:tab/><text:tab/><text:tab/><text:tab/><text:tab/>sdvL++;</text:p>
      <text:p text:style-name="P10"><text:tab/><text:tab/><text:tab/><text:tab/>} else if (sost === 2) {</text:p>
      <text:p text:style-name="P10"><text:tab/><text:tab/><text:tab/><text:tab/><text:tab/>sdvT++;</text:p>
      <text:p text:style-name="P10"><text:tab/><text:tab/><text:tab/><text:tab/>} else if (sost === 3) {</text:p>
      <text:p text:style-name="P10"><text:tab/><text:tab/><text:tab/><text:tab/><text:tab/>sdvL--;</text:p>
      <text:p text:style-name="P10"><text:tab/><text:tab/><text:tab/><text:tab/>} else if (sost === 4) {</text:p>
      <text:p text:style-name="P10"><text:tab/><text:tab/><text:tab/><text:tab/><text:tab/>sdvT--;</text:p>
      <text:p text:style-name="P10"><text:tab/><text:tab/><text:tab/><text:tab/>}</text:p>
      <text:p text:style-name="P10"><text:tab/><text:tab/><text:tab/><text:tab/>$('#heading').offset( {left: sdvL, top: sdvT} );</text:p>
      <text:p text:style-name="P10"><text:tab/><text:tab/><text:tab/><text:tab/>if ((sdvL === 200 &amp;&amp; sdvT === 0)||(sdvT === 200 &amp;&amp; sdvL === 200)||</text:p>
      <text:p text:style-name="P10"><text:tab/><text:tab/><text:tab/><text:tab/><text:tab/>(sdvL === 0 &amp;&amp; sdvT === 200)||(sdvT === 0 &amp;&amp; sdvL === 0)) {</text:p>
      <text:p text:style-name="P10"><text:tab/><text:tab/><text:tab/><text:tab/><text:tab/>sdvig();</text:p>
      <text:p text:style-name="P10"><text:tab/><text:tab/><text:tab/><text:tab/>}</text:p>
      <text:p text:style-name="P10"><text:tab/><text:tab/><text:tab/>};</text:p>
      <text:p text:style-name="P10"><text:soft-page-break/><text:tab/><text:tab/><text:tab/>//-----------------------------------</text:p>
      <text:p text:style-name="P10"><text:tab/><text:tab/><text:tab/>//Вызов функции каждые __мс</text:p>
      <text:p text:style-name="P10"><text:tab/><text:tab/><text:tab/>intervalId = setInterval(edoffset, 10);</text:p>
      <text:p text:style-name="P10"><text:tab/><text:tab/><text:tab/>//-----------------------------------</text:p>
      <text:p text:style-name="P10"><text:tab/><text:tab/><text:tab/>//Остановка анимации по клику.-------</text:p>
      <text:p text:style-name="P10"><text:tab/><text:tab/><text:tab/>$('html').click(stopEx);</text:p>
      <text:p text:style-name="P10"><text:tab/><text:tab/><text:tab/>function stopEx (event) {</text:p>
      <text:p text:style-name="P10"><text:tab/><text:tab/><text:tab/><text:tab/>clearInterval(intervalId);</text:p>
      <text:p text:style-name="P10"><text:tab/><text:tab/><text:tab/>};</text:p>
      <text:p text:style-name="P10"><text:tab/><text:tab/><text:tab/>//-----------------------------------</text:p>
      <text:p text:style-name="P10"/>
      <text:p text:style-name="P2">То же, только оптимизирован код под данную конкретную задачу.</text:p>
      <text:p text:style-name="P10"><text:tab/><text:tab/><text:tab/>sost = 1;</text:p>
      <text:p text:style-name="P10"><text:tab/><text:tab/><text:tab/>sdvL = 0;</text:p>
      <text:p text:style-name="P10"><text:tab/><text:tab/><text:tab/>sdvT = 0;</text:p>
      <text:p text:style-name="P10"><text:tab/><text:tab/><text:tab/>//Вызов функции offset---------------</text:p>
      <text:p text:style-name="P10"><text:tab/><text:tab/><text:tab/>function edoffset () {</text:p>
      <text:p text:style-name="P10"><text:tab/><text:tab/><text:tab/><text:tab/>if (sost === 1) {</text:p>
      <text:p text:style-name="P10"><text:tab/><text:tab/><text:tab/><text:tab/><text:tab/>sdvL++;</text:p>
      <text:p text:style-name="P10"><text:tab/><text:tab/><text:tab/><text:tab/>} else if (sost === 2) {</text:p>
      <text:p text:style-name="P10"><text:tab/><text:tab/><text:tab/><text:tab/><text:tab/>sdvT++;</text:p>
      <text:p text:style-name="P10"><text:tab/><text:tab/><text:tab/><text:tab/>} else if (sost === 3) {</text:p>
      <text:p text:style-name="P10"><text:tab/><text:tab/><text:tab/><text:tab/><text:tab/>sdvL--;</text:p>
      <text:p text:style-name="P10"><text:tab/><text:tab/><text:tab/><text:tab/>} else if (sost === 4) {</text:p>
      <text:p text:style-name="P10"><text:tab/><text:tab/><text:tab/><text:tab/><text:tab/>sdvT--;</text:p>
      <text:p text:style-name="P10"><text:tab/><text:tab/><text:tab/><text:tab/>}</text:p>
      <text:p text:style-name="P10"><text:tab/><text:tab/><text:tab/><text:tab/>$('#heading').offset( {left: sdvL, top: sdvT} );</text:p>
      <text:p text:style-name="P10"><text:tab/><text:tab/><text:tab/><text:tab/>if (sdvL === 200 &amp;&amp; sdvT === 0) {</text:p>
      <text:p text:style-name="P10"><text:tab/><text:tab/><text:tab/><text:tab/><text:tab/>sost = 2;</text:p>
      <text:p text:style-name="P10"><text:tab/><text:tab/><text:tab/><text:tab/>}</text:p>
      <text:p text:style-name="P10"><text:tab/><text:tab/><text:tab/><text:tab/>if (sdvT === 200 &amp;&amp; sdvL === 200) {</text:p>
      <text:p text:style-name="P10"><text:tab/><text:tab/><text:tab/><text:tab/><text:tab/>sost = 3;</text:p>
      <text:p text:style-name="P10"><text:tab/><text:tab/><text:tab/><text:tab/>}</text:p>
      <text:p text:style-name="P10"><text:tab/><text:tab/><text:tab/><text:tab/>if (sdvL === 0 &amp;&amp; sdvT === 200) {</text:p>
      <text:p text:style-name="P10"><text:tab/><text:tab/><text:tab/><text:tab/><text:tab/>sost = 4;</text:p>
      <text:p text:style-name="P10"><text:tab/><text:tab/><text:tab/><text:tab/>}</text:p>
      <text:p text:style-name="P10"><text:tab/><text:tab/><text:tab/><text:tab/>if (sdvT === 0 &amp;&amp; sdvL === 0) {</text:p>
      <text:p text:style-name="P10"><text:tab/><text:tab/><text:tab/><text:tab/><text:tab/>sost = 1;</text:p>
      <text:p text:style-name="P10"><text:tab/><text:tab/><text:tab/><text:tab/>}</text:p>
      <text:p text:style-name="P10"><text:tab/><text:tab/><text:tab/>};</text:p>
      <text:p text:style-name="P10"><text:tab/><text:tab/><text:tab/>//-----------------------------------</text:p>
      <text:p text:style-name="P10"><text:tab/><text:tab/><text:tab/>//Вызов функции каждые __мс</text:p>
      <text:p text:style-name="P10"><text:tab/><text:tab/><text:tab/>intervalId = setInterval(edoffset, 10);</text:p>
      <text:p text:style-name="P10"><text:tab/><text:tab/><text:tab/>//-----------------------------------</text:p>
      <text:p text:style-name="P10"><text:tab/><text:tab/><text:tab/>//Остановка анимации по клику.-------</text:p>
      <text:p text:style-name="P10"><text:tab/><text:tab/><text:tab/>$('html').click(stopEx);</text:p>
      <text:p text:style-name="P10"><text:tab/><text:tab/><text:tab/>function stopEx (event) {</text:p>
      <text:p text:style-name="P10"><text:tab/><text:tab/><text:tab/><text:tab/>clearInterval(intervalId);</text:p>
      <text:p text:style-name="P10"><text:tab/><text:tab/><text:tab/>};</text:p>
      <text:p text:style-name="P10"><text:tab/><text:tab/><text:tab/>//-----------------------------------</text:p>
      <text:p text:style-name="P10"/>
      <text:p text:style-name="P10"/>
      <text:p text:style-name="P10"/>
      <text:p text:style-name="P10"/>
      <text:p text:style-name="P10"/>
      <text:p text:style-name="P10"/>
      <text:p text:style-name="P17">----------------------------------------------------------</text:p>
      <text:p text:style-name="P2"><text:soft-page-break/>Элемент перемещается по сторонам квадрата по часовой стрелке, сторона квадрата 200п. С каждым кликом по элементу движение элемента ускоряется. Количество кликов отображается в элементе. Когда набирается 10 кликов, анимация прекращается, текст элемента меняется на «Вы победили!».</text:p>
      <text:p text:style-name="P12"/>
      <text:p text:style-name="P10"><text:tab/><text:tab/><text:tab/>$('#heading').offset( {top: 0, left: 0} );</text:p>
      <text:p text:style-name="P10"><text:tab/><text:tab/><text:tab/>$('#stop').offset( {top: 400, left: 400} );</text:p>
      <text:p text:style-name="P10"><text:tab/><text:tab/><text:tab/>var sost = 1;</text:p>
      <text:p text:style-name="P10"><text:tab/><text:tab/><text:tab/>var sdvL = 0;</text:p>
      <text:p text:style-name="P10"><text:tab/><text:tab/><text:tab/>var sdvT = 0;</text:p>
      <text:p text:style-name="P10"><text:tab/><text:tab/><text:tab/>ms = 150;</text:p>
      <text:p text:style-name="P10"><text:tab/><text:tab/><text:tab/>var klikov = 0;</text:p>
      <text:p text:style-name="P10"><text:tab/><text:tab/><text:tab/>glInval = 0;</text:p>
      <text:p text:style-name="P10"><text:tab/><text:tab/><text:tab/>b = 0;</text:p>
      <text:p text:style-name="P10"><text:tab/><text:tab/><text:tab/></text:p>
      <text:p text:style-name="P10"><text:tab/><text:tab/><text:tab/>function edoffset () {</text:p>
      <text:p text:style-name="P10"><text:tab/><text:tab/><text:tab/><text:tab/>if (sost === 1) {</text:p>
      <text:p text:style-name="P10"><text:tab/><text:tab/><text:tab/><text:tab/><text:tab/>sdvL += 2;</text:p>
      <text:p text:style-name="P10"><text:tab/><text:tab/><text:tab/><text:tab/>} else if (sost === 2) {</text:p>
      <text:p text:style-name="P10"><text:tab/><text:tab/><text:tab/><text:tab/><text:tab/>sdvT += 2;</text:p>
      <text:p text:style-name="P10"><text:tab/><text:tab/><text:tab/><text:tab/>} else if (sost === 3) {</text:p>
      <text:p text:style-name="P10"><text:tab/><text:tab/><text:tab/><text:tab/><text:tab/>sdvL -= 2;</text:p>
      <text:p text:style-name="P10"><text:tab/><text:tab/><text:tab/><text:tab/>} else if (sost === 4) {</text:p>
      <text:p text:style-name="P10"><text:tab/><text:tab/><text:tab/><text:tab/><text:tab/>sdvT -= 2;</text:p>
      <text:p text:style-name="P10"><text:tab/><text:tab/><text:tab/><text:tab/>}</text:p>
      <text:p text:style-name="P10"><text:tab/><text:tab/><text:tab/><text:tab/>$('#heading').offset( {left: sdvL, top: sdvT} );</text:p>
      <text:p text:style-name="P10"><text:tab/><text:tab/><text:tab/><text:tab/>if (sdvL === 200 &amp;&amp; sdvT === 0) {</text:p>
      <text:p text:style-name="P10"><text:tab/><text:tab/><text:tab/><text:tab/><text:tab/>sost = 2;</text:p>
      <text:p text:style-name="P10"><text:tab/><text:tab/><text:tab/><text:tab/>}</text:p>
      <text:p text:style-name="P10"><text:tab/><text:tab/><text:tab/><text:tab/>if (sdvT === 200 &amp;&amp; sdvL === 200) {</text:p>
      <text:p text:style-name="P10"><text:tab/><text:tab/><text:tab/><text:tab/><text:tab/>sost = 3;</text:p>
      <text:p text:style-name="P10"><text:tab/><text:tab/><text:tab/><text:tab/>}</text:p>
      <text:p text:style-name="P10"><text:tab/><text:tab/><text:tab/><text:tab/>if (sdvL === 0 &amp;&amp; sdvT === 200) {</text:p>
      <text:p text:style-name="P10"><text:tab/><text:tab/><text:tab/><text:tab/><text:tab/>sost = 4;</text:p>
      <text:p text:style-name="P10"><text:tab/><text:tab/><text:tab/><text:tab/>}</text:p>
      <text:p text:style-name="P10"><text:tab/><text:tab/><text:tab/><text:tab/>if (sdvT === 0 &amp;&amp; sdvL === 0) {</text:p>
      <text:p text:style-name="P10"><text:tab/><text:tab/><text:tab/><text:tab/><text:tab/>sost = 1;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tab/><text:tab/><text:tab/>$('#heading').click(driveUp);</text:p>
      <text:p text:style-name="P10"><text:tab/><text:tab/><text:tab/>function driveUp (event) {</text:p>
      <text:p text:style-name="P10"><text:tab/><text:tab/><text:tab/><text:tab/>if (b != 1) {</text:p>
      <text:p text:style-name="P10"><text:tab/><text:tab/><text:tab/><text:tab/><text:tab/>ms -= 20;</text:p>
      <text:p text:style-name="P10"><text:tab/><text:tab/><text:tab/><text:tab/><text:tab/>clInterval();</text:p>
      <text:p text:style-name="P10"><text:tab/><text:tab/><text:tab/><text:tab/><text:tab/>glInval = setInterval(edoffset, ms);</text:p>
      <text:p text:style-name="P10"><text:tab/><text:tab/><text:tab/><text:tab/><text:tab/>if (klikov === 0) {$('#heading').text('Кликов: ');}</text:p>
      <text:p text:style-name="P10"><text:tab/><text:tab/><text:tab/><text:tab/><text:tab/>$('#heading').text('Кликов: ' + klikov);</text:p>
      <text:p text:style-name="P10"><text:tab/><text:tab/><text:tab/><text:tab/><text:tab/>klikov++;</text:p>
      <text:p text:style-name="P10"><text:tab/><text:tab/><text:tab/><text:tab/><text:tab/>if (klikov === 11) {</text:p>
      <text:p text:style-name="P10"><text:tab/><text:tab/><text:tab/><text:tab/><text:tab/><text:tab/>$('#heading').text('Вы победили!');</text:p>
      <text:p text:style-name="P10"><text:tab/><text:tab/><text:tab/><text:tab/><text:tab/><text:tab/>clInterval();</text:p>
      <text:p text:style-name="P10"><text:tab/><text:tab/><text:tab/><text:tab/><text:tab/><text:tab/>b = 1;</text:p>
      <text:p text:style-name="P10"><text:tab/><text:tab/><text:tab/><text:tab/><text:tab/><text:tab/>//stopEx();</text:p>
      <text:p text:style-name="P10"><text:tab/><text:tab/><text:tab/><text:tab/><text:tab/>}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soft-page-break/><text:tab/><text:tab/><text:tab/>function clInterval () {</text:p>
      <text:p text:style-name="P10"><text:tab/><text:tab/><text:tab/><text:tab/>clearInterval(glInval);</text:p>
      <text:p text:style-name="P10"><text:tab/><text:tab/><text:tab/>};</text:p>
      <text:p text:style-name="P10"><text:tab/><text:tab/><text:tab/></text:p>
      <text:p text:style-name="P10"><text:tab/><text:tab/><text:tab/>$('#stop').click(stopEx);</text:p>
      <text:p text:style-name="P10"><text:tab/><text:tab/><text:tab/>function stopEx (event) {</text:p>
      <text:p text:style-name="P10"><text:tab/><text:tab/><text:tab/><text:tab/>clInterval();</text:p>
      <text:p text:style-name="P10"><text:tab/><text:tab/><text:tab/><text:tab/>$('#heading').hide();</text:p>
      <text:p text:style-name="P10"><text:tab/><text:tab/><text:tab/><text:tab/>$('#stop').hide();</text:p>
      <text:p text:style-name="P10"><text:tab/><text:tab/><text:tab/><text:tab/>if (b === 1) {$('body').append('&lt;h1&gt;Вы победили!&lt;/h1&gt;'); }</text:p>
      <text:p text:style-name="P10"><text:tab/><text:tab/><text:tab/>};</text:p>
      <text:p text:style-name="P12"/>
      <text:p text:style-name="P17">----------------------------------------------------------</text:p>
      <text:p text:style-name="P2">Игра «Поиск клада»</text:p>
      <text:p text:style-name="P2">На рисунке произвольно выбирается точка (клад). Игрок, кликая по картинке, получает подсказки вида «горячо-холодно». При близком клике — победа, а также выдается сделанное число кликов.</text:p>
      <text:p text:style-name="P12"/>
      <text:p text:style-name="P10">&lt;!DOCTYPE html&gt;</text:p>
      <text:p text:style-name="P10">&lt;html&gt;</text:p>
      <text:p text:style-name="P10"><text:tab/>&lt;head&gt;</text:p>
      <text:p text:style-name="P10"><text:tab/><text:tab/>&lt;meta charset="UTF-8"&gt;</text:p>
      <text:p text:style-name="P10"><text:tab/><text:tab/>&lt;title&gt;xxx3&lt;/title&gt;</text:p>
      <text:p text:style-name="P10"><text:tab/>&lt;/head&gt;</text:p>
      <text:p text:style-name="P10"><text:tab/>&lt;body&gt;</text:p>
      <text:p text:style-name="P10"><text:tab/><text:tab/>&lt;h1 id="heading"&gt;Найди клад&lt;/h1&gt;</text:p>
      <text:p text:style-name="P10"><text:tab/><text:tab/>&lt;img id="map" width=400 height=400</text:p>
      <text:p text:style-name="P10"><text:tab/><text:tab/><text:tab/>src="http://nostarch.com/images/treasuremap.png"&gt;</text:p>
      <text:p text:style-name="P10"><text:tab/><text:tab/>&lt;p id="distance"&gt;&lt;/p&gt;</text:p>
      <text:p text:style-name="P10"><text:tab/><text:tab/>&lt;script src="https://code.jquery.com/jquery-2.1.0.js"&gt;&lt;/script&gt;</text:p>
      <text:p text:style-name="P10"><text:tab/><text:tab/></text:p>
      <text:p text:style-name="P10"><text:tab/><text:tab/>&lt;script&gt;</text:p>
      <text:p text:style-name="P10"><text:tab/><text:tab/><text:tab/>var width = 400;</text:p>
      <text:p text:style-name="P10"><text:tab/><text:tab/><text:tab/>var height = 400;</text:p>
      <text:p text:style-name="P10"><text:tab/><text:tab/><text:tab/>var clicks = 0;</text:p>
      <text:p text:style-name="P10"><text:tab/><text:tab/><text:tab/>var diffX = 0;</text:p>
      <text:p text:style-name="P10"><text:tab/><text:tab/><text:tab/>var diffY = 0;</text:p>
      <text:p text:style-name="P10"><text:tab/><text:tab/><text:tab/></text:p>
      <text:p text:style-name="P10"><text:tab/><text:tab/><text:tab/>var getRandomNumber = function (size) {</text:p>
      <text:p text:style-name="P10"><text:tab/><text:tab/><text:tab/><text:tab/>return Math.floor(Math.random() * size);</text:p>
      <text:p text:style-name="P10"><text:tab/><text:tab/><text:tab/>};</text:p>
      <text:p text:style-name="P10"><text:tab/><text:tab/><text:tab/></text:p>
      <text:p text:style-name="P10"><text:tab/><text:tab/><text:tab/>var getDistance = function (event, target) {</text:p>
      <text:p text:style-name="P10"><text:tab/><text:tab/><text:tab/><text:tab/>var diffX = event.offsetX - target.x;</text:p>
      <text:p text:style-name="P10"><text:tab/><text:tab/><text:tab/><text:tab/>var diffY = event.offsetY - target.y;</text:p>
      <text:p text:style-name="P10"><text:tab/><text:tab/><text:tab/><text:tab/>return Math.sqrt(Math.pow(diffX, 2) + Math.pow(diffY, 2));</text:p>
      <text:p text:style-name="P10"><text:tab/><text:tab/><text:tab/>};</text:p>
      <text:p text:style-name="P10"><text:tab/><text:tab/><text:tab/></text:p>
      <text:p text:style-name="P10"><text:tab/><text:tab/><text:tab/>var getDistanceHint = function (distance) {</text:p>
      <text:p text:style-name="P10"><text:tab/><text:tab/><text:tab/><text:tab/>if (distance &lt; 10) {</text:p>
      <text:p text:style-name="P10"><text:tab/><text:tab/><text:tab/><text:tab/><text:tab/>return "Обожжешься";</text:p>
      <text:p text:style-name="P10"><text:tab/><text:tab/><text:tab/><text:tab/>} else if (distance &lt; 20) {</text:p>
      <text:p text:style-name="P10"><text:tab/><text:tab/><text:tab/><text:tab/><text:tab/>return "Очень горячо";</text:p>
      <text:p text:style-name="P10"><text:tab/><text:tab/><text:tab/><text:tab/>} else if (distance &lt; 40) {</text:p>
      <text:p text:style-name="P10"><text:tab/><text:tab/><text:tab/><text:tab/><text:tab/>return "Горячо";</text:p>
      <text:p text:style-name="P10"><text:tab/><text:tab/><text:tab/><text:tab/>} else if (distance &lt; 80) {</text:p>
      <text:p text:style-name="P10"><text:tab/><text:tab/><text:tab/><text:tab/><text:tab/>return "Тепло";</text:p>
      <text:p text:style-name="P10"><text:tab/><text:tab/><text:tab/><text:tab/>} else if (distance &lt; 160) {</text:p>
      <text:p text:style-name="P10"><text:soft-page-break/><text:tab/><text:tab/><text:tab/><text:tab/><text:tab/>return "Холодно";</text:p>
      <text:p text:style-name="P10"><text:tab/><text:tab/><text:tab/><text:tab/>} else if (distance &lt; 320) {</text:p>
      <text:p text:style-name="P10"><text:tab/><text:tab/><text:tab/><text:tab/><text:tab/>return "Очень холодно";</text:p>
      <text:p text:style-name="P10"><text:tab/><text:tab/><text:tab/><text:tab/>} else {</text:p>
      <text:p text:style-name="P10"><text:tab/><text:tab/><text:tab/><text:tab/><text:tab/>return "Замерзнешь";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tab/><text:tab/><text:tab/>var target = {</text:p>
      <text:p text:style-name="P10"><text:tab/><text:tab/><text:tab/><text:tab/>x: getRandomNumber(width),</text:p>
      <text:p text:style-name="P10"><text:tab/><text:tab/><text:tab/><text:tab/>y: getRandomNumber(height)</text:p>
      <text:p text:style-name="P10"><text:tab/><text:tab/><text:tab/>};</text:p>
      <text:p text:style-name="P10"><text:tab/><text:tab/><text:tab/></text:p>
      <text:p text:style-name="P10"><text:tab/><text:tab/><text:tab/>$('#map').click( function (event) {</text:p>
      <text:p text:style-name="P10"><text:tab/><text:tab/><text:tab/><text:tab/>clicks++;</text:p>
      <text:p text:style-name="P10"><text:tab/><text:tab/><text:tab/><text:tab/>var distance = getDistance(event, target);</text:p>
      <text:p text:style-name="P10"><text:tab/><text:tab/><text:tab/><text:tab/>var distanceHint = getDistanceHint(distance);</text:p>
      <text:p text:style-name="P10"><text:tab/><text:tab/><text:tab/><text:tab/>$("#distance").text(distanceHint);</text:p>
      <text:p text:style-name="P10"><text:tab/><text:tab/><text:tab/><text:tab/>if (distance &lt; 8) {</text:p>
      <text:p text:style-name="P10"><text:tab/><text:tab/><text:tab/><text:tab/><text:tab/>alert("Клад найден. Сделано кликов: " + clicks);</text:p>
      <text:p text:style-name="P10"><text:tab/><text:tab/><text:tab/><text:tab/>}</text:p>
      <text:p text:style-name="P10"><text:tab/><text:tab/><text:tab/>});</text:p>
      <text:p text:style-name="P10"><text:tab/><text:tab/><text:tab/></text:p>
      <text:p text:style-name="P10"><text:tab/><text:tab/><text:tab/></text:p>
      <text:p text:style-name="P10"><text:tab/><text:tab/>&lt;/script&gt;</text:p>
      <text:p text:style-name="P10"><text:tab/>&lt;/body&gt;</text:p>
      <text:p text:style-name="P10">&lt;/html&gt;</text:p>
      <text:p text:style-name="P10"/>
      <text:p text:style-name="P2">Оно же, только с добавлением необходимого функционала.</text:p>
      <text:p text:style-name="P1"/>
      <text:p text:style-name="P10">&lt;!DOCTYPE html&gt;</text:p>
      <text:p text:style-name="P10">&lt;html&gt;</text:p>
      <text:p text:style-name="P10"><text:tab/>&lt;head&gt;</text:p>
      <text:p text:style-name="P10"><text:tab/><text:tab/>&lt;meta charset="UTF-8"&gt;</text:p>
      <text:p text:style-name="P10"><text:tab/><text:tab/>&lt;title&gt;xxx3&lt;/title&gt;</text:p>
      <text:p text:style-name="P10"><text:tab/>&lt;/head&gt;</text:p>
      <text:p text:style-name="P10"><text:tab/>&lt;body&gt;</text:p>
      <text:p text:style-name="P10"><text:tab/><text:tab/>&lt;h1 id="heading"&gt;Найди клад&lt;/h1&gt;</text:p>
      <text:p text:style-name="P10"><text:tab/><text:tab/>&lt;img id="map" width=400 height=400</text:p>
      <text:p text:style-name="P10"><text:tab/><text:tab/><text:tab/>src="http://nostarch.com/images/treasuremap.png"&gt;</text:p>
      <text:p text:style-name="P10"><text:tab/><text:tab/>&lt;p id="clickRem"&gt;Осталось кликов: &lt;/p&gt;</text:p>
      <text:p text:style-name="P10"><text:tab/><text:tab/>&lt;p id="clickRemRes"&gt;&lt;/p&gt;</text:p>
      <text:p text:style-name="P10"><text:tab/><text:tab/>&lt;p id="distance"&gt;&lt;/p&gt;</text:p>
      <text:p text:style-name="P10"><text:tab/><text:tab/>&lt;script src="https://code.jquery.com/jquery-2.1.0.js"&gt;&lt;/script&gt;</text:p>
      <text:p text:style-name="P10"><text:tab/><text:tab/></text:p>
      <text:p text:style-name="P10"><text:tab/><text:tab/>&lt;script&gt;</text:p>
      <text:p text:style-name="P10"><text:tab/><text:tab/><text:tab/>var width = 400;</text:p>
      <text:p text:style-name="P10"><text:tab/><text:tab/><text:tab/>var height = 400;</text:p>
      <text:p text:style-name="P10"><text:tab/><text:tab/><text:tab/>var clicks = 0;</text:p>
      <text:p text:style-name="P10"><text:tab/><text:tab/><text:tab/>var diffX = 0;</text:p>
      <text:p text:style-name="P10"><text:tab/><text:tab/><text:tab/>var diffY = 0;</text:p>
      <text:p text:style-name="P10"><text:tab/><text:tab/><text:tab/>var clicksRem = 30;</text:p>
      <text:p text:style-name="P10"><text:tab/><text:tab/><text:tab/>$("#clickRemRes").text(clicksRem);</text:p>
      <text:p text:style-name="P10"><text:tab/><text:tab/><text:tab/></text:p>
      <text:p text:style-name="P10"><text:tab/><text:tab/><text:tab/>var getRandomNumber = function (size) {</text:p>
      <text:p text:style-name="P10"><text:tab/><text:tab/><text:tab/><text:tab/>return Math.floor(Math.random() * size);</text:p>
      <text:p text:style-name="P10"><text:tab/><text:tab/><text:tab/>};</text:p>
      <text:p text:style-name="P10"><text:soft-page-break/><text:tab/><text:tab/><text:tab/></text:p>
      <text:p text:style-name="P10"><text:tab/><text:tab/><text:tab/>var getDistance = function (event, target) {</text:p>
      <text:p text:style-name="P10"><text:tab/><text:tab/><text:tab/><text:tab/>var diffX = event.offsetX - target.x;</text:p>
      <text:p text:style-name="P10"><text:tab/><text:tab/><text:tab/><text:tab/>var diffY = event.offsetY - target.y;</text:p>
      <text:p text:style-name="P10"><text:tab/><text:tab/><text:tab/><text:tab/>return Math.sqrt(Math.pow(diffX, 2) + Math.pow(diffY, 2));</text:p>
      <text:p text:style-name="P10"><text:tab/><text:tab/><text:tab/>};</text:p>
      <text:p text:style-name="P10"><text:tab/><text:tab/><text:tab/></text:p>
      <text:p text:style-name="P10"><text:tab/><text:tab/><text:tab/>var getDistanceHint = function (distance) {</text:p>
      <text:p text:style-name="P10"><text:tab/><text:tab/><text:tab/><text:tab/>if (distance &lt; 10) {</text:p>
      <text:p text:style-name="P10"><text:tab/><text:tab/><text:tab/><text:tab/><text:tab/>return "Обожжешься";</text:p>
      <text:p text:style-name="P10"><text:tab/><text:tab/><text:tab/><text:tab/>} else if (distance &lt; 20) {</text:p>
      <text:p text:style-name="P10"><text:tab/><text:tab/><text:tab/><text:tab/><text:tab/>return "Очень горячо";</text:p>
      <text:p text:style-name="P10"><text:tab/><text:tab/><text:tab/><text:tab/>} else if (distance &lt; 40) {</text:p>
      <text:p text:style-name="P10"><text:tab/><text:tab/><text:tab/><text:tab/><text:tab/>return "Горячо";</text:p>
      <text:p text:style-name="P10"><text:tab/><text:tab/><text:tab/><text:tab/>} else if (distance &lt; 80) {</text:p>
      <text:p text:style-name="P10"><text:tab/><text:tab/><text:tab/><text:tab/><text:tab/>return "Тепло";</text:p>
      <text:p text:style-name="P10"><text:tab/><text:tab/><text:tab/><text:tab/>} else if (distance &lt; 160) {</text:p>
      <text:p text:style-name="P10"><text:tab/><text:tab/><text:tab/><text:tab/><text:tab/>return "Холодно";</text:p>
      <text:p text:style-name="P10"><text:tab/><text:tab/><text:tab/><text:tab/>} else if (distance &lt; 320) {</text:p>
      <text:p text:style-name="P10"><text:tab/><text:tab/><text:tab/><text:tab/><text:tab/>return "Очень холодно";</text:p>
      <text:p text:style-name="P10"><text:tab/><text:tab/><text:tab/><text:tab/>} else {</text:p>
      <text:p text:style-name="P10"><text:tab/><text:tab/><text:tab/><text:tab/><text:tab/>return "Замерзнешь";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tab/><text:tab/><text:tab/>var target = {</text:p>
      <text:p text:style-name="P10"><text:tab/><text:tab/><text:tab/><text:tab/>x: getRandomNumber(width),</text:p>
      <text:p text:style-name="P10"><text:tab/><text:tab/><text:tab/><text:tab/>y: getRandomNumber(height)</text:p>
      <text:p text:style-name="P10"><text:tab/><text:tab/><text:tab/>};</text:p>
      <text:p text:style-name="P10"><text:tab/><text:tab/><text:tab/></text:p>
      <text:p text:style-name="P10"><text:tab/><text:tab/><text:tab/>$('#map').click( function (event) {</text:p>
      <text:p text:style-name="P10"><text:tab/><text:tab/><text:tab/><text:tab/>clicks++;</text:p>
      <text:p text:style-name="P10"><text:tab/><text:tab/><text:tab/><text:tab/>clicksRem--;</text:p>
      <text:p text:style-name="P10"><text:tab/><text:tab/><text:tab/><text:tab/>$("#clickRemRes").text(clicksRem);</text:p>
      <text:p text:style-name="P10"><text:tab/><text:tab/><text:tab/><text:tab/>if (clicksRem === 0) {</text:p>
      <text:p text:style-name="P10"><text:tab/><text:tab/><text:tab/><text:tab/><text:tab/>$("#map").hide();</text:p>
      <text:p text:style-name="P10"><text:tab/><text:tab/><text:tab/><text:tab/><text:tab/>$("#heading").text("Конец игры");</text:p>
      <text:p text:style-name="P10"><text:tab/><text:tab/><text:tab/><text:tab/>}</text:p>
      <text:p text:style-name="P10"><text:tab/><text:tab/><text:tab/><text:tab/>var distance = getDistance(event, target);</text:p>
      <text:p text:style-name="P10"><text:tab/><text:tab/><text:tab/><text:tab/>var distanceHint = getDistanceHint(distance);</text:p>
      <text:p text:style-name="P10"><text:tab/><text:tab/><text:tab/><text:tab/>$("#distance").text(distanceHint);</text:p>
      <text:p text:style-name="P10"><text:tab/><text:tab/><text:tab/><text:tab/>if (distance &lt; 8) {</text:p>
      <text:p text:style-name="P10"><text:tab/><text:tab/><text:tab/><text:tab/><text:tab/>alert("Клад найден. Сделано кликов: " + clicks);</text:p>
      <text:p text:style-name="P10"><text:tab/><text:tab/><text:tab/><text:tab/><text:tab/>$("#map").hide();</text:p>
      <text:p text:style-name="P10"><text:tab/><text:tab/><text:tab/><text:tab/><text:tab/>$("#heading").text("Вы выиграли");</text:p>
      <text:p text:style-name="P10"><text:tab/><text:tab/><text:tab/><text:tab/>}</text:p>
      <text:p text:style-name="P10"><text:tab/><text:tab/><text:tab/>});</text:p>
      <text:p text:style-name="P10"><text:tab/><text:tab/>&lt;/script&gt;</text:p>
      <text:p text:style-name="P10"><text:tab/>&lt;/body&gt;</text:p>
      <text:p text:style-name="P10">&lt;/html&gt;</text:p>
      <text:p text:style-name="P10"/>
      <text:p text:style-name="P17">----------------------------------------------------------</text:p>
      <text:p text:style-name="P12"/>
      <text:p text:style-name="P12"/>
      <text:p text:style-name="P12"/>
      <text:p text:style-name="P12"/>
      <text:p text:style-name="P12"/>
      <text:p text:style-name="P3"><text:soft-page-break/>Объектно-ориентированное программирование.</text:p>
      <text:p text:style-name="P2">Объект может содержать не только атрибуты, но и функции — методы.</text:p>
      <text:p text:style-name="P6">var dog ={</text:p>
      <text:p text:style-name="P6"><text:tab/>name: '<text:span text:style-name="T3">Оладушек</text:span>',</text:p>
      <text:p text:style-name="P6"><text:tab/>legs: 4,</text:p>
      <text:p text:style-name="P6"><text:tab/>isAwesome: true</text:p>
      <text:p text:style-name="P6">};</text:p>
      <text:p text:style-name="P6">dog.name; //<text:span text:style-name="T3">Возвратит значение атрибута </text:span>name <text:span text:style-name="T3">объекта</text:span> dog.</text:p>
      <text:p text:style-name="P6">dog.age = 6; //<text:span text:style-name="T3">Добавит новый атрибут </text:span>age <text:span text:style-name="T3">со значением 6.</text:span></text:p>
      <text:p text:style-name="P6">dog.bark = function () {</text:p>
      <text:p text:style-name="P6"><text:tab/>console.log<text:span text:style-name="T3">('Гав-гав! Меня зовут '</text:span> + <text:span text:style-name="T8">this</text:span>.name + '!'); //this <text:span text:style-name="T3">обозначает объект </text:span>dog</text:p>
      <text:p text:style-name="P6">}; // <text:span text:style-name="T3">Добавит объекту метод </text:span>bark.</text:p>
      <text:p text:style-name="P6">dog.bark(); //<text:span text:style-name="T3">Вызов метода.</text:span></text:p>
      <text:p text:style-name="P17">----------------------------------------------------------</text:p>
      <text:p text:style-name="P2">Использование одного метода с разными объектами.</text:p>
      <text:p text:style-name="P6">var speak1 = function () {</text:p>
      <text:p text:style-name="P6"><text:tab/>console.log(this.sound + '. <text:span text:style-name="T3">Меня зовут </text:span>' + this.name <text:span text:style-name="T3">+ </text:span>'.');</text:p>
      <text:p text:style-name="P6">};</text:p>
      <text:p text:style-name="P6">var cat = {</text:p>
      <text:p text:style-name="P6"><text:tab/>sound: <text:span text:style-name="T3">'Мяу',</text:span></text:p>
      <text:p text:style-name="P6"><text:span text:style-name="T3"><text:tab/></text:span>name: '<text:span text:style-name="T3">Варежка</text:span>',</text:p>
      <text:p text:style-name="P6"><text:tab/>speak: speak1 // <text:span text:style-name="T3">Свойству </text:span>speak <text:span text:style-name="T3">присвоено значение функции </text:span>speak1()</text:p>
      <text:p text:style-name="P6">};</text:p>
      <text:p text:style-name="P6">var pig = {</text:p>
      <text:p text:style-name="P6"><text:tab/>sound: <text:span text:style-name="T3">'Хрю',</text:span></text:p>
      <text:p text:style-name="P6"><text:span text:style-name="T3"><text:tab/></text:span>name: '<text:span text:style-name="T3">Чарли</text:span>',</text:p>
      <text:p text:style-name="P6"><text:tab/>speak: speak1</text:p>
      <text:p text:style-name="P6">};</text:p>
      <text:p text:style-name="P2">Имя свойства может быть одинаковым с именем функции</text:p>
      <text:p text:style-name="P6">var speak = function () {</text:p>
      <text:p text:style-name="P6"><text:tab/>console.log(this.sound + '. <text:span text:style-name="T3">Меня зовут </text:span>' + this.name <text:span text:style-name="T3">+ </text:span>'.');</text:p>
      <text:p text:style-name="P6">};</text:p>
      <text:p text:style-name="P6">var cat = {</text:p>
      <text:p text:style-name="P6"><text:tab/>sound: <text:span text:style-name="T3">'Мяу',</text:span></text:p>
      <text:p text:style-name="P6"><text:span text:style-name="T3"><text:tab/></text:span>name: '<text:span text:style-name="T3">Варежка</text:span>',</text:p>
      <text:p text:style-name="P6"><text:tab/>speak: speak // <text:span text:style-name="T3">Свойству </text:span>speak <text:span text:style-name="T3">присвоено значение функции </text:span>speak()</text:p>
      <text:p text:style-name="P6">};</text:p>
      <text:p text:style-name="P17">----------------------------------------------------------</text:p>
      <text:p text:style-name="P2"><text:span text:style-name="T8">Конструктор</text:span> — функция, которая создает объекты, давая им набор заранее определенных свойств и методов. Принято называть конструкторы с Заглавной буквы, чтобы проще отличать их от функций.</text:p>
      <text:p text:style-name="P10">var Car = function(x, y) {</text:p>
      <text:p text:style-name="P10"><text:tab/>this.x = x;</text:p>
      <text:p text:style-name="P10"><text:tab/>this.y = y;</text:p>
      <text:p text:style-name="P10">};</text:p>
      <text:p text:style-name="P10">var tesla = <text:span text:style-name="T8">new</text:span> Car(10, 20); //<text:span text:style-name="T3">Вызов функции </text:span><text:span text:style-name="T1">Car </text:span><text:span text:style-name="T3">в качестве конструктора для объекта </text:span><text:span text:style-name="T1">tesla. </text:span></text:p>
      <text:p text:style-name="P10">tesla; //<text:span text:style-name="T3">Возвращает свойства объекта.</text:span></text:p>
      <text:p text:style-name="P2">Поскольку конструктор — функция, такая запись тоже возможна.</text:p>
      <text:p text:style-name="P10">function Car (x, y) {</text:p>
      <text:p text:style-name="P10"><text:tab/>this.x = x;</text:p>
      <text:p text:style-name="P10"><text:tab/>this.y = y;</text:p>
      <text:p text:style-name="P10">};</text:p>
      <text:p text:style-name="P17">----------------------------------------------------------</text:p>
      <text:p text:style-name="P10">&lt;!DOCTYPE html&gt;</text:p>
      <text:p text:style-name="P10">&lt;html&gt;</text:p>
      <text:p text:style-name="P10"><text:tab/>&lt;head&gt;</text:p>
      <text:p text:style-name="P10"><text:tab/><text:tab/>&lt;meta charset="UTF-8"&gt;</text:p>
      <text:p text:style-name="P10"><text:tab/><text:tab/>&lt;title&gt;xxx4&lt;/title&gt;</text:p>
      <text:p text:style-name="P10"><text:soft-page-break/><text:tab/>&lt;/head&gt;</text:p>
      <text:p text:style-name="P10"><text:tab/>&lt;body&gt;</text:p>
      <text:p text:style-name="P10"><text:tab/><text:tab/>&lt;script src="https://code.jquery.com/jquery-2.1.0.js"&gt;&lt;/script&gt;</text:p>
      <text:p text:style-name="P10"><text:tab/><text:tab/>&lt;script&gt;</text:p>
      <text:p text:style-name="P10"><text:tab/><text:tab/><text:tab/>function Car (x, y) {</text:p>
      <text:p text:style-name="P10"><text:tab/><text:tab/><text:tab/><text:tab/>this.x = x;</text:p>
      <text:p text:style-name="P10"><text:tab/><text:tab/><text:tab/><text:tab/>this.y = y;</text:p>
      <text:p text:style-name="P10"><text:tab/><text:tab/><text:tab/>};</text:p>
      <text:p text:style-name="P10"><text:tab/><text:tab/><text:tab/></text:p>
      <text:p text:style-name="P10"><text:tab/><text:tab/><text:tab/>var drawCar = function (car) {</text:p>
      <text:p text:style-name="P10"><text:tab/><text:tab/><text:tab/><text:tab/>var carHtml = '&lt;img src="http://nostarch.com/images/car.png"&gt;';</text:p>
      <text:p text:style-name="P10"><text:tab/><text:tab/><text:tab/><text:tab/>var carElement = $(carHtml);</text:p>
      <text:p text:style-name="P10"><text:tab/><text:tab/><text:tab/><text:tab/>carElement.css({</text:p>
      <text:p text:style-name="P10"><text:tab/><text:tab/><text:tab/><text:tab/><text:tab/>position: 'absolute',</text:p>
      <text:p text:style-name="P10"><text:tab/><text:tab/><text:tab/><text:tab/><text:tab/>left: car.x,</text:p>
      <text:p text:style-name="P10"><text:tab/><text:tab/><text:tab/><text:tab/><text:tab/>top: car.y</text:p>
      <text:p text:style-name="P10"><text:tab/><text:tab/><text:tab/><text:tab/>});</text:p>
      <text:p text:style-name="P10"><text:tab/><text:tab/><text:tab/><text:tab/>$('body').append(carElement);</text:p>
      <text:p text:style-name="P10"><text:tab/><text:tab/><text:tab/>};</text:p>
      <text:p text:style-name="P10"><text:tab/><text:tab/><text:tab/></text:p>
      <text:p text:style-name="P10"><text:tab/><text:tab/><text:tab/>var tesla = new Car(20, 20);</text:p>
      <text:p text:style-name="P10"><text:tab/><text:tab/><text:tab/>var nissan = new Car(100, 200);</text:p>
      <text:p text:style-name="P10"><text:tab/><text:tab/><text:tab/>drawCar(tesla);</text:p>
      <text:p text:style-name="P10"><text:tab/><text:tab/><text:tab/>drawCar(nissan);</text:p>
      <text:p text:style-name="P10"><text:tab/><text:tab/>&lt;/script&gt;</text:p>
      <text:p text:style-name="P10"><text:tab/>&lt;/body&gt;</text:p>
      <text:p text:style-name="P10">&lt;/html&gt;</text:p>
      <text:p text:style-name="P17">----------------------------------------------------------</text:p>
      <text:p text:style-name="P2">Можно сделать так, чтобы у объектов при создании через конструктор автоматически добавлялся метод.</text:p>
      <text:p text:style-name="P12"/>
      <text:p text:style-name="P10">&lt;!DOCTYPE html&gt;</text:p>
      <text:p text:style-name="P10">&lt;html&gt;</text:p>
      <text:p text:style-name="P10"><text:tab/>&lt;head&gt;</text:p>
      <text:p text:style-name="P10"><text:tab/><text:tab/>&lt;meta charset="UTF-8"&gt;</text:p>
      <text:p text:style-name="P10"><text:tab/><text:tab/>&lt;title&gt;xxx4&lt;/title&gt;</text:p>
      <text:p text:style-name="P10"><text:tab/>&lt;/head&gt;</text:p>
      <text:p text:style-name="P10"><text:tab/>&lt;body&gt;</text:p>
      <text:p text:style-name="P10"><text:tab/><text:tab/>&lt;script src="https://code.jquery.com/jquery-2.1.0.js"&gt;&lt;/script&gt;</text:p>
      <text:p text:style-name="P10"><text:tab/><text:tab/>&lt;script&gt;</text:p>
      <text:p text:style-name="P10"><text:tab/><text:tab/><text:tab/>function Car (x, y) {</text:p>
      <text:p text:style-name="P10"><text:tab/><text:tab/><text:tab/><text:tab/>this.x = x;</text:p>
      <text:p text:style-name="P10"><text:tab/><text:tab/><text:tab/><text:tab/>this.y = y;</text:p>
      <text:p text:style-name="P10"><text:tab/><text:tab/><text:tab/>};</text:p>
      <text:p text:style-name="P10"><text:tab/><text:tab/><text:tab/></text:p>
      <text:p text:style-name="P10"><text:tab/><text:tab/><text:tab/>Car.<text:span text:style-name="T8">prototype</text:span>.draw = function () { <text:span text:style-name="T8">//</text:span><text:span text:style-name="T4">***</text:span></text:p>
      <text:p text:style-name="P10"><text:tab/><text:tab/><text:tab/><text:tab/>var carHtml = '&lt;img src="http://nostarch.com/images/car.png"&gt;';</text:p>
      <text:p text:style-name="P10"><text:tab/><text:tab/><text:tab/><text:tab/>this.carElement = $(carHtml);</text:p>
      <text:p text:style-name="P10"><text:tab/><text:tab/><text:tab/><text:tab/>this.carElement.css({</text:p>
      <text:p text:style-name="P10"><text:tab/><text:tab/><text:tab/><text:tab/><text:tab/>position: 'absolute',</text:p>
      <text:p text:style-name="P10"><text:tab/><text:tab/><text:tab/><text:tab/><text:tab/>left: this.x,</text:p>
      <text:p text:style-name="P10"><text:tab/><text:tab/><text:tab/><text:tab/><text:tab/>top: this.y</text:p>
      <text:p text:style-name="P10"><text:tab/><text:tab/><text:tab/><text:tab/>});</text:p>
      <text:p text:style-name="P10"><text:tab/><text:tab/><text:tab/><text:tab/>$('body').append(this.carElement);</text:p>
      <text:p text:style-name="P10"><text:tab/><text:tab/><text:tab/>};</text:p>
      <text:p text:style-name="P10"><text:tab/><text:tab/><text:tab/></text:p>
      <text:p text:style-name="P10"><text:tab/><text:tab/><text:tab/>var tesla = new Car(20, 20);</text:p>
      <text:p text:style-name="P10"><text:tab/><text:tab/><text:tab/>var nissan = new Car(100, 200);</text:p>
      <text:p text:style-name="P10"><text:soft-page-break/><text:tab/><text:tab/><text:tab/></text:p>
      <text:p text:style-name="P10"><text:tab/><text:tab/><text:tab/>tesla.draw();</text:p>
      <text:p text:style-name="P10"><text:tab/><text:tab/><text:tab/>nissan.draw();</text:p>
      <text:p text:style-name="P10"><text:tab/><text:tab/>&lt;/script&gt;</text:p>
      <text:p text:style-name="P10"><text:tab/>&lt;/body&gt;</text:p>
      <text:p text:style-name="P10">&lt;/html&gt;</text:p>
      <text:p text:style-name="P10"/>
      <text:p text:style-name="P13"><text:span text:style-name="T3">***Метод </text:span><text:span text:style-name="T1">draw() </text:span><text:span text:style-name="T3">задается для объектов, создаваемых конструктором <text:s/>Car.</text:span></text:p>
      <text:p text:style-name="P3"/>
      <text:p text:style-name="P17">----------------------------------------------------------</text:p>
      <text:p text:style-name="P2"><text:span text:style-name="T1">V </text:span>Добавить методы движения влево, вверх, вниз.</text:p>
      <text:p text:style-name="P2"><text:span text:style-name="T1">X </text:span>Добавить метод <text:span text:style-name="T1">draw </text:span>в конструктор <text:span text:style-name="T1">Car, </text:span>чтобы объекты автоматически отображались в окне браузера после их создания.</text:p>
      <text:p text:style-name="P2"><text:span text:style-name="T1">V </text:span><text:span text:style-name="T3">Изменить конструктор <text:s/></text:span><text:span text:style-name="T1">Car, </text:span><text:span text:style-name="T3">чтобы он добавлял создаваемым объектам свойство </text:span><text:span text:style-name="T1">speed </text:span><text:span text:style-name="T3">со значением 5. Использовать это свойство в методах перемещения вместо числа 5. Затем сделать изменяемый параметр скорости.</text:span></text:p>
      <text:p text:style-name="P1"><text:tab/><text:tab/><text:tab/>Cars = [];</text:p>
      <text:p text:style-name="P1"><text:tab/><text:tab/><text:tab/>w = 0;</text:p>
      <text:p text:style-name="P1"><text:tab/><text:tab/><text:tab/></text:p>
      <text:p text:style-name="P1"><text:tab/><text:tab/><text:tab/>function Car (x, y, s) {</text:p>
      <text:p text:style-name="P1"><text:tab/><text:tab/><text:tab/><text:tab/>this.x = x;</text:p>
      <text:p text:style-name="P1"><text:tab/><text:tab/><text:tab/><text:tab/>this.y = y;</text:p>
      <text:p text:style-name="P1"><text:tab/><text:tab/><text:tab/><text:tab/>this.speed = s;</text:p>
      <text:p text:style-name="P1"><text:tab/><text:tab/><text:tab/><text:tab/>Cars[w] = this;</text:p>
      <text:p text:style-name="P1"><text:tab/><text:tab/><text:tab/><text:tab/>w++;</text:p>
      <text:p text:style-name="P1"><text:tab/><text:tab/><text:tab/>};</text:p>
      <text:p text:style-name="P1"><text:tab/><text:tab/><text:tab/></text:p>
      <text:p text:style-name="P1"><text:tab/><text:tab/><text:tab/>Car.prototype.draw = function () {</text:p>
      <text:p text:style-name="P1"><text:tab/><text:tab/><text:tab/><text:tab/>var carHtml = '&lt;img src="http://nostarch.com/images/car.png"&gt;';</text:p>
      <text:p text:style-name="P1"><text:tab/><text:tab/><text:tab/><text:tab/>this.carElement = $(carHtml);</text:p>
      <text:p text:style-name="P1"><text:tab/><text:tab/><text:tab/><text:tab/>this.carElement.css({</text:p>
      <text:p text:style-name="P1"><text:tab/><text:tab/><text:tab/><text:tab/><text:tab/>position: 'absolute',</text:p>
      <text:p text:style-name="P1"><text:tab/><text:tab/><text:tab/><text:tab/><text:tab/>left: this.x,</text:p>
      <text:p text:style-name="P1"><text:tab/><text:tab/><text:tab/><text:tab/><text:tab/>top: this.y</text:p>
      <text:p text:style-name="P1"><text:tab/><text:tab/><text:tab/><text:tab/>});</text:p>
      <text:p text:style-name="P1"><text:tab/><text:tab/><text:tab/><text:tab/>$('body').append(this.carElement);</text:p>
      <text:p text:style-name="P1"><text:tab/><text:tab/><text:tab/>};</text:p>
      <text:p text:style-name="P1"><text:tab/><text:tab/><text:tab/></text:p>
      <text:p text:style-name="P1"><text:tab/><text:tab/><text:tab/>Car.prototype.moveRight = function () {</text:p>
      <text:p text:style-name="P1"><text:tab/><text:tab/><text:tab/><text:tab/>this.x += this.speed;</text:p>
      <text:p text:style-name="P1"><text:tab/><text:tab/><text:tab/><text:tab/>this.carElement.css ({</text:p>
      <text:p text:style-name="P1"><text:tab/><text:tab/><text:tab/><text:tab/><text:tab/>left: this.x,</text:p>
      <text:p text:style-name="P1"><text:tab/><text:tab/><text:tab/><text:tab/><text:tab/>top: this.y</text:p>
      <text:p text:style-name="P1"><text:tab/><text:tab/><text:tab/><text:tab/>});</text:p>
      <text:p text:style-name="P1"><text:tab/><text:tab/><text:tab/>};</text:p>
      <text:p text:style-name="P1"><text:tab/><text:tab/><text:tab/></text:p>
      <text:p text:style-name="P1"><text:tab/><text:tab/><text:tab/>Car.prototype.moveLeft = function () {</text:p>
      <text:p text:style-name="P1"><text:tab/><text:tab/><text:tab/><text:tab/>this.x -= this.speed;</text:p>
      <text:p text:style-name="P1"><text:tab/><text:tab/><text:tab/><text:tab/>this.carElement.css ({</text:p>
      <text:p text:style-name="P1"><text:tab/><text:tab/><text:tab/><text:tab/><text:tab/>left: this.x,</text:p>
      <text:p text:style-name="P1"><text:tab/><text:tab/><text:tab/><text:tab/><text:tab/>top: this.y</text:p>
      <text:p text:style-name="P1"><text:tab/><text:tab/><text:tab/><text:tab/>});</text:p>
      <text:p text:style-name="P1"><text:tab/><text:tab/><text:tab/>};</text:p>
      <text:p text:style-name="P1"><text:tab/><text:tab/><text:tab/></text:p>
      <text:p text:style-name="P1"><text:tab/><text:tab/><text:tab/>Car.prototype.moveUp = function () {</text:p>
      <text:p text:style-name="P1"><text:tab/><text:tab/><text:tab/><text:tab/>this.y -= this.speed;</text:p>
      <text:p text:style-name="P1"><text:tab/><text:tab/><text:tab/><text:tab/>this.carElement.css ({</text:p>
      <text:p text:style-name="P1"><text:soft-page-break/><text:tab/><text:tab/><text:tab/><text:tab/><text:tab/>left: this.x,</text:p>
      <text:p text:style-name="P1"><text:tab/><text:tab/><text:tab/><text:tab/><text:tab/>top: this.y</text:p>
      <text:p text:style-name="P1"><text:tab/><text:tab/><text:tab/><text:tab/>});</text:p>
      <text:p text:style-name="P1"><text:tab/><text:tab/><text:tab/>};</text:p>
      <text:p text:style-name="P1"><text:tab/><text:tab/><text:tab/></text:p>
      <text:p text:style-name="P1"><text:tab/><text:tab/><text:tab/>Car.prototype.moveDown = function () {</text:p>
      <text:p text:style-name="P1"><text:tab/><text:tab/><text:tab/><text:tab/>this.y += this.speed;</text:p>
      <text:p text:style-name="P1"><text:tab/><text:tab/><text:tab/><text:tab/>this.carElement.css ({</text:p>
      <text:p text:style-name="P1"><text:tab/><text:tab/><text:tab/><text:tab/><text:tab/>left: this.x,</text:p>
      <text:p text:style-name="P1"><text:tab/><text:tab/><text:tab/><text:tab/><text:tab/>top: this.y</text:p>
      <text:p text:style-name="P1"><text:tab/><text:tab/><text:tab/><text:tab/>});</text:p>
      <text:p text:style-name="P1"><text:tab/><text:tab/><text:tab/>};</text:p>
      <text:p text:style-name="P1"><text:tab/><text:tab/><text:tab/></text:p>
      <text:p text:style-name="P1"><text:tab/><text:tab/><text:tab/>var tesla = new Car(20, 20, 7);</text:p>
      <text:p text:style-name="P1"><text:tab/><text:tab/><text:tab/>var nissan = new Car(100, 200, 8);</text:p>
      <text:p text:style-name="P1"><text:tab/><text:tab/><text:tab/></text:p>
      <text:p text:style-name="P1"><text:tab/><text:tab/><text:tab/>tesla.draw();</text:p>
      <text:p text:style-name="P1"><text:tab/><text:tab/><text:tab/>nissan.draw();</text:p>
      <text:p text:style-name="P1"><text:tab/><text:tab/><text:tab/></text:p>
      <text:p text:style-name="P1"><text:tab/><text:tab/><text:tab/>$(nissan.carElement).click(function () {</text:p>
      <text:p text:style-name="P1"><text:tab/><text:tab/><text:tab/><text:tab/>setInterval('nissan.moveRight()', 100);</text:p>
      <text:p text:style-name="P1"><text:tab/><text:tab/><text:tab/>});</text:p>
      <text:p text:style-name="P17">----------------------------------------------------------</text:p>
      <text:p text:style-name="P2"/>
      <text:p text:style-name="P2">Изменить методы перемещения, чтобы величина сдвига передавалась в качестве аргумента <text:span text:style-name="T1">(nissan.moveRight(10)).</text:span></text:p>
      <text:p text:style-name="P6"><text:tab/><text:tab/><text:tab/>Car.prototype.moveRight = function (vvv) {</text:p>
      <text:p text:style-name="P6"><text:tab/><text:tab/><text:tab/><text:tab/>this.x += vvv;</text:p>
      <text:p text:style-name="P6"><text:tab/><text:tab/><text:tab/><text:tab/>this.carElement.css ({</text:p>
      <text:p text:style-name="P6"><text:tab/><text:tab/><text:tab/><text:tab/><text:tab/>left: this.x,</text:p>
      <text:p text:style-name="P6"><text:tab/><text:tab/><text:tab/><text:tab/><text:tab/>top: this.y</text:p>
      <text:p text:style-name="P6"><text:tab/><text:tab/><text:tab/><text:tab/>});</text:p>
      <text:p text:style-name="P6"><text:tab/><text:tab/><text:tab/>};</text:p>
      <text:p text:style-name="P20">----------------------------------------------------------</text:p>
      <text:p text:style-name="P7"/>
      <text:p text:style-name="P2">Использовать <text:span text:style-name="T1">setInterval, </text:span>чтобы все машины двигались вправо, каждые 30мс смещая их на случайное число от 0 до 5 пикс.</text:p>
      <text:p text:style-name="P12"/>
      <text:p text:style-name="P10"><text:tab/><text:tab/><text:tab/>Car.prototype.moveRight = function () {</text:p>
      <text:p text:style-name="P10"><text:tab/><text:tab/><text:tab/><text:tab/>this.x += (Math.floor(Math.random() * 6));</text:p>
      <text:p text:style-name="P10"><text:tab/><text:tab/><text:tab/><text:tab/>this.carElement.css ({</text:p>
      <text:p text:style-name="P10"><text:tab/><text:tab/><text:tab/><text:tab/><text:tab/>left: this.x,</text:p>
      <text:p text:style-name="P10"><text:tab/><text:tab/><text:tab/><text:tab/><text:tab/>top: this.y</text:p>
      <text:p text:style-name="P10"><text:tab/><text:tab/><text:tab/><text:tab/>});</text:p>
      <text:p text:style-name="P10"><text:tab/><text:tab/><text:tab/>};</text:p>
      <text:p text:style-name="P10"/>
      <text:p text:style-name="P10"><text:tab/><text:tab/><text:tab/>$('html').click(function () {</text:p>
      <text:p text:style-name="P10"><text:tab/><text:tab/><text:tab/><text:tab/>setInterval('nissan.moveRight()', 30);</text:p>
      <text:p text:style-name="P10"><text:tab/><text:tab/><text:tab/><text:tab/>setInterval('tesla.moveRight()', 30);</text:p>
      <text:p text:style-name="P10"><text:tab/><text:tab/><text:tab/>});</text:p>
      <text:p text:style-name="P20">----------------------------------------------------------</text:p>
      <text:p text:style-name="P12"/>
      <text:p text:style-name="P12"/>
      <text:p text:style-name="P12"/>
      <text:p text:style-name="P12"/>
      <text:p text:style-name="P12"/>
      <text:p text:style-name="P12"/>
      <text:p text:style-name="P3"><text:soft-page-break/>Элемент <text:span text:style-name="T1">Canvas.</text:span></text:p>
      <text:p text:style-name="P8"/>
      <text:p text:style-name="P10">&lt;!DOCTYPE html&gt;</text:p>
      <text:p text:style-name="P10">&lt;html&gt;</text:p>
      <text:p text:style-name="P10"><text:tab/>&lt;head&gt;</text:p>
      <text:p text:style-name="P10"><text:tab/><text:tab/>&lt;meta charset="UTF-8"&gt;</text:p>
      <text:p text:style-name="P10"><text:tab/><text:tab/>&lt;title&gt;xxx5&lt;/title&gt;</text:p>
      <text:p text:style-name="P10"><text:tab/>&lt;/head&gt;</text:p>
      <text:p text:style-name="P10"><text:tab/>&lt;body&gt;</text:p>
      <text:p text:style-name="P10"><text:tab/><text:tab/>&lt;canvas id="canvas" width="200" height="200"&gt;&lt;/canvas&gt;</text:p>
      <text:p text:style-name="P10"><text:tab/><text:tab/>&lt;script src="https://code.jquery.com/jquery-2.1.0.js"&gt;&lt;/script&gt;</text:p>
      <text:p text:style-name="P10"><text:tab/><text:tab/>&lt;script&gt;</text:p>
      <text:p text:style-name="P10"><text:tab/><text:tab/><text:tab/>var canvas = document.getElementById("canvas");</text:p>
      <text:p text:style-name="P10"><text:tab/><text:tab/><text:tab/>var ctx = canvas.getContext("2d"); <text:s text:c="2"/><text:span text:style-name="T8">//</text:span><text:span text:style-name="T2">1</text:span></text:p>
      <text:p text:style-name="P10"><text:tab/><text:tab/><text:tab/>ctx.fillRect(0, 0, 10, 10);<text:tab/><text:tab/><text:span text:style-name="T8">//</text:span><text:span text:style-name="T2">2</text:span></text:p>
      <text:p text:style-name="P10"><text:tab/><text:tab/>&lt;/script&gt;</text:p>
      <text:p text:style-name="P10"><text:tab/>&lt;/body&gt;</text:p>
      <text:p text:style-name="P10">&lt;/html&gt;</text:p>
      <text:p text:style-name="P12"/>
      <text:p text:style-name="P10"><text:span text:style-name="T8">//</text:span><text:span text:style-name="T2">1 </text:span><text:span text:style-name="T4">Получаем контекст рисования </text:span><text:span text:style-name="T2">(JS</text:span><text:span text:style-name="T4">-объект с методами и свойствами для рисования</text:span><text:span text:style-name="T2">)</text:span><text:span text:style-name="T4"> для элемента </text:span><text:span text:style-name="T2">canvas. </text:span><text:span text:style-name="T4">2</text:span><text:span text:style-name="T2">d —</text:span><text:span text:style-name="T4"> рисовать двухмерное изображение.</text:span></text:p>
      <text:p text:style-name="P10"><text:span text:style-name="T8">//</text:span><text:span text:style-name="T2">2 </text:span><text:span text:style-name="T4">Рисуем прямоугольник : 0, 0 — координаты верхнего левого угла, 10, 10 — ширина и высота.</text:span></text:p>
      <text:p text:style-name="P12"/>
      <text:p text:style-name="P20">----------------------------------------------------------</text:p>
      <text:p text:style-name="P10"><text:tab/><text:tab/><text:tab/>var canvas = document.getElementById("canvas");</text:p>
      <text:p text:style-name="P10"><text:tab/><text:tab/><text:tab/>var ctx = canvas.getContext("2d");</text:p>
      <text:p text:style-name="P10"><text:tab/><text:tab/><text:tab/>for (var i=0; i&lt;8; i++) {</text:p>
      <text:p text:style-name="P10"><text:tab/><text:tab/><text:tab/><text:tab/>ctx.fillRect(i*10, i*10, 10, 10);</text:p>
      <text:p text:style-name="P10"><text:tab/><text:tab/><text:tab/>}</text:p>
      <text:p text:style-name="P20">----------------------------------------------------------</text:p>
      <text:p text:style-name="P10"><text:tab/><text:tab/><text:tab/>var canvas = document.getElementById("canvas");</text:p>
      <text:p text:style-name="P10"><text:tab/><text:tab/><text:tab/>var ctx = canvas.getContext("2d");</text:p>
      <text:p text:style-name="P10"><text:tab/><text:tab/><text:tab/>ctx.<text:span text:style-name="T8">fillStyle</text:span> = "green"; //<text:span text:style-name="T3">Цвет рисования</text:span></text:p>
      <text:p text:style-name="P10"><text:tab/><text:tab/><text:tab/>ctx.fillRect(100, 0, 50, 50);</text:p>
      <text:p text:style-name="P10"><text:tab/><text:tab/><text:tab/>ctx.fillRect(120, 50, 10, 20);</text:p>
      <text:p text:style-name="P10"><text:tab/><text:tab/><text:tab/>ctx.fillRect(50, 70, <text:span text:style-name="T1">1</text:span>50, 10);</text:p>
      <text:p text:style-name="P10"><text:tab/><text:tab/><text:tab/>ctx.fillRect(85, 70, 80, 100);</text:p>
      <text:p text:style-name="P10"><text:tab/><text:tab/><text:tab/>ctx.fillRect(85, 170, 10, <text:span text:style-name="T1">5</text:span>0);</text:p>
      <text:p text:style-name="P10"><text:tab/><text:tab/><text:tab/>ctx.fillRect(155, 170, 10, <text:span text:style-name="T1">5</text:span>0);</text:p>
      <text:p text:style-name="P16">Полный список цветов, которые понимает <text:span text:style-name="T1">JS:css-tricks.com/snippets/css/named-colors-and-hex-equivalents</text:span></text:p>
      <text:p text:style-name="P20">----------------------------------------------------------</text:p>
      <text:p text:style-name="P13">ctx.strokeStyle = "DeepPink"; //<text:span text:style-name="T3"> Изменение цвета контура.</text:span></text:p>
      <text:p text:style-name="P13">ctx.lineWidth = 4; // Т<text:span text:style-name="T3">олщина линии контура.</text:span></text:p>
      <text:p text:style-name="P13">ctx.strokeRect(10, 250, 100, 20); //<text:span text:style-name="T3">Рисует контур прямоугольника.</text:span></text:p>
      <text:p text:style-name="P20">----------------------------------------------------------</text:p>
      <text:p text:style-name="P2">Путь — последовательность линий.</text:p>
      <text:p text:style-name="P10"><text:tab/><text:tab/><text:tab/>ctx.<text:span text:style-name="T8">strokeStyle</text:span> = "Turquoise"; //<text:span text:style-name="T3">Цвет линии.</text:span></text:p>
      <text:p text:style-name="P10"><text:tab/><text:tab/><text:tab/>ctx.<text:span text:style-name="T8">beginPath()</text:span>; //<text:span text:style-name="T3">Начало рисования нового пути.</text:span></text:p>
      <text:p text:style-name="P10"><text:tab/><text:tab/><text:tab/>ctx.<text:span text:style-name="T8">moveTo</text:span>(10, 10); //<text:span text:style-name="T3">Перо перемещается в точку с координатами.</text:span></text:p>
      <text:p text:style-name="P10"><text:tab/><text:tab/><text:tab/>ctx.<text:span text:style-name="T8">lineTo</text:span>(60, 60); //<text:span text:style-name="T3">Перо чертит линию.</text:span></text:p>
      <text:p text:style-name="P10"><text:tab/><text:tab/><text:tab/>ctx.moveTo(60, 10);</text:p>
      <text:p text:style-name="P10"><text:tab/><text:tab/><text:tab/>ctx.lineTo(10, 60);</text:p>
      <text:p text:style-name="P10"><text:tab/><text:tab/><text:tab/>ctx.<text:span text:style-name="T8">stroke()</text:span>; //<text:span text:style-name="T3">Отображение пути на экране.</text:span></text:p>
      <text:p text:style-name="P20">----------------------------------------------------------</text:p>
      <text:p text:style-name="P10"><text:tab/><text:tab/><text:tab/>ctx.strokeStyle = "Orange";</text:p>
      <text:p text:style-name="P10"><text:tab/><text:tab/><text:tab/>ctx.beginPath();</text:p>
      <text:p text:style-name="P10"><text:tab/><text:tab/><text:tab/>ctx.moveTo(250, 10);</text:p>
      <text:p text:style-name="P10"><text:soft-page-break/><text:tab/><text:tab/><text:tab/>ctx.lineTo(270, 10);</text:p>
      <text:p text:style-name="P10"><text:tab/><text:tab/><text:tab/>ctx.lineTo(270, 30);</text:p>
      <text:p text:style-name="P10"><text:tab/><text:tab/><text:tab/>ctx.lineTo(250, 30);</text:p>
      <text:p text:style-name="P10"><text:tab/><text:tab/><text:tab/>ctx.lineTo(250, 8);</text:p>
      <text:p text:style-name="P10"><text:tab/><text:tab/><text:tab/>ctx.moveTo(260, 30);</text:p>
      <text:p text:style-name="P10"><text:tab/><text:tab/><text:tab/>ctx.lineTo(260, 80);</text:p>
      <text:p text:style-name="P10"><text:tab/><text:tab/><text:tab/>ctx.moveTo(260, 45);</text:p>
      <text:p text:style-name="P10"><text:tab/><text:tab/><text:tab/>ctx.lineTo(285, 30);</text:p>
      <text:p text:style-name="P10"><text:tab/><text:tab/><text:tab/>ctx.moveTo(260, 45);</text:p>
      <text:p text:style-name="P10"><text:tab/><text:tab/><text:tab/>ctx.lineTo(235, 30);</text:p>
      <text:p text:style-name="P10"><text:tab/><text:tab/><text:tab/>ctx.moveTo(260, 80);</text:p>
      <text:p text:style-name="P10"><text:tab/><text:tab/><text:tab/>ctx.lineTo(280, 110);</text:p>
      <text:p text:style-name="P10"><text:tab/><text:tab/><text:tab/>ctx.moveTo(260, 80);</text:p>
      <text:p text:style-name="P10"><text:tab/><text:tab/><text:tab/>ctx.lineTo(240, 110);</text:p>
      <text:p text:style-name="P10"><text:tab/><text:tab/><text:tab/>ctx.stroke();</text:p>
      <text:p text:style-name="P20">----------------------------------------------------------</text:p>
      <text:p text:style-name="P10"><text:tab/><text:tab/><text:tab/>var canvas = document.getElementById("canvas");</text:p>
      <text:p text:style-name="P10"><text:tab/><text:tab/><text:tab/>var ctx = canvas.getContext("2d");</text:p>
      <text:p text:style-name="P10"><text:tab/><text:tab/><text:tab/>ctx.fillStyle = "blue";</text:p>
      <text:p text:style-name="P10"><text:tab/><text:tab/><text:tab/>ctx.beginPath();</text:p>
      <text:p text:style-name="P10"><text:tab/><text:tab/><text:tab/>ctx.moveTo(100, 100);</text:p>
      <text:p text:style-name="P10"><text:tab/><text:tab/><text:tab/>ctx.lineTo(100, 60);</text:p>
      <text:p text:style-name="P10"><text:tab/><text:tab/><text:tab/>ctx.lineTo(130, 30);</text:p>
      <text:p text:style-name="P10"><text:tab/><text:tab/><text:tab/>ctx.lineTo(160, 60);</text:p>
      <text:p text:style-name="P10"><text:tab/><text:tab/><text:tab/>ctx.lineTo(160, 100);</text:p>
      <text:p text:style-name="P10"><text:tab/><text:tab/><text:tab/>ctx.lineTo(100, 100);</text:p>
      <text:p text:style-name="P10"><text:tab/><text:tab/><text:tab/>ctx.<text:span text:style-name="T8">fill()</text:span>; //Заливает замкнутый путь цветом.</text:p>
      <text:p text:style-name="P20">----------------------------------------------------------</text:p>
      <text:p text:style-name="P10"><text:tab/><text:tab/><text:tab/>var canvas = document.getElementById("canvas");</text:p>
      <text:p text:style-name="P10"><text:tab/><text:tab/><text:tab/>var ctx = canvas.getContext("2d");</text:p>
      <text:p text:style-name="P10"><text:tab/><text:tab/><text:tab/>ctx.strokeStyle = "green";</text:p>
      <text:p text:style-name="P10"><text:tab/><text:tab/><text:tab/>ctx.lineWidth = 2;</text:p>
      <text:p text:style-name="P10"><text:tab/><text:tab/><text:tab/></text:p>
      <text:p text:style-name="P10"><text:tab/><text:tab/><text:tab/>ctx.beginPath();</text:p>
      <text:p text:style-name="P10"><text:tab/><text:tab/><text:tab/>ctx.<text:span text:style-name="T8">arc(50, 50, 20, 0, Math.PI/2, false); //1</text:span></text:p>
      <text:p text:style-name="P10"><text:tab/><text:tab/><text:tab/>ctx.stroke();</text:p>
      <text:p text:style-name="P10"><text:tab/><text:tab/><text:tab/><text:span text:style-name="T8">//1: 50, 50 - координаты центра, 20 - радиус 20 пикс,</text:span></text:p>
      <text:p text:style-name="P13"><text:tab/><text:tab/><text:tab/>// 0 - начальная точка (крайняя правая точка окружности),</text:p>
      <text:p text:style-name="P13"><text:tab/><text:tab/><text:tab/>// Math.PI/2 - конечная точка (90 гр),</text:p>
      <text:p text:style-name="P13"><text:tab/><text:tab/><text:tab/>// false - по часовой стрелке (true - против часовой)</text:p>
      <text:p text:style-name="P10"><text:tab/><text:tab/><text:tab/></text:p>
      <text:p text:style-name="P10"><text:tab/><text:tab/><text:tab/>ctx.beginPath();</text:p>
      <text:p text:style-name="P10"><text:tab/><text:tab/><text:tab/>ctx.arc(100,50, 20, 0, Math.PI, false);</text:p>
      <text:p text:style-name="P10"><text:tab/><text:tab/><text:tab/>ctx.stroke();</text:p>
      <text:p text:style-name="P10"><text:tab/><text:tab/><text:tab/></text:p>
      <text:p text:style-name="P10"><text:tab/><text:tab/><text:tab/>ctx.beginPath();</text:p>
      <text:p text:style-name="P10"><text:tab/><text:tab/><text:tab/>ctx.arc(150,50, 20, 0, Math.PI*2, false);</text:p>
      <text:p text:style-name="P10"><text:tab/><text:tab/><text:tab/>ctx.stroke();</text:p>
      <text:p text:style-name="P20">----------------------------------------------------------</text:p>
      <text:p text:style-name="P12"><text:span text:style-name="T3">Окружности</text:span><text:tab/></text:p>
      <text:p text:style-name="P10"><text:tab/><text:tab/>var canvas = document.getElementById("canvas");</text:p>
      <text:p text:style-name="P10"><text:tab/><text:tab/><text:tab/>var ctx = canvas.getContext("2d");</text:p>
      <text:p text:style-name="P10"><text:tab/><text:tab/><text:tab/>ctx.lineWidth = 2;</text:p>
      <text:p text:style-name="P10"><text:tab/><text:tab/><text:tab/></text:p>
      <text:p text:style-name="P10"><text:tab/><text:tab/><text:tab/>var circle = function (x, y, radius) {</text:p>
      <text:p text:style-name="P10"><text:tab/><text:tab/><text:tab/><text:tab/>ctx.beginPath();</text:p>
      <text:p text:style-name="P10"><text:tab/><text:tab/><text:tab/><text:tab/>ctx.arc(x, y, radius, 0, Math.PI*2, false);</text:p>
      <text:p text:style-name="P10"><text:soft-page-break/><text:tab/><text:tab/><text:tab/><text:tab/>ctx.stroke();</text:p>
      <text:p text:style-name="P10"><text:tab/><text:tab/><text:tab/>};</text:p>
      <text:p text:style-name="P10"><text:tab/><text:tab/><text:tab/></text:p>
      <text:p text:style-name="P10"><text:tab/><text:tab/><text:tab/>for (var i=1; i&lt;6; i++) {</text:p>
      <text:p text:style-name="P10"><text:tab/><text:tab/><text:tab/><text:tab/>if (i===1) {ctx.strokeStyle = "orange";}</text:p>
      <text:p text:style-name="P10"><text:tab/><text:tab/><text:tab/><text:tab/>else if (i===2) {ctx.strokeStyle = "green";}</text:p>
      <text:p text:style-name="P10"><text:tab/><text:tab/><text:tab/><text:tab/>else if (i===3) {ctx.strokeStyle = "blue";}</text:p>
      <text:p text:style-name="P10"><text:tab/><text:tab/><text:tab/><text:tab/>else if (i===4) {ctx.strokeStyle = "yellow";}</text:p>
      <text:p text:style-name="P10"><text:tab/><text:tab/><text:tab/><text:tab/>else {ctx.strokeStyle = "red";}</text:p>
      <text:p text:style-name="P10"><text:tab/><text:tab/><text:tab/><text:tab/>circle(100, 100, i*10);</text:p>
      <text:p text:style-name="P10"><text:tab/><text:tab/><text:tab/>}</text:p>
      <text:p text:style-name="P20">----------------------------------------------------------</text:p>
      <text:p text:style-name="P12"><text:span text:style-name="T3">Круги</text:span><text:tab/></text:p>
      <text:p text:style-name="P10"><text:tab/><text:tab/>var canvas = document.getElementById("canvas");</text:p>
      <text:p text:style-name="P10"><text:tab/><text:tab/><text:tab/>var ctx = canvas.getContext("2d");</text:p>
      <text:p text:style-name="P10"><text:tab/><text:tab/><text:tab/>ctx.lineWidth = 2;</text:p>
      <text:p text:style-name="P10"><text:tab/><text:tab/><text:tab/></text:p>
      <text:p text:style-name="P10"><text:tab/><text:tab/><text:tab/>var circle = function (x, y, radius) {</text:p>
      <text:p text:style-name="P10"><text:tab/><text:tab/><text:tab/><text:tab/>ctx.beginPath();</text:p>
      <text:p text:style-name="P10"><text:tab/><text:tab/><text:tab/><text:tab/>ctx.arc(x, y, radius, 0, Math.PI*2, false);</text:p>
      <text:p text:style-name="P10"><text:tab/><text:tab/><text:tab/><text:tab/>ctx.fill();</text:p>
      <text:p text:style-name="P10"><text:tab/><text:tab/><text:tab/>};</text:p>
      <text:p text:style-name="P10"><text:tab/><text:tab/><text:tab/></text:p>
      <text:p text:style-name="P10"><text:tab/><text:tab/><text:tab/>for (var i=5; i&gt;0; i--) {</text:p>
      <text:p text:style-name="P10"><text:tab/><text:tab/><text:tab/><text:tab/>if (i===1) {ctx.fillStyle = "orange";}</text:p>
      <text:p text:style-name="P10"><text:tab/><text:tab/><text:tab/><text:tab/>else if (i===2) {ctx.fillStyle = "green";}</text:p>
      <text:p text:style-name="P10"><text:tab/><text:tab/><text:tab/><text:tab/>else if (i===3) {ctx.fillStyle = "blue";}</text:p>
      <text:p text:style-name="P10"><text:tab/><text:tab/><text:tab/><text:tab/>else if (i===4) {ctx.fillStyle = "yellow";}</text:p>
      <text:p text:style-name="P10"><text:tab/><text:tab/><text:tab/><text:tab/>else {ctx.fillStyle = "red";}</text:p>
      <text:p text:style-name="P10"><text:tab/><text:tab/><text:tab/><text:tab/>circle(100, 100, i*20);</text:p>
      <text:p text:style-name="P10"><text:tab/><text:tab/><text:tab/>}</text:p>
      <text:p text:style-name="P20">----------------------------------------------------------</text:p>
      <text:p text:style-name="P10"><text:tab/><text:tab/><text:tab/>var canvas = document.getElementById("canvas");</text:p>
      <text:p text:style-name="P10"><text:tab/><text:tab/><text:tab/>var ctx = canvas.getContext("2d");</text:p>
      <text:p text:style-name="P10"><text:tab/><text:tab/><text:tab/></text:p>
      <text:p text:style-name="P10"><text:tab/><text:tab/><text:tab/>ctx.lineWidth = 3;</text:p>
      <text:p text:style-name="P10"><text:tab/><text:tab/><text:tab/></text:p>
      <text:p text:style-name="P10"><text:tab/><text:tab/><text:tab/>var drawSnowman = function (x, y) {</text:p>
      <text:p text:style-name="P10"><text:tab/><text:tab/><text:tab/><text:tab/>//Нос</text:p>
      <text:p text:style-name="P10"><text:tab/><text:tab/><text:tab/><text:tab/>ctx.beginPath();</text:p>
      <text:p text:style-name="P10"><text:tab/><text:tab/><text:tab/><text:tab/>ctx.fillStyle = "orange";</text:p>
      <text:p text:style-name="P10"><text:tab/><text:tab/><text:tab/><text:tab/>ctx.arc(x, y+5, 7, 0, Math.PI*2, false);</text:p>
      <text:p text:style-name="P10"><text:tab/><text:tab/><text:tab/><text:tab/>ctx.fill();</text:p>
      <text:p text:style-name="P10"><text:tab/><text:tab/><text:tab/><text:tab/>//Голова</text:p>
      <text:p text:style-name="P10"><text:tab/><text:tab/><text:tab/><text:tab/>ctx.beginPath();</text:p>
      <text:p text:style-name="P10"><text:tab/><text:tab/><text:tab/><text:tab/>ctx.strokeStyle = "blue";</text:p>
      <text:p text:style-name="P10"><text:tab/><text:tab/><text:tab/><text:tab/>ctx.arc(x, y, 30, 0, Math.PI*2, false);</text:p>
      <text:p text:style-name="P10"><text:tab/><text:tab/><text:tab/><text:tab/>ctx.stroke();</text:p>
      <text:p text:style-name="P10"><text:tab/><text:tab/><text:tab/><text:tab/>//Глаза</text:p>
      <text:p text:style-name="P10"><text:tab/><text:tab/><text:tab/><text:tab/>ctx.beginPath();</text:p>
      <text:p text:style-name="P10"><text:tab/><text:tab/><text:tab/><text:tab/>ctx.fillStyle = "gray";</text:p>
      <text:p text:style-name="P10"><text:tab/><text:tab/><text:tab/><text:tab/>ctx.arc(x-10, y-10, 5, 0, Math.PI*2, false);</text:p>
      <text:p text:style-name="P10"><text:tab/><text:tab/><text:tab/><text:tab/>ctx.fill();</text:p>
      <text:p text:style-name="P10"><text:tab/><text:tab/><text:tab/><text:tab/>ctx.beginPath();</text:p>
      <text:p text:style-name="P10"><text:tab/><text:tab/><text:tab/><text:tab/>ctx.fillStyle = "gray";</text:p>
      <text:p text:style-name="P10"><text:tab/><text:tab/><text:tab/><text:tab/>ctx.arc(x+10, y-10, 5, 0, Math.PI*2, false);</text:p>
      <text:p text:style-name="P10"><text:tab/><text:tab/><text:tab/><text:tab/>ctx.fill();</text:p>
      <text:p text:style-name="P10"><text:soft-page-break/><text:tab/><text:tab/><text:tab/><text:tab/>//Лыба</text:p>
      <text:p text:style-name="P10"><text:tab/><text:tab/><text:tab/><text:tab/>ctx.beginPath();</text:p>
      <text:p text:style-name="P10"><text:tab/><text:tab/><text:tab/><text:tab/>ctx.strokeStyle = "gray";</text:p>
      <text:p text:style-name="P10"><text:tab/><text:tab/><text:tab/><text:tab/>ctx.arc(x, y+7, 12, 0, Math.PI, false);</text:p>
      <text:p text:style-name="P10"><text:tab/><text:tab/><text:tab/><text:tab/>ctx.stroke();</text:p>
      <text:p text:style-name="P10"><text:tab/><text:tab/><text:tab/><text:tab/>//Туловище</text:p>
      <text:p text:style-name="P10"><text:tab/><text:tab/><text:tab/><text:tab/>ctx.beginPath();</text:p>
      <text:p text:style-name="P10"><text:tab/><text:tab/><text:tab/><text:tab/>ctx.strokeStyle = "blue";</text:p>
      <text:p text:style-name="P10"><text:tab/><text:tab/><text:tab/><text:tab/>ctx.arc(x, y+70, 40, 0, Math.PI*2, false);</text:p>
      <text:p text:style-name="P10"><text:tab/><text:tab/><text:tab/><text:tab/>ctx.stroke();</text:p>
      <text:p text:style-name="P10"><text:tab/><text:tab/><text:tab/><text:tab/>//Пуговицы</text:p>
      <text:p text:style-name="P10"><text:tab/><text:tab/><text:tab/><text:tab/>for (var i=0; i&lt;3; i++) {</text:p>
      <text:p text:style-name="P10"><text:tab/><text:tab/><text:tab/><text:tab/><text:tab/>ctx.beginPath();</text:p>
      <text:p text:style-name="P10"><text:tab/><text:tab/><text:tab/><text:tab/><text:tab/>ctx.fillStyle = "green";</text:p>
      <text:p text:style-name="P10"><text:tab/><text:tab/><text:tab/><text:tab/><text:tab/>ctx.arc(x, (y+50)+i*20 , 5, 0, Math.PI*2, false);</text:p>
      <text:p text:style-name="P10"><text:tab/><text:tab/><text:tab/><text:tab/><text:tab/>ctx.fill();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tab/><text:tab/><text:tab/>drawSnowman(100, 100);</text:p>
      <text:p text:style-name="P10"><text:tab/><text:tab/><text:tab/>drawSnowman(200, 180);</text:p>
      <text:p text:style-name="P20">----------------------------------------------------------</text:p>
      <text:p text:style-name="P2">Написать функцию, которая по передаваемому ей массиву точек, рисует линию.</text:p>
      <text:p text:style-name="P10"><text:tab/><text:tab/><text:tab/>var canvas = document.getElementById("canvas");</text:p>
      <text:p text:style-name="P10"><text:tab/><text:tab/><text:tab/>var ctx = canvas.getContext("2d");</text:p>
      <text:p text:style-name="P10"><text:tab/><text:tab/><text:tab/></text:p>
      <text:p text:style-name="P10"><text:tab/><text:tab/><text:tab/>ctx.lineWidth = 3;</text:p>
      <text:p text:style-name="P10"><text:tab/><text:tab/><text:tab/>ctx.strokeStyle = "Orange";</text:p>
      <text:p text:style-name="P10"><text:tab/><text:tab/><text:tab/></text:p>
      <text:p text:style-name="P10"><text:tab/><text:tab/><text:tab/>function drawPoints (array) {</text:p>
      <text:p text:style-name="P10"><text:tab/><text:tab/><text:tab/><text:tab/>ctx.beginPath();</text:p>
      <text:p text:style-name="P10"><text:tab/><text:tab/><text:tab/><text:tab/>ctx.moveTo(array[0][0], array[0][1]);</text:p>
      <text:p text:style-name="P10"><text:tab/><text:tab/><text:tab/><text:tab/>for (var i=1; i&lt;array.length; i++) {</text:p>
      <text:p text:style-name="P10"><text:tab/><text:tab/><text:tab/><text:tab/><text:tab/>ctx.lineTo(array[i][0], array[i][1]);</text:p>
      <text:p text:style-name="P10"><text:tab/><text:tab/><text:tab/><text:tab/>}</text:p>
      <text:p text:style-name="P10"><text:tab/><text:tab/><text:tab/><text:tab/>ctx.stroke();</text:p>
      <text:p text:style-name="P10"><text:tab/><text:tab/><text:tab/>};</text:p>
      <text:p text:style-name="P10"><text:tab/><text:tab/><text:tab/></text:p>
      <text:p text:style-name="P10"><text:tab/><text:tab/><text:tab/>var points = [[50, 50], [50, 100], [100, 100], [100, 50], [50, 50]];</text:p>
      <text:p text:style-name="P10"><text:tab/><text:tab/><text:tab/>var mysteryPoints = [[50, 50], [50, 100], [25, 120],</text:p>
      <text:p text:style-name="P10"><text:tab/><text:tab/><text:tab/><text:tab/><text:tab/><text:tab/><text:tab/><text:tab/>[100, 50], [70, 90], [100, 90], [70, 120]];</text:p>
      <text:p text:style-name="P10"><text:tab/><text:tab/><text:tab/><text:tab/><text:tab/><text:tab/><text:tab/><text:tab/></text:p>
      <text:p text:style-name="P10"><text:tab/><text:tab/><text:tab/>//drawPoints(points);</text:p>
      <text:p text:style-name="P10"><text:tab/><text:tab/><text:tab/>drawPoints(mysteryPoints);</text:p>
      <text:p text:style-name="P20">----------------------------------------------------------</text:p>
      <text:p text:style-name="P2">При перемещении мыши над <text:span text:style-name="T1">canvas </text:span>под курсором мыши рисуется окружность радиусом 3 пикс.</text:p>
      <text:p text:style-name="P10"><text:tab/><text:tab/><text:tab/>var canvas = document.getElementById("canvas");</text:p>
      <text:p text:style-name="P10"><text:tab/><text:tab/><text:tab/>var ctx = canvas.getContext("2d");</text:p>
      <text:p text:style-name="P10"><text:tab/><text:tab/><text:tab/></text:p>
      <text:p text:style-name="P10"><text:tab/><text:tab/><text:tab/>ctx.lineWidth = 3;</text:p>
      <text:p text:style-name="P10"><text:tab/><text:tab/><text:tab/>ctx.strokeStyle = "Orange";</text:p>
      <text:p text:style-name="P10"><text:tab/><text:tab/><text:tab/></text:p>
      <text:p text:style-name="P10"><text:tab/><text:tab/><text:tab/>$('#canvas').mousemove(function(event){</text:p>
      <text:p text:style-name="P10"><text:tab/><text:tab/><text:tab/><text:tab/>ctx.arc(event.pageX, event.pageY, 3, 0, Math.PI*2, true);</text:p>
      <text:p text:style-name="P10"><text:tab/><text:tab/><text:tab/><text:tab/>ctx.stroke();</text:p>
      <text:p text:style-name="P10"><text:tab/><text:tab/><text:tab/>});</text:p>
      <text:p text:style-name="P20">----------------------------------------------------------</text:p>
      <text:p text:style-name="P2"><text:soft-page-break/>«Угадай слово» с рисованием оленя.</text:p>
      <text:p text:style-name="P2"/>
      <text:p text:style-name="P1">&lt;!DOCTYPE html&gt;</text:p>
      <text:p text:style-name="P1">&lt;html&gt;</text:p>
      <text:p text:style-name="P1"><text:tab/>&lt;head&gt;</text:p>
      <text:p text:style-name="P1"><text:tab/><text:tab/>&lt;meta charset="UTF-8"&gt;</text:p>
      <text:p text:style-name="P1"><text:tab/><text:tab/>&lt;title&gt;xxx&lt;/title&gt;</text:p>
      <text:p text:style-name="P1"><text:tab/>&lt;/head&gt;</text:p>
      <text:p text:style-name="P1"><text:tab/>&lt;body&gt;</text:p>
      <text:p text:style-name="P1"><text:tab/><text:tab/>&lt;script src="https://code.jquery.com/jquery-2.1.0.js"&gt;&lt;/script&gt;</text:p>
      <text:p text:style-name="P1"><text:tab/><text:tab/>&lt;canvas id="canvas" width="300" height="300"&gt;&lt;/canvas&gt;</text:p>
      <text:p text:style-name="P1"><text:tab/><text:tab/>&lt;script&gt;</text:p>
      <text:p text:style-name="P1"><text:tab/><text:tab/><text:tab/>var word = pickWord();</text:p>
      <text:p text:style-name="P1"><text:tab/><text:tab/><text:tab/>var answerArray = setupAnswerArray(word);</text:p>
      <text:p text:style-name="P1"><text:tab/><text:tab/><text:tab/>var usedLetters = [];</text:p>
      <text:p text:style-name="P1"><text:tab/><text:tab/><text:tab/>var attempts = 20;</text:p>
      <text:p text:style-name="P1"><text:tab/><text:tab/><text:tab/>var remainingLetters = <text:s/>word.length;</text:p>
      <text:p text:style-name="P1"><text:tab/><text:tab/><text:tab/>var err = 0;</text:p>
      <text:p text:style-name="P1"><text:tab/><text:tab/><text:tab/>var canvas = document.getElementById("canvas");</text:p>
      <text:p text:style-name="P1"><text:tab/><text:tab/><text:tab/>var ctx = canvas.getContext("2d");</text:p>
      <text:p text:style-name="P1"><text:tab/><text:tab/><text:tab/>ctx.lineWidth = 2;</text:p>
      <text:p text:style-name="P1"><text:tab/><text:tab/><text:tab/>ctx.strokeStyle = "Orange";</text:p>
      <text:p text:style-name="P1"><text:tab/><text:tab/><text:tab/></text:p>
      <text:p text:style-name="P1"><text:tab/><text:tab/><text:tab/>while (remainingLetters &gt; 0) {</text:p>
      <text:p text:style-name="P1"><text:tab/><text:tab/><text:tab/><text:tab/>attempts--;</text:p>
      <text:p text:style-name="P1"><text:tab/><text:tab/><text:tab/><text:tab/>showPlayerProgress(answerArray);</text:p>
      <text:p text:style-name="P1"><text:tab/><text:tab/><text:tab/><text:tab/>var guess = getGuess();</text:p>
      <text:p text:style-name="P1"><text:tab/><text:tab/><text:tab/><text:tab/>if (guess === null || attempts === 0) {</text:p>
      <text:p text:style-name="P1"><text:tab/><text:tab/><text:tab/><text:tab/><text:tab/>break;</text:p>
      <text:p text:style-name="P1"><text:tab/><text:tab/><text:tab/><text:tab/>} else if (guess.length !== 1) {</text:p>
      <text:p text:style-name="P1"><text:tab/><text:tab/><text:tab/><text:tab/>alert('Пожалуйста, введите одну букву.');</text:p>
      <text:p text:style-name="P1"><text:tab/><text:tab/><text:tab/><text:tab/>} else {</text:p>
      <text:p text:style-name="P1"><text:tab/><text:tab/><text:tab/><text:tab/><text:tab/>updateGameStatus (guess, word, answerArray);</text:p>
      <text:p text:style-name="P1"><text:tab/><text:tab/><text:tab/><text:tab/>}</text:p>
      <text:p text:style-name="P1"><text:tab/><text:tab/><text:tab/>}</text:p>
      <text:p text:style-name="P1"><text:tab/><text:tab/><text:tab/>finalMessage();</text:p>
      <text:p text:style-name="P1"><text:tab/><text:tab/><text:tab/>console.log(usedLetters);</text:p>
      <text:p text:style-name="P1"><text:tab/><text:tab/><text:tab/>//Функции--------------------------------------------------------</text:p>
      <text:p text:style-name="P1"><text:tab/><text:tab/><text:tab/>function pickWord () {</text:p>
      <text:p text:style-name="P1"><text:tab/><text:tab/><text:tab/><text:tab/>var words = ['программа', 'макака', 'прекрасный', 'оладушек', </text:p>
      <text:p text:style-name="P1"><text:tab/><text:tab/><text:tab/><text:tab/><text:tab/>'рассвет', 'подорожник', 'прогресс'];</text:p>
      <text:p text:style-name="P1"><text:tab/><text:tab/><text:tab/><text:tab/>return words[Math.floor(Math.random()*words.length)];</text:p>
      <text:p text:style-name="P1"><text:tab/><text:tab/><text:tab/>};</text:p>
      <text:p text:style-name="P1"><text:tab/><text:tab/><text:tab/>function setupAnswerArray (word) {</text:p>
      <text:p text:style-name="P1"><text:tab/><text:tab/><text:tab/><text:tab/>answerArray = [];</text:p>
      <text:p text:style-name="P1"><text:tab/><text:tab/><text:tab/><text:tab/>for (var i = 0; i &lt; word.length; i++) {</text:p>
      <text:p text:style-name="P1"><text:tab/><text:tab/><text:tab/><text:tab/><text:tab/>answerArray[i] = '_';</text:p>
      <text:p text:style-name="P1"><text:tab/><text:tab/><text:tab/><text:tab/>}</text:p>
      <text:p text:style-name="P1"><text:tab/><text:tab/><text:tab/><text:tab/>return answerArray;</text:p>
      <text:p text:style-name="P1"><text:tab/><text:tab/><text:tab/>};</text:p>
      <text:p text:style-name="P1"><text:tab/><text:tab/><text:tab/>function showPlayerProgress (answerArray) {</text:p>
      <text:p text:style-name="P1"><text:tab/><text:tab/><text:tab/><text:tab/>alert(answerArray.join(' '));</text:p>
      <text:p text:style-name="P1"><text:tab/><text:tab/><text:tab/>};</text:p>
      <text:p text:style-name="P1"><text:tab/><text:tab/><text:tab/>function getGuess () {</text:p>
      <text:p text:style-name="P1"><text:tab/><text:tab/><text:tab/><text:tab/>return guess = prompt("Угадайте букву или \</text:p>
      <text:p text:style-name="P1">нажмите Отмена для выхода из игры.").toLowerCase(); //Исключаем заглавные буквы.</text:p>
      <text:p text:style-name="P1"><text:tab/><text:tab/><text:tab/>};</text:p>
      <text:p text:style-name="P1"><text:soft-page-break/><text:tab/><text:tab/><text:tab/>function updateGameStatus (guess, word, answerArray) {</text:p>
      <text:p text:style-name="P1"><text:tab/><text:tab/><text:tab/><text:tab/>var checkErr = 0;</text:p>
      <text:p text:style-name="P1"><text:tab/><text:tab/><text:tab/><text:tab/>for (var j = 0; j &lt;word.length; j++) {</text:p>
      <text:p text:style-name="P1"><text:tab/><text:tab/><text:tab/><text:tab/><text:tab/>if (word[j] === guess) {</text:p>
      <text:p text:style-name="P1"><text:tab/><text:tab/><text:tab/><text:tab/><text:tab/><text:tab/>if (usedLetters.indexOf(guess) == -1) {</text:p>
      <text:p text:style-name="P1"><text:tab/><text:tab/><text:tab/><text:tab/><text:tab/><text:tab/><text:tab/>remainingLetters--;</text:p>
      <text:p text:style-name="P1"><text:tab/><text:tab/><text:tab/><text:tab/><text:tab/><text:tab/><text:tab/>console.log(remainingLetters);</text:p>
      <text:p text:style-name="P1"><text:tab/><text:tab/><text:tab/><text:tab/><text:tab/><text:tab/><text:tab/>checkErr = 1;</text:p>
      <text:p text:style-name="P1"><text:tab/><text:tab/><text:tab/><text:tab/><text:tab/><text:tab/>}</text:p>
      <text:p text:style-name="P1"><text:tab/><text:tab/><text:tab/><text:tab/><text:tab/><text:tab/>answerArray[j] = guess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if (checkErr === 0) {</text:p>
      <text:p text:style-name="P1"><text:tab/><text:tab/><text:tab/><text:tab/><text:tab/>err++;</text:p>
      <text:p text:style-name="P1"><text:tab/><text:tab/><text:tab/><text:tab/><text:tab/>console.log('err ' + err);</text:p>
      <text:p text:style-name="P1"><text:tab/><text:tab/><text:tab/><text:tab/><text:tab/>drawLos(err);</text:p>
      <text:p text:style-name="P1"><text:tab/><text:tab/><text:tab/><text:tab/>}</text:p>
      <text:p text:style-name="P1"><text:tab/><text:tab/><text:tab/><text:tab/>/*Добавляем вводимые буквы в массив, чтобы исключить победу за</text:p>
      <text:p text:style-name="P1"><text:tab/><text:tab/><text:tab/><text:tab/>счет многократного ввода одной и той же верной буквы.*/</text:p>
      <text:p text:style-name="P1"><text:tab/><text:tab/><text:tab/><text:tab/>usedLetters.push(guess);</text:p>
      <text:p text:style-name="P1"><text:tab/><text:tab/><text:tab/>};</text:p>
      <text:p text:style-name="P1"><text:tab/><text:tab/><text:tab/>function finalMessage () {</text:p>
      <text:p text:style-name="P1"><text:tab/><text:tab/><text:tab/><text:tab/>if (attempts != 0) {</text:p>
      <text:p text:style-name="P1"><text:tab/><text:tab/><text:tab/><text:tab/><text:tab/>alert('Отлично! Было загадано слово: ' + word);</text:p>
      <text:p text:style-name="P1"><text:tab/><text:tab/><text:tab/><text:tab/>} else {</text:p>
      <text:p text:style-name="P1"><text:tab/><text:tab/><text:tab/><text:tab/><text:tab/>alert('Ты лось');</text:p>
      <text:p text:style-name="P1"><text:tab/><text:tab/><text:tab/><text:tab/>}</text:p>
      <text:p text:style-name="P1"><text:tab/><text:tab/><text:tab/>};</text:p>
      <text:p text:style-name="P1"><text:tab/><text:tab/><text:tab/>//Рисуем лося.</text:p>
      <text:p text:style-name="P1"><text:tab/><text:tab/><text:tab/>function drawLos (err) {</text:p>
      <text:p text:style-name="P1"><text:tab/><text:tab/><text:tab/><text:tab/>ctx.beginPath();</text:p>
      <text:p text:style-name="P1"><text:tab/><text:tab/><text:tab/><text:tab/>if (err === 1) {</text:p>
      <text:p text:style-name="P1"><text:tab/><text:tab/><text:tab/><text:tab/><text:tab/>ctx.arc(150, 180, 40, 0, Math.PI*2, false);</text:p>
      <text:p text:style-name="P1"><text:tab/><text:tab/><text:tab/><text:tab/>} else if (err === 2) {</text:p>
      <text:p text:style-name="P1"><text:tab/><text:tab/><text:tab/><text:tab/><text:tab/>ctx.moveTo(160, 190);</text:p>
      <text:p text:style-name="P1"><text:tab/><text:tab/><text:tab/><text:tab/><text:tab/>ctx.arc(150, 190, 10, 0, Math.PI*2, false);</text:p>
      <text:p text:style-name="P1"><text:tab/><text:tab/><text:tab/><text:tab/>} else if (err === 3) {</text:p>
      <text:p text:style-name="P1"><text:tab/><text:tab/><text:tab/><text:tab/><text:tab/>ctx.moveTo(137, 170);</text:p>
      <text:p text:style-name="P1"><text:tab/><text:tab/><text:tab/><text:tab/><text:tab/>ctx.arc(130, 170, 8, 0, Math.PI*2, false);</text:p>
      <text:p text:style-name="P1"><text:tab/><text:tab/><text:tab/><text:tab/>} else if (err === 4) {</text:p>
      <text:p text:style-name="P1"><text:tab/><text:tab/><text:tab/><text:tab/><text:tab/>ctx.moveTo(177, 170);</text:p>
      <text:p text:style-name="P1"><text:tab/><text:tab/><text:tab/><text:tab/><text:tab/>ctx.arc(170, 170, 8, 0, Math.PI*2, false);</text:p>
      <text:p text:style-name="P1"><text:tab/><text:tab/><text:tab/><text:tab/>} else if (err === 5) {</text:p>
      <text:p text:style-name="P1"><text:tab/><text:tab/><text:tab/><text:tab/><text:tab/>ctx.moveTo(165, 200);</text:p>
      <text:p text:style-name="P1"><text:tab/><text:tab/><text:tab/><text:tab/><text:tab/>ctx.arc(150, 200, 15, 0, Math.PI, false);</text:p>
      <text:p text:style-name="P1"><text:tab/><text:tab/><text:tab/><text:tab/>} else if (err === 6) {</text:p>
      <text:p text:style-name="P1"><text:tab/><text:tab/><text:tab/><text:tab/><text:tab/>ctx.moveTo(180, 155);</text:p>
      <text:p text:style-name="P1"><text:tab/><text:tab/><text:tab/><text:tab/><text:tab/>ctx.lineTo(217, 118);</text:p>
      <text:p text:style-name="P1"><text:tab/><text:tab/><text:tab/><text:tab/>} else if (err === 7) {</text:p>
      <text:p text:style-name="P1"><text:tab/><text:tab/><text:tab/><text:tab/><text:tab/>ctx.moveTo(120, 155);</text:p>
      <text:p text:style-name="P1"><text:tab/><text:tab/><text:tab/><text:tab/><text:tab/>ctx.lineTo(85, 120);</text:p>
      <text:p text:style-name="P1"><text:tab/><text:tab/><text:tab/><text:tab/>} else if (err === 8) {</text:p>
      <text:p text:style-name="P1"><text:tab/><text:tab/><text:tab/><text:tab/><text:tab/>ctx.moveTo(155, 187);</text:p>
      <text:p text:style-name="P1"><text:tab/><text:tab/><text:tab/><text:tab/><text:tab/>ctx.arc(152, 187, 3, 0, Math.PI*2, false);</text:p>
      <text:p text:style-name="P1"><text:tab/><text:tab/><text:tab/><text:tab/>} else if (err === 9) {</text:p>
      <text:p text:style-name="P1"><text:tab/><text:tab/><text:tab/><text:tab/><text:tab/>ctx.moveTo(215, 145);</text:p>
      <text:p text:style-name="P1"><text:tab/><text:tab/><text:tab/><text:tab/><text:tab/>ctx.lineTo(190, 145);</text:p>
      <text:p text:style-name="P1"><text:soft-page-break/><text:tab/><text:tab/><text:tab/><text:tab/>} else if (err === 10) {</text:p>
      <text:p text:style-name="P1"><text:tab/><text:tab/><text:tab/><text:tab/><text:tab/>ctx.lineTo(190, 120);</text:p>
      <text:p text:style-name="P1"><text:tab/><text:tab/><text:tab/><text:tab/>} else if (err === 11) {</text:p>
      <text:p text:style-name="P1"><text:tab/><text:tab/><text:tab/><text:tab/><text:tab/>ctx.moveTo(85, 145);</text:p>
      <text:p text:style-name="P1"><text:tab/><text:tab/><text:tab/><text:tab/><text:tab/>ctx.lineTo(110, 145);</text:p>
      <text:p text:style-name="P1"><text:tab/><text:tab/><text:tab/><text:tab/>} else if (err === 12) {</text:p>
      <text:p text:style-name="P1"><text:tab/><text:tab/><text:tab/><text:tab/><text:tab/>ctx.lineTo(110, 120);</text:p>
      <text:p text:style-name="P1"><text:tab/><text:tab/><text:tab/><text:tab/>} else if (err === 13) {</text:p>
      <text:p text:style-name="P1"><text:tab/><text:tab/><text:tab/><text:tab/><text:tab/>ctx.moveTo(225, 135);</text:p>
      <text:p text:style-name="P1"><text:tab/><text:tab/><text:tab/><text:tab/><text:tab/>ctx.lineTo(200, 135);</text:p>
      <text:p text:style-name="P1"><text:tab/><text:tab/><text:tab/><text:tab/>} else if (err === 14) {</text:p>
      <text:p text:style-name="P1"><text:tab/><text:tab/><text:tab/><text:tab/><text:tab/>ctx.lineTo(200, 110);</text:p>
      <text:p text:style-name="P1"><text:tab/><text:tab/><text:tab/><text:tab/>} else if (err === 15) {</text:p>
      <text:p text:style-name="P1"><text:tab/><text:tab/><text:tab/><text:tab/><text:tab/>ctx.moveTo(75, 135);</text:p>
      <text:p text:style-name="P1"><text:tab/><text:tab/><text:tab/><text:tab/><text:tab/>ctx.lineTo(100, 135);</text:p>
      <text:p text:style-name="P1"><text:tab/><text:tab/><text:tab/><text:tab/>} else if (err === 16) {</text:p>
      <text:p text:style-name="P1"><text:tab/><text:tab/><text:tab/><text:tab/><text:tab/>ctx.lineTo(100, 110);</text:p>
      <text:p text:style-name="P1"><text:tab/><text:tab/><text:tab/><text:tab/>} else if (err === 17) {</text:p>
      <text:p text:style-name="P1"><text:tab/><text:tab/><text:tab/><text:tab/><text:tab/>ctx.moveTo(235, 125);</text:p>
      <text:p text:style-name="P1"><text:tab/><text:tab/><text:tab/><text:tab/><text:tab/>ctx.lineTo(210, 125);</text:p>
      <text:p text:style-name="P1"><text:tab/><text:tab/><text:tab/><text:tab/>} else if (err === 18) {</text:p>
      <text:p text:style-name="P1"><text:tab/><text:tab/><text:tab/><text:tab/><text:tab/>ctx.lineTo(210, 100);</text:p>
      <text:p text:style-name="P1"><text:tab/><text:tab/><text:tab/><text:tab/>} else if (err === 19) {</text:p>
      <text:p text:style-name="P1"><text:tab/><text:tab/><text:tab/><text:tab/><text:tab/>ctx.moveTo(65, 125);</text:p>
      <text:p text:style-name="P1"><text:tab/><text:tab/><text:tab/><text:tab/><text:tab/>ctx.lineTo(90, 125);</text:p>
      <text:p text:style-name="P1"><text:tab/><text:tab/><text:tab/><text:tab/>} else {</text:p>
      <text:p text:style-name="P1"><text:tab/><text:tab/><text:tab/><text:tab/><text:tab/>ctx.lineTo(90, 100);</text:p>
      <text:p text:style-name="P1"><text:tab/><text:tab/><text:tab/><text:tab/>}</text:p>
      <text:p text:style-name="P1"><text:tab/><text:tab/><text:tab/><text:tab/>$('html').delay(100);</text:p>
      <text:p text:style-name="P1"><text:tab/><text:tab/><text:tab/><text:tab/>ctx.stroke();</text:p>
      <text:p text:style-name="P1"><text:tab/><text:tab/><text:tab/><text:tab/>console.log('stroke ' + err);</text:p>
      <text:p text:style-name="P1"><text:tab/><text:tab/><text:tab/><text:tab/>$('html').delay(100);</text:p>
      <text:p text:style-name="P1"><text:tab/><text:tab/><text:tab/>};</text:p>
      <text:p text:style-name="P1"><text:tab/><text:tab/><text:tab/>//---------------------------------------------------------------</text:p>
      <text:p text:style-name="P1"><text:tab/><text:tab/>&lt;/script&gt;</text:p>
      <text:p text:style-name="P1"><text:tab/>&lt;/body&gt;</text:p>
      <text:p text:style-name="P1">&lt;/html&gt;</text:p>
      <text:p text:style-name="P12"/>
      <text:p text:style-name="P20">----------------------------------------------------------</text:p>
      <text:p text:style-name="P19">Анимация с помощью <text:span text:style-name="T1">Canvas.</text:span></text:p>
      <text:p text:style-name="P12"/>
      <text:p text:style-name="P12"/>
      <text:p text:style-name="P10">&lt;!DOCTYPE html&gt;</text:p>
      <text:p text:style-name="P10">&lt;html&gt;</text:p>
      <text:p text:style-name="P10"><text:tab/>&lt;head&gt;</text:p>
      <text:p text:style-name="P10"><text:tab/><text:tab/>&lt;meta charset="UTF-8"&gt;</text:p>
      <text:p text:style-name="P10"><text:tab/><text:tab/>&lt;title&gt;xxx6&lt;/title&gt;</text:p>
      <text:p text:style-name="P10"><text:tab/>&lt;/head&gt;</text:p>
      <text:p text:style-name="P10"><text:tab/>&lt;body&gt;</text:p>
      <text:p text:style-name="P10"><text:tab/><text:tab/>&lt;canvas id="canvas" width="200" height="200"&gt;&lt;/canvas&gt;</text:p>
      <text:p text:style-name="P10"><text:tab/><text:tab/>&lt;script src="https://code.jquery.com/jquery-2.1.0.js"&gt;&lt;/script&gt;</text:p>
      <text:p text:style-name="P10"><text:tab/><text:tab/>&lt;script&gt;</text:p>
      <text:p text:style-name="P10"><text:tab/><text:tab/><text:tab/>var canvas = document.getElementById("canvas");</text:p>
      <text:p text:style-name="P10"><text:tab/><text:tab/><text:tab/>var ctx = canvas.getContext("2d");</text:p>
      <text:p text:style-name="P10"><text:tab/><text:tab/><text:tab/></text:p>
      <text:p text:style-name="P10"><text:tab/><text:tab/><text:tab/>var position = 0;</text:p>
      <text:p text:style-name="P10"><text:tab/><text:tab/><text:tab/></text:p>
      <text:p text:style-name="P10"><text:soft-page-break/><text:tab/><text:tab/><text:tab/>var intId = setInterval(function() {</text:p>
      <text:p text:style-name="P10"><text:tab/><text:tab/><text:tab/><text:tab/><text:span text:style-name="T8">ctx.clearRect(0, 0, 200, 200); //</text:span><text:span text:style-name="T2">1</text:span></text:p>
      <text:p text:style-name="P10"><text:tab/><text:tab/><text:tab/><text:tab/>ctx.fillRect(position, 0, 200, 200);</text:p>
      <text:p text:style-name="P10"><text:tab/><text:tab/><text:tab/><text:tab/></text:p>
      <text:p text:style-name="P10"><text:tab/><text:tab/><text:tab/><text:tab/>position++;</text:p>
      <text:p text:style-name="P10"><text:tab/><text:tab/><text:tab/><text:tab/>if (position &gt; 200) {</text:p>
      <text:p text:style-name="P10"><text:tab/><text:tab/><text:tab/><text:tab/><text:tab/>position = 0;</text:p>
      <text:p text:style-name="P10"><text:tab/><text:tab/><text:tab/><text:tab/>}</text:p>
      <text:p text:style-name="P10"><text:tab/><text:tab/><text:tab/>}, 30);</text:p>
      <text:p text:style-name="P10"><text:tab/><text:tab/><text:tab/></text:p>
      <text:p text:style-name="P10"><text:tab/><text:tab/><text:tab/>$("html").click(function() {</text:p>
      <text:p text:style-name="P10"><text:tab/><text:tab/><text:tab/><text:tab/>clearInterval(intId);</text:p>
      <text:p text:style-name="P10"><text:tab/><text:tab/><text:tab/>});</text:p>
      <text:p text:style-name="P10"><text:tab/><text:tab/>&lt;/script&gt;</text:p>
      <text:p text:style-name="P10"><text:tab/>&lt;/body&gt;</text:p>
      <text:p text:style-name="P10">&lt;/html&gt;</text:p>
      <text:p text:style-name="P10"/>
      <text:p text:style-name="P13">//<text:span text:style-name="T1">1 – </text:span><text:span text:style-name="T3">очистка участка </text:span><text:span text:style-name="T1">canvas <text:s/></text:span><text:span text:style-name="T3">в форме прямоугольника с координатами левого верхнего угла (0, 0) и размерами 200*200 пикс.</text:span></text:p>
      <text:p text:style-name="P20">----------------------------------------------------------</text:p>
      <text:p text:style-name="P10"><text:tab/><text:tab/><text:tab/>var canvas = document.getElementById("canvas");</text:p>
      <text:p text:style-name="P10"><text:tab/><text:tab/><text:tab/>var ctx = canvas.getContext("2d");</text:p>
      <text:p text:style-name="P10"><text:tab/><text:tab/><text:tab/></text:p>
      <text:p text:style-name="P10"><text:tab/><text:tab/><text:tab/>var size = 0;</text:p>
      <text:p text:style-name="P10"><text:tab/><text:tab/><text:tab/></text:p>
      <text:p text:style-name="P10"><text:tab/><text:tab/><text:tab/>var intId = setInterval(function() {</text:p>
      <text:p text:style-name="P10"><text:tab/><text:tab/><text:tab/><text:tab/>ctx.clearRect(0, 0, 200, 200);</text:p>
      <text:p text:style-name="P10"><text:tab/><text:tab/><text:tab/><text:tab/>ctx.fillRect(0, 0, size, size);</text:p>
      <text:p text:style-name="P10"><text:tab/><text:tab/><text:tab/><text:tab/></text:p>
      <text:p text:style-name="P10"><text:tab/><text:tab/><text:tab/><text:tab/>size++;</text:p>
      <text:p text:style-name="P10"><text:tab/><text:tab/><text:tab/><text:tab/>if (size &gt; 200) {</text:p>
      <text:p text:style-name="P10"><text:tab/><text:tab/><text:tab/><text:tab/><text:tab/>size = 0;</text:p>
      <text:p text:style-name="P10"><text:tab/><text:tab/><text:tab/><text:tab/>}</text:p>
      <text:p text:style-name="P10"><text:tab/><text:tab/><text:tab/>}, 30);</text:p>
      <text:p text:style-name="P10"><text:tab/><text:tab/><text:tab/></text:p>
      <text:p text:style-name="P10"><text:tab/><text:tab/><text:tab/>$("html").click(function() {</text:p>
      <text:p text:style-name="P10"><text:tab/><text:tab/><text:tab/><text:tab/>clearInterval(intId);</text:p>
      <text:p text:style-name="P10"><text:tab/><text:tab/><text:tab/>});</text:p>
      <text:p text:style-name="P20">----------------------------------------------------------</text:p>
      <text:p text:style-name="P2">Две пчелы рандомно перемещаются, при их столкновении рисуется круг в месте столкновения.</text:p>
      <text:p text:style-name="P12"/>
      <text:p text:style-name="P10">&lt;!DOCTYPE html&gt;</text:p>
      <text:p text:style-name="P10">&lt;html&gt;</text:p>
      <text:p text:style-name="P10"><text:tab/>&lt;head&gt;</text:p>
      <text:p text:style-name="P10"><text:tab/><text:tab/>&lt;meta charset="UTF-8"&gt;</text:p>
      <text:p text:style-name="P10"><text:tab/><text:tab/>&lt;title&gt;xxx6&lt;/title&gt;</text:p>
      <text:p text:style-name="P10"><text:tab/>&lt;/head&gt;</text:p>
      <text:p text:style-name="P10"><text:tab/>&lt;body&gt;</text:p>
      <text:p text:style-name="P10"><text:tab/><text:tab/>&lt;canvas id="canvas" width="200" height="200"&gt;&lt;/canvas&gt;</text:p>
      <text:p text:style-name="P10"><text:tab/><text:tab/>&lt;script src="https://code.jquery.com/jquery-2.1.0.js"&gt;&lt;/script&gt;</text:p>
      <text:p text:style-name="P10"><text:tab/><text:tab/>&lt;script&gt;</text:p>
      <text:p text:style-name="P10"><text:tab/><text:tab/><text:tab/>var canvas = document.getElementById("canvas");</text:p>
      <text:p text:style-name="P10"><text:tab/><text:tab/><text:tab/>var ctx = canvas.getContext("2d");</text:p>
      <text:p text:style-name="P10"><text:tab/><text:tab/><text:tab/>var x = 100, y = 100, x2 = 80, y2 = 80;</text:p>
      <text:p text:style-name="P10"><text:tab/><text:tab/><text:tab/>var intId = setInterval(function() {</text:p>
      <text:p text:style-name="P10"><text:tab/><text:tab/><text:tab/><text:tab/>ctx.clearRect(0, 0, 200, 200);</text:p>
      <text:p text:style-name="P10"><text:tab/><text:tab/><text:tab/><text:tab/></text:p>
      <text:p text:style-name="P10"><text:soft-page-break/><text:tab/><text:tab/><text:tab/><text:tab/>drawBee(x, y);</text:p>
      <text:p text:style-name="P10"><text:tab/><text:tab/><text:tab/><text:tab/>x = update(x);</text:p>
      <text:p text:style-name="P10"><text:tab/><text:tab/><text:tab/><text:tab/>y = update(y);</text:p>
      <text:p text:style-name="P10"><text:tab/><text:tab/><text:tab/><text:tab/></text:p>
      <text:p text:style-name="P10"><text:tab/><text:tab/><text:tab/><text:tab/>drawBee(x2, y2);</text:p>
      <text:p text:style-name="P10"><text:tab/><text:tab/><text:tab/><text:tab/>x2 = update(x2);</text:p>
      <text:p text:style-name="P10"><text:tab/><text:tab/><text:tab/><text:tab/>y2 = update(y2);</text:p>
      <text:p text:style-name="P10"><text:tab/><text:tab/><text:tab/><text:tab/></text:p>
      <text:p text:style-name="P10"><text:tab/><text:tab/><text:tab/><text:tab/>bac();</text:p>
      <text:p text:style-name="P10"><text:tab/><text:tab/><text:tab/><text:tab/></text:p>
      <text:p text:style-name="P10"><text:tab/><text:tab/><text:tab/><text:tab/>ctx.strokeRect(0, 0, 200, 200);<text:tab/><text:tab/><text:tab/><text:tab/></text:p>
      <text:p text:style-name="P10"><text:tab/><text:tab/><text:tab/>}, 30);</text:p>
      <text:p text:style-name="P10"><text:tab/><text:tab/><text:tab/></text:p>
      <text:p text:style-name="P10"><text:tab/><text:tab/><text:tab/>$("html").click(function() {</text:p>
      <text:p text:style-name="P10"><text:tab/><text:tab/><text:tab/><text:tab/>clearInterval(intId);</text:p>
      <text:p text:style-name="P10"><text:tab/><text:tab/><text:tab/>});</text:p>
      <text:p text:style-name="P10"><text:tab/><text:tab/><text:tab/>//---------------------------------------------</text:p>
      <text:p text:style-name="P10"><text:tab/><text:tab/><text:tab/>var bac = function () {</text:p>
      <text:p text:style-name="P10"><text:tab/><text:tab/><text:tab/><text:tab/>ctx.strokeStyle = "Orange";</text:p>
      <text:p text:style-name="P10"><text:tab/><text:tab/><text:tab/><text:tab/>if ((Math.abs(x - x2) &lt; 25) &amp;&amp; (Math.abs(y - y2) &lt; 25)) {</text:p>
      <text:p text:style-name="P10"><text:tab/><text:tab/><text:tab/><text:tab/><text:tab/>var bacX = (x + x2)/2, bacY = (y + y2)/2;</text:p>
      <text:p text:style-name="P10"><text:tab/><text:tab/><text:tab/><text:tab/><text:tab/>ctx.moveTo(bacX+20, bacY);</text:p>
      <text:p text:style-name="P10"><text:tab/><text:tab/><text:tab/><text:tab/><text:tab/>ctx.arc(bacX, bacY, 20, 0, Math.PI*2, true);</text:p>
      <text:p text:style-name="P10"><text:tab/><text:tab/><text:tab/><text:tab/><text:tab/>ctx.stroke();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tab/><text:tab/><text:tab/>var circle = function (x, y, radius, fillCircle) {</text:p>
      <text:p text:style-name="P10"><text:tab/><text:tab/><text:tab/><text:tab/>ctx.beginPath();</text:p>
      <text:p text:style-name="P10"><text:tab/><text:tab/><text:tab/><text:tab/>ctx.arc(x, y, radius, Math.PI*2, false);</text:p>
      <text:p text:style-name="P10"><text:tab/><text:tab/><text:tab/><text:tab/>if (fillCircle) {</text:p>
      <text:p text:style-name="P10"><text:tab/><text:tab/><text:tab/><text:tab/><text:tab/>ctx.fill();</text:p>
      <text:p text:style-name="P10"><text:tab/><text:tab/><text:tab/><text:tab/>} else {</text:p>
      <text:p text:style-name="P10"><text:tab/><text:tab/><text:tab/><text:tab/><text:tab/>ctx.stroke();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tab/><text:tab/><text:tab/>var drawBee = function (x, y) {</text:p>
      <text:p text:style-name="P10"><text:tab/><text:tab/><text:tab/><text:tab/>ctx.lineWidth = 1;</text:p>
      <text:p text:style-name="P10"><text:tab/><text:tab/><text:tab/><text:tab/>ctx.strokeStyle = "Black";</text:p>
      <text:p text:style-name="P10"><text:tab/><text:tab/><text:tab/><text:tab/>ctx.fillStyle = "Gold";</text:p>
      <text:p text:style-name="P10"><text:tab/><text:tab/><text:tab/><text:tab/></text:p>
      <text:p text:style-name="P10"><text:tab/><text:tab/><text:tab/><text:tab/>circle(x, y, 8, true);</text:p>
      <text:p text:style-name="P10"><text:tab/><text:tab/><text:tab/><text:tab/>circle(x, y, 8, false);</text:p>
      <text:p text:style-name="P10"><text:tab/><text:tab/><text:tab/><text:tab/>circle(x-5, y-11, 5, false);</text:p>
      <text:p text:style-name="P10"><text:tab/><text:tab/><text:tab/><text:tab/>circle(x+5, y-11, 5, false);</text:p>
      <text:p text:style-name="P10"><text:tab/><text:tab/><text:tab/><text:tab/>circle(x-2, y-1, 2, false);</text:p>
      <text:p text:style-name="P10"><text:tab/><text:tab/><text:tab/><text:tab/>circle(x+2, y-1, 2, false);</text:p>
      <text:p text:style-name="P10"><text:tab/><text:tab/><text:tab/>};</text:p>
      <text:p text:style-name="P10"><text:tab/><text:tab/><text:tab/></text:p>
      <text:p text:style-name="P10"><text:tab/><text:tab/><text:tab/>var update = function (coordinate) {</text:p>
      <text:p text:style-name="P10"><text:tab/><text:tab/><text:tab/><text:tab/>var offset = Math.random()*4 - 2;</text:p>
      <text:p text:style-name="P10"><text:tab/><text:tab/><text:tab/><text:tab/>coordinate += offset;</text:p>
      <text:p text:style-name="P10"><text:tab/><text:tab/><text:tab/><text:tab/></text:p>
      <text:p text:style-name="P10"><text:tab/><text:tab/><text:tab/><text:tab/>if (coordinate &gt; 200) {</text:p>
      <text:p text:style-name="P10"><text:tab/><text:tab/><text:tab/><text:tab/><text:tab/>coordinate = 200;</text:p>
      <text:p text:style-name="P10"><text:tab/><text:tab/><text:tab/><text:tab/>}</text:p>
      <text:p text:style-name="P10"><text:soft-page-break/><text:tab/><text:tab/><text:tab/><text:tab/>if (coordinate &lt; 0) {</text:p>
      <text:p text:style-name="P10"><text:tab/><text:tab/><text:tab/><text:tab/><text:tab/>coordinate = 0;</text:p>
      <text:p text:style-name="P10"><text:tab/><text:tab/><text:tab/><text:tab/>}</text:p>
      <text:p text:style-name="P10"><text:tab/><text:tab/><text:tab/><text:tab/></text:p>
      <text:p text:style-name="P10"><text:tab/><text:tab/><text:tab/><text:tab/>return coordinate;</text:p>
      <text:p text:style-name="P10"><text:tab/><text:tab/><text:tab/>};</text:p>
      <text:p text:style-name="P10"><text:tab/><text:tab/>&lt;/script&gt;</text:p>
      <text:p text:style-name="P10"><text:tab/>&lt;/body&gt;</text:p>
      <text:p text:style-name="P10">&lt;/html&gt;</text:p>
      <text:p text:style-name="P20">----------------------------------------------------------</text:p>
      <text:p text:style-name="P2">Анимация мяча, отскакивающего от стен.</text:p>
      <text:p text:style-name="P2"/>
      <text:p text:style-name="P1">&lt;!DOCTYPE html&gt;</text:p>
      <text:p text:style-name="P1">&lt;html&gt;</text:p>
      <text:p text:style-name="P1"><text:tab/>&lt;head&gt;</text:p>
      <text:p text:style-name="P1"><text:tab/><text:tab/>&lt;meta charset="UTF-8"&gt;</text:p>
      <text:p text:style-name="P1"><text:tab/><text:tab/>&lt;title&gt;xxx7&lt;/title&gt;</text:p>
      <text:p text:style-name="P1"><text:tab/>&lt;/head&gt;</text:p>
      <text:p text:style-name="P1"><text:tab/>&lt;body&gt;</text:p>
      <text:p text:style-name="P1"><text:tab/><text:tab/>&lt;canvas id="canvas" width="200" height="200"&gt;&lt;/canvas&gt;</text:p>
      <text:p text:style-name="P1"><text:tab/><text:tab/>&lt;script src="https://code.jquery.com/jquery-2.1.0.js"&gt;&lt;/script&gt;</text:p>
      <text:p text:style-name="P1"><text:tab/><text:tab/>&lt;script&gt;</text:p>
      <text:p text:style-name="P1"><text:tab/><text:tab/><text:tab/>var canvas = document.getElementById("canvas");</text:p>
      <text:p text:style-name="P1"><text:tab/><text:tab/><text:tab/>var ctx = canvas.getContext("2d");</text:p>
      <text:p text:style-name="P1"><text:tab/><text:tab/><text:tab/>var Ball = function () {</text:p>
      <text:p text:style-name="P1"><text:tab/><text:tab/><text:tab/><text:tab/>this.x = 100;</text:p>
      <text:p text:style-name="P1"><text:tab/><text:tab/><text:tab/><text:tab/>this.y = 100;</text:p>
      <text:p text:style-name="P1"><text:tab/><text:tab/><text:tab/><text:tab/>this.xSpeed = -2;</text:p>
      <text:p text:style-name="P1"><text:tab/><text:tab/><text:tab/><text:tab/>this.ySpeed = 3;</text:p>
      <text:p text:style-name="P1"><text:tab/><text:tab/><text:tab/>};</text:p>
      <text:p text:style-name="P1"><text:tab/><text:tab/><text:tab/>var ball = new Ball();</text:p>
      <text:p text:style-name="P1"><text:tab/><text:tab/><text:tab/></text:p>
      <text:p text:style-name="P1"><text:tab/><text:tab/><text:tab/>setInterval(function () {</text:p>
      <text:p text:style-name="P1"><text:tab/><text:tab/><text:tab/><text:tab/>ctx.clearRect(0, 0, 200, 200);</text:p>
      <text:p text:style-name="P1"><text:tab/><text:tab/><text:tab/><text:tab/></text:p>
      <text:p text:style-name="P1"><text:tab/><text:tab/><text:tab/><text:tab/>ball.draw();</text:p>
      <text:p text:style-name="P1"><text:tab/><text:tab/><text:tab/><text:tab/>ball.move();</text:p>
      <text:p text:style-name="P1"><text:tab/><text:tab/><text:tab/><text:tab/>ball.checkCollision();</text:p>
      <text:p text:style-name="P1"><text:tab/><text:tab/><text:tab/><text:tab/></text:p>
      <text:p text:style-name="P1"><text:tab/><text:tab/><text:tab/><text:tab/>ctx.strokeRect(0, 0, 200, 200);</text:p>
      <text:p text:style-name="P1"><text:tab/><text:tab/><text:tab/>}, 30);</text:p>
      <text:p text:style-name="P1"><text:tab/><text:tab/><text:tab/></text:p>
      <text:p text:style-name="P1"><text:tab/><text:tab/><text:tab/>Ball.prototype.draw = function () {</text:p>
      <text:p text:style-name="P1"><text:tab/><text:tab/><text:tab/><text:tab/>circle(this.x, this.y, 3, true);</text:p>
      <text:p text:style-name="P1"><text:tab/><text:tab/><text:tab/>};</text:p>
      <text:p text:style-name="P1"><text:tab/><text:tab/><text:tab/>var circle = function (x, y, radius, fillCircle) {</text:p>
      <text:p text:style-name="P1"><text:tab/><text:tab/><text:tab/><text:tab/>ctx.beginPath();</text:p>
      <text:p text:style-name="P1"><text:tab/><text:tab/><text:tab/><text:tab/>ctx.arc(x, y, radius, 0, Math.PI*2, false);</text:p>
      <text:p text:style-name="P1"><text:tab/><text:tab/><text:tab/><text:tab/>if (fillCircle) {</text:p>
      <text:p text:style-name="P1"><text:tab/><text:tab/><text:tab/><text:tab/><text:tab/>ctx.fill();</text:p>
      <text:p text:style-name="P1"><text:tab/><text:tab/><text:tab/><text:tab/>} else {</text:p>
      <text:p text:style-name="P1"><text:tab/><text:tab/><text:tab/><text:tab/><text:tab/>ctx.stroke();</text:p>
      <text:p text:style-name="P1"><text:tab/><text:tab/><text:tab/><text:tab/>}</text:p>
      <text:p text:style-name="P1"><text:tab/><text:tab/><text:tab/>};</text:p>
      <text:p text:style-name="P1"><text:tab/><text:tab/><text:tab/></text:p>
      <text:p text:style-name="P1"><text:tab/><text:tab/><text:tab/>Ball.prototype.move = function () {</text:p>
      <text:p text:style-name="P1"><text:tab/><text:tab/><text:tab/><text:tab/>this.x += this.xSpeed;</text:p>
      <text:p text:style-name="P1"><text:soft-page-break/><text:tab/><text:tab/><text:tab/><text:tab/>this.y += this.ySpeed;</text:p>
      <text:p text:style-name="P1"><text:tab/><text:tab/><text:tab/>};</text:p>
      <text:p text:style-name="P1"><text:tab/><text:tab/><text:tab/></text:p>
      <text:p text:style-name="P1"><text:tab/><text:tab/><text:tab/>Ball.prototype.checkCollision = function () {</text:p>
      <text:p text:style-name="P1"><text:tab/><text:tab/><text:tab/><text:tab/>if (this.x &lt; 0 || this.x &gt; 200) {</text:p>
      <text:p text:style-name="P1"><text:tab/><text:tab/><text:tab/><text:tab/><text:tab/>this.xSpeed = - this.xSpeed;</text:p>
      <text:p text:style-name="P1"><text:tab/><text:tab/><text:tab/><text:tab/>}</text:p>
      <text:p text:style-name="P1"><text:tab/><text:tab/><text:tab/><text:tab/>if (this.y &lt; 0 || this.y &gt; 200) {</text:p>
      <text:p text:style-name="P1"><text:tab/><text:tab/><text:tab/><text:tab/><text:tab/>this.ySpeed = - this.ySpeed;</text:p>
      <text:p text:style-name="P1"><text:tab/><text:tab/><text:tab/><text:tab/>}</text:p>
      <text:p text:style-name="P1"><text:tab/><text:tab/><text:tab/>};</text:p>
      <text:p text:style-name="P1"><text:tab/><text:tab/>&lt;/script&gt;</text:p>
      <text:p text:style-name="P1"><text:tab/>&lt;/body&gt;</text:p>
      <text:p text:style-name="P1">&lt;/html&gt;</text:p>
      <text:p text:style-name="P1"/>
      <text:p text:style-name="P20">----------------------------------------------------------</text:p>
      <text:p text:style-name="P2">Предыдущая задача, только с исправлениями:</text:p>
      <text:p text:style-name="P2"><text:span text:style-name="T1">V </text:span>Сделать так, чтобы программа брала размер холста в зависимости от размера <text:span text:style-name="T1">canvas.</text:span></text:p>
      <text:p text:style-name="P2"><text:span text:style-name="T1">V </text:span>Сделать, чтобы <text:span text:style-name="T1">xSpeed </text:span>и<text:span text:style-name="T1"> ySpeed </text:span>рандомно менялись от -5 до 5.</text:p>
      <text:p text:style-name="P2"><text:span text:style-name="T1">V </text:span>Сделать цикл для создания 10 мячей. При вылете за пределы <text:span text:style-name="T1">canvas </text:span>число мячей увеличивается до 100 максимально.</text:p>
      <text:p text:style-name="P2"><text:span text:style-name="T1">V </text:span>Сделать, чтобы мячи были разноцветными.</text:p>
      <text:p text:style-name="P12"/>
      <text:p text:style-name="P12"/>
      <text:p text:style-name="P10"><text:tab/><text:tab/><text:tab/>var canvas = document.getElementById("canvas");</text:p>
      <text:p text:style-name="P10"><text:tab/><text:tab/><text:tab/>var ctx = canvas.getContext("2d");</text:p>
      <text:p text:style-name="P10"><text:tab/><text:tab/><text:tab/>ctx.strokeStyle = "grey";</text:p>
      <text:p text:style-name="P10"><text:tab/><text:tab/><text:tab/>var ballQuantity = 0;</text:p>
      <text:p text:style-name="P10"><text:tab/><text:tab/><text:tab/>var checkBallQ = 0;</text:p>
      <text:p text:style-name="P10"><text:tab/><text:tab/><text:tab/></text:p>
      <text:p text:style-name="P10"><text:tab/><text:tab/><text:tab/>var Ball = function () {</text:p>
      <text:p text:style-name="P10"><text:tab/><text:tab/><text:tab/><text:tab/>this.x = Math.floor(Math.random()*canvas.width);</text:p>
      <text:p text:style-name="P10"><text:tab/><text:tab/><text:tab/><text:tab/>this.y = Math.floor(Math.random()*canvas.height);</text:p>
      <text:p text:style-name="P10"><text:tab/><text:tab/><text:tab/><text:tab/>this.xSpeed = 0;</text:p>
      <text:p text:style-name="P10"><text:tab/><text:tab/><text:tab/><text:tab/>this.ySpeed = 0;</text:p>
      <text:p text:style-name="P10"><text:tab/><text:tab/><text:tab/><text:tab/>this.color = colors[Math.floor(Math.random()*colors.length)];</text:p>
      <text:p text:style-name="P10"><text:tab/><text:tab/><text:tab/>};</text:p>
      <text:p text:style-name="P10"><text:tab/><text:tab/><text:tab/></text:p>
      <text:p text:style-name="P10"><text:tab/><text:tab/><text:tab/>var colors =['red', 'blue', 'green', 'gold', </text:p>
      <text:p text:style-name="P10"><text:tab/><text:tab/><text:tab/><text:tab/>'grey', 'orange', 'yellow', 'purple'];</text:p>
      <text:p text:style-name="P10"><text:tab/><text:tab/><text:tab/>var ball = [];</text:p>
      <text:p text:style-name="P10"><text:tab/><text:tab/><text:tab/>for (var i = 0; i &lt; 10; i++) {</text:p>
      <text:p text:style-name="P10"><text:tab/><text:tab/><text:tab/><text:tab/>//ball[i] = new Ball();</text:p>
      <text:p text:style-name="P10"><text:tab/><text:tab/><text:tab/><text:tab/>ball.push(new Ball());</text:p>
      <text:p text:style-name="P10"><text:tab/><text:tab/><text:tab/>}</text:p>
      <text:p text:style-name="P10"><text:tab/><text:tab/><text:tab/></text:p>
      <text:p text:style-name="P10"><text:tab/><text:tab/><text:tab/>var intId = setInterval(function () {</text:p>
      <text:p text:style-name="P10"><text:tab/><text:tab/><text:tab/>ctx.clearRect(0, 0, canvas.width, canvas.height);</text:p>
      <text:p text:style-name="P10"><text:tab/><text:tab/><text:tab/>for (var i = 0; i &lt; ball.length; i++) {<text:tab/></text:p>
      <text:p text:style-name="P10"><text:tab/><text:tab/><text:tab/><text:tab/>ball[i].draw();</text:p>
      <text:p text:style-name="P10"><text:tab/><text:tab/><text:tab/><text:tab/>ball[i].checkCollision();</text:p>
      <text:p text:style-name="P10"><text:tab/><text:tab/><text:tab/><text:tab/>ball[i].move();</text:p>
      <text:p text:style-name="P10"><text:tab/><text:tab/><text:tab/><text:tab/>ballQuantity = ball.length;</text:p>
      <text:p text:style-name="P10"><text:tab/><text:tab/><text:tab/>}</text:p>
      <text:p text:style-name="P10"><text:tab/><text:tab/><text:tab/>ctx.strokeRect(0, 0, canvas.width, canvas.height);</text:p>
      <text:p text:style-name="P10"><text:tab/><text:tab/><text:tab/>}, 30);</text:p>
      <text:p text:style-name="P10"><text:tab/><text:tab/><text:tab/></text:p>
      <text:p text:style-name="P10"><text:soft-page-break/><text:tab/><text:tab/><text:tab/>Ball.prototype.draw = function () {</text:p>
      <text:p text:style-name="P10"><text:tab/><text:tab/><text:tab/><text:tab/>ctx.fillStyle = this.color;</text:p>
      <text:p text:style-name="P10"><text:tab/><text:tab/><text:tab/><text:tab/>circle(this.x, this.y, 5, true);</text:p>
      <text:p text:style-name="P10"><text:tab/><text:tab/><text:tab/><text:tab/>ctx.fill();</text:p>
      <text:p text:style-name="P10"><text:tab/><text:tab/><text:tab/>};</text:p>
      <text:p text:style-name="P10"><text:tab/><text:tab/><text:tab/>var circle = function (x, y, radius, fillCircle) {</text:p>
      <text:p text:style-name="P10"><text:tab/><text:tab/><text:tab/><text:tab/>ctx.beginPath();</text:p>
      <text:p text:style-name="P10"><text:tab/><text:tab/><text:tab/><text:tab/>ctx.arc(x, y, radius, 0, Math.PI*2, false);</text:p>
      <text:p text:style-name="P10"><text:tab/><text:tab/><text:tab/><text:tab/>if (fillCircle) {</text:p>
      <text:p text:style-name="P10"><text:tab/><text:tab/><text:tab/><text:tab/><text:tab/>ctx.fill();</text:p>
      <text:p text:style-name="P10"><text:tab/><text:tab/><text:tab/><text:tab/>} else {</text:p>
      <text:p text:style-name="P10"><text:tab/><text:tab/><text:tab/><text:tab/><text:tab/>ctx.stroke();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tab/><text:tab/><text:tab/>Ball.prototype.move = function () {</text:p>
      <text:p text:style-name="P10"><text:tab/><text:tab/><text:tab/><text:tab/>this.xSpeed = this.rSpeed();</text:p>
      <text:p text:style-name="P10"><text:tab/><text:tab/><text:tab/><text:tab/>this.ySpeed = this.rSpeed();</text:p>
      <text:p text:style-name="P10"><text:tab/><text:tab/><text:tab/><text:tab/>this.x += this.xSpeed;</text:p>
      <text:p text:style-name="P10"><text:tab/><text:tab/><text:tab/><text:tab/>this.y += this.ySpeed;</text:p>
      <text:p text:style-name="P10"><text:tab/><text:tab/><text:tab/>};</text:p>
      <text:p text:style-name="P10"><text:tab/><text:tab/><text:tab/></text:p>
      <text:p text:style-name="P10"><text:tab/><text:tab/><text:tab/>Ball.prototype.rSpeed = function () {</text:p>
      <text:p text:style-name="P10"><text:tab/><text:tab/><text:tab/><text:tab/>return (Math.floor(Math.random()*11 - 5));</text:p>
      <text:p text:style-name="P10"><text:tab/><text:tab/><text:tab/>};</text:p>
      <text:p text:style-name="P10"><text:tab/><text:tab/><text:tab/></text:p>
      <text:p text:style-name="P10"><text:tab/><text:tab/><text:tab/>Ball.prototype.checkCollision = function () {</text:p>
      <text:p text:style-name="P10"><text:tab/><text:tab/><text:tab/><text:tab/>checkBallQ = 0;</text:p>
      <text:p text:style-name="P10"><text:tab/><text:tab/><text:tab/><text:tab/>if (this.x &lt; 0 &amp;&amp; this.xSpeed &lt; 0) {</text:p>
      <text:p text:style-name="P10"><text:tab/><text:tab/><text:tab/><text:tab/><text:tab/>this.xSpeed = - this.xSpeed;</text:p>
      <text:p text:style-name="P10"><text:tab/><text:tab/><text:tab/><text:tab/><text:tab/>checkBallQ = 1;</text:p>
      <text:p text:style-name="P10"><text:tab/><text:tab/><text:tab/><text:tab/>}</text:p>
      <text:p text:style-name="P10"><text:tab/><text:tab/><text:tab/><text:tab/>if (this.xSpeed &gt; 0 &amp;&amp; this.x &gt; canvas.width) {</text:p>
      <text:p text:style-name="P10"><text:tab/><text:tab/><text:tab/><text:tab/><text:tab/>this.xSpeed = - this.xSpeed;</text:p>
      <text:p text:style-name="P10"><text:tab/><text:tab/><text:tab/><text:tab/><text:tab/>checkBallQ = 1;</text:p>
      <text:p text:style-name="P10"><text:tab/><text:tab/><text:tab/><text:tab/>}</text:p>
      <text:p text:style-name="P10"><text:tab/><text:tab/><text:tab/><text:tab/>if (this.y &lt; 0 &amp;&amp; this.ySpeed &lt; 0) {</text:p>
      <text:p text:style-name="P10"><text:tab/><text:tab/><text:tab/><text:tab/><text:tab/>this.ySpeed = - this.ySpeed;</text:p>
      <text:p text:style-name="P10"><text:tab/><text:tab/><text:tab/><text:tab/><text:tab/>checkBallQ = 1;</text:p>
      <text:p text:style-name="P10"><text:tab/><text:tab/><text:tab/><text:tab/>}</text:p>
      <text:p text:style-name="P10"><text:tab/><text:tab/><text:tab/><text:tab/>if (this.ySpeed &gt; 0 &amp;&amp; this.y &gt; canvas.height) {</text:p>
      <text:p text:style-name="P10"><text:tab/><text:tab/><text:tab/><text:tab/><text:tab/>this.ySpeed = - this.ySpeed;</text:p>
      <text:p text:style-name="P10"><text:tab/><text:tab/><text:tab/><text:tab/><text:tab/>checkBallQ = 1;</text:p>
      <text:p text:style-name="P10"><text:tab/><text:tab/><text:tab/><text:tab/>}</text:p>
      <text:p text:style-name="P10"><text:tab/><text:tab/><text:tab/><text:tab/>if (ballQuantity &lt; 100 &amp;&amp; checkBallQ === 1) {</text:p>
      <text:p text:style-name="P10"><text:tab/><text:tab/><text:tab/><text:tab/><text:tab/>ball.push(new Ball());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tab/><text:tab/><text:tab/>$("html").click(function() {</text:p>
      <text:p text:style-name="P10"><text:tab/><text:tab/><text:tab/><text:tab/>clearInterval(intId);</text:p>
      <text:p text:style-name="P10"><text:tab/><text:tab/><text:tab/>});</text:p>
      <text:p text:style-name="P12"/>
      <text:p text:style-name="P20">----------------------------------------------------------</text:p>
      <text:p text:style-name="P12"/>
      <text:p text:style-name="P12"/>
      <text:p text:style-name="P12"/>
      <text:p text:style-name="P3"><text:soft-page-break/>Управление анимациями с клавиатуры.</text:p>
      <text:p text:style-name="P12"/>
      <text:p text:style-name="P13"><text:tab/><text:tab/><text:tab/>$("body").keydown(function (event) {</text:p>
      <text:p text:style-name="P13"><text:tab/><text:tab/><text:tab/><text:tab/>console.log(event.keyCode);</text:p>
      <text:p text:style-name="P13"><text:tab/><text:tab/><text:tab/>}); //<text:span text:style-name="T3">В консоль выводятся коды нажатых клавиш на клавиатуре.</text:span></text:p>
      <text:p text:style-name="P20">----------------------------------------------------------</text:p>
      <text:p text:style-name="P10"><text:tab/><text:tab/><text:tab/>var keyNames = {</text:p>
      <text:p text:style-name="P10"><text:tab/><text:tab/><text:tab/><text:tab/>32: "space",</text:p>
      <text:p text:style-name="P10"><text:tab/><text:tab/><text:tab/><text:tab/>37: "left",</text:p>
      <text:p text:style-name="P10"><text:tab/><text:tab/><text:tab/><text:tab/>38: "up",</text:p>
      <text:p text:style-name="P10"><text:tab/><text:tab/><text:tab/><text:tab/>39: "right",</text:p>
      <text:p text:style-name="P10"><text:tab/><text:tab/><text:tab/><text:tab/>40: "down"</text:p>
      <text:p text:style-name="P10"><text:tab/><text:tab/><text:tab/>};</text:p>
      <text:p text:style-name="P10"><text:tab/><text:tab/><text:tab/>$("body").keydown(function (event) {</text:p>
      <text:p text:style-name="P10"><text:tab/><text:tab/><text:tab/><text:tab/>console.log(keyNames[event.keyCode]);</text:p>
      <text:p text:style-name="P10"><text:tab/><text:tab/><text:tab/>});</text:p>
      <text:p text:style-name="P12"/>
      <text:p text:style-name="P2">В консоль выводятся названия клавиш из объекта <text:s/>keyNames (при наличии в списке, если нет — выдается <text:span text:style-name="T1">undefined</text:span>).</text:p>
      <text:p text:style-name="P20">----------------------------------------------------------</text:p>
      <text:p text:style-name="P2">Упарвление мячом <text:s/>при помощи стрелок на клавиатуре и пробела (стоп).</text:p>
      <text:p text:style-name="P12"/>
      <text:p text:style-name="P12"/>
      <text:p text:style-name="P10">&lt;!DOCTYPE html&gt;</text:p>
      <text:p text:style-name="P10">&lt;html&gt;</text:p>
      <text:p text:style-name="P10"><text:tab/>&lt;head&gt;</text:p>
      <text:p text:style-name="P10"><text:tab/><text:tab/>&lt;meta charset="UTF-8"&gt;</text:p>
      <text:p text:style-name="P10"><text:tab/><text:tab/>&lt;title&gt;xxx9&lt;/title&gt;</text:p>
      <text:p text:style-name="P10"><text:tab/>&lt;/head&gt;</text:p>
      <text:p text:style-name="P10"><text:tab/>&lt;body&gt;</text:p>
      <text:p text:style-name="P10"><text:tab/><text:tab/>&lt;canvas id="canvas" width="400" height="400"&gt;&lt;/canvas&gt;</text:p>
      <text:p text:style-name="P10"><text:tab/><text:tab/>&lt;script src="https://code.jquery.com/jquery-2.1.0.js"&gt;&lt;/script&gt;</text:p>
      <text:p text:style-name="P10"><text:tab/><text:tab/>&lt;script&gt;</text:p>
      <text:p text:style-name="P10"><text:tab/><text:tab/><text:tab/>var canvas = document.getElementById("canvas");</text:p>
      <text:p text:style-name="P10"><text:tab/><text:tab/><text:tab/>var ctx = canvas.getContext("2d");</text:p>
      <text:p text:style-name="P10"><text:tab/><text:tab/><text:tab/>var width = canvas.width;</text:p>
      <text:p text:style-name="P10"><text:tab/><text:tab/><text:tab/>var height = canvas.height;</text:p>
      <text:p text:style-name="P10"><text:tab/><text:tab/><text:tab/>ctx.strokeStyle ="orange";</text:p>
      <text:p text:style-name="P10"><text:tab/><text:tab/><text:tab/>ctx.fillStyle ="green";</text:p>
      <text:p text:style-name="P10"><text:tab/><text:tab/><text:tab/></text:p>
      <text:p text:style-name="P10"><text:tab/><text:tab/><text:tab/>var circle = function (x, y, radius, fillCircle) {</text:p>
      <text:p text:style-name="P10"><text:tab/><text:tab/><text:tab/><text:tab/>ctx.beginPath();</text:p>
      <text:p text:style-name="P10"><text:tab/><text:tab/><text:tab/><text:tab/>ctx.arc(x, y, radius, 0, Math.PI*2, false);</text:p>
      <text:p text:style-name="P10"><text:tab/><text:tab/><text:tab/><text:tab/>if (fillCircle) {</text:p>
      <text:p text:style-name="P10"><text:tab/><text:tab/><text:tab/><text:tab/><text:tab/>ctx.fill();</text:p>
      <text:p text:style-name="P10"><text:tab/><text:tab/><text:tab/><text:tab/>} else {</text:p>
      <text:p text:style-name="P10"><text:tab/><text:tab/><text:tab/><text:tab/><text:tab/>ctx.stroke();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tab/><text:tab/><text:tab/>var Ball = function () {</text:p>
      <text:p text:style-name="P10"><text:tab/><text:tab/><text:tab/><text:tab/>this.x = width/2;</text:p>
      <text:p text:style-name="P10"><text:tab/><text:tab/><text:tab/><text:tab/>this.y = height/2;</text:p>
      <text:p text:style-name="P10"><text:tab/><text:tab/><text:tab/><text:tab/>this.xSpeed = 5;</text:p>
      <text:p text:style-name="P10"><text:tab/><text:tab/><text:tab/><text:tab/>this.ySpeed = 0;</text:p>
      <text:p text:style-name="P10"><text:tab/><text:tab/><text:tab/>};</text:p>
      <text:p text:style-name="P10"><text:tab/><text:tab/><text:tab/></text:p>
      <text:p text:style-name="P10"><text:soft-page-break/><text:tab/><text:tab/><text:tab/>Ball.prototype.move = function () {</text:p>
      <text:p text:style-name="P10"><text:tab/><text:tab/><text:tab/><text:tab/>this.x += this.xSpeed;</text:p>
      <text:p text:style-name="P10"><text:tab/><text:tab/><text:tab/><text:tab/>this.y += this.ySpeed;</text:p>
      <text:p text:style-name="P10"><text:tab/><text:tab/><text:tab/><text:tab/></text:p>
      <text:p text:style-name="P10"><text:tab/><text:tab/><text:tab/><text:tab/>if (this.x &lt; 0) {</text:p>
      <text:p text:style-name="P10"><text:tab/><text:tab/><text:tab/><text:tab/><text:tab/>this.x = width;</text:p>
      <text:p text:style-name="P10"><text:tab/><text:tab/><text:tab/><text:tab/>} else if (this.x &gt; width) {</text:p>
      <text:p text:style-name="P10"><text:tab/><text:tab/><text:tab/><text:tab/><text:tab/>this.x = 0;</text:p>
      <text:p text:style-name="P10"><text:tab/><text:tab/><text:tab/><text:tab/>}</text:p>
      <text:p text:style-name="P10"><text:tab/><text:tab/><text:tab/><text:tab/>if (this.y &lt; 0) {</text:p>
      <text:p text:style-name="P10"><text:tab/><text:tab/><text:tab/><text:tab/><text:tab/>this.y = height;</text:p>
      <text:p text:style-name="P10"><text:tab/><text:tab/><text:tab/><text:tab/>} else if (this.y &gt; height) {</text:p>
      <text:p text:style-name="P10"><text:tab/><text:tab/><text:tab/><text:tab/><text:tab/>this.y = 0;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tab/><text:tab/><text:tab/>Ball.prototype.draw = function () {</text:p>
      <text:p text:style-name="P10"><text:tab/><text:tab/><text:tab/><text:tab/>circle(this.x, this.y, 10, true);</text:p>
      <text:p text:style-name="P10"><text:tab/><text:tab/><text:tab/>};</text:p>
      <text:p text:style-name="P10"><text:tab/><text:tab/><text:tab/></text:p>
      <text:p text:style-name="P10"><text:tab/><text:tab/><text:tab/>Ball.prototype.setDirection = function (direction) {</text:p>
      <text:p text:style-name="P10"><text:tab/><text:tab/><text:tab/><text:tab/>if (direction === "up") {</text:p>
      <text:p text:style-name="P10"><text:tab/><text:tab/><text:tab/><text:tab/><text:tab/>this.xSpeed = 0;</text:p>
      <text:p text:style-name="P10"><text:tab/><text:tab/><text:tab/><text:tab/><text:tab/>this.ySpeed = -5;</text:p>
      <text:p text:style-name="P10"><text:tab/><text:tab/><text:tab/><text:tab/>} else if (direction === "down") {</text:p>
      <text:p text:style-name="P10"><text:tab/><text:tab/><text:tab/><text:tab/><text:tab/>this.xSpeed = 0;</text:p>
      <text:p text:style-name="P10"><text:tab/><text:tab/><text:tab/><text:tab/><text:tab/>this.ySpeed = 5;</text:p>
      <text:p text:style-name="P10"><text:tab/><text:tab/><text:tab/><text:tab/>} else if (direction === "left") {</text:p>
      <text:p text:style-name="P10"><text:tab/><text:tab/><text:tab/><text:tab/><text:tab/>this.xSpeed = -5;</text:p>
      <text:p text:style-name="P10"><text:tab/><text:tab/><text:tab/><text:tab/><text:tab/>this.ySpeed = 0;</text:p>
      <text:p text:style-name="P10"><text:tab/><text:tab/><text:tab/><text:tab/>} else if (direction === "right") {</text:p>
      <text:p text:style-name="P10"><text:tab/><text:tab/><text:tab/><text:tab/><text:tab/>this.xSpeed = 5;</text:p>
      <text:p text:style-name="P10"><text:tab/><text:tab/><text:tab/><text:tab/><text:tab/>this.ySpeed = 0;</text:p>
      <text:p text:style-name="P10"><text:tab/><text:tab/><text:tab/><text:tab/>} else if (direction === "stop") {</text:p>
      <text:p text:style-name="P10"><text:tab/><text:tab/><text:tab/><text:tab/><text:tab/>this.xSpeed = 0;</text:p>
      <text:p text:style-name="P10"><text:tab/><text:tab/><text:tab/><text:tab/><text:tab/>this.ySpeed = 0;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tab/><text:tab/><text:tab/>var ball = new Ball();</text:p>
      <text:p text:style-name="P10"><text:tab/><text:tab/><text:tab/></text:p>
      <text:p text:style-name="P10"><text:tab/><text:tab/><text:tab/>var keyActions = {</text:p>
      <text:p text:style-name="P10"><text:tab/><text:tab/><text:tab/><text:tab/>32: "stop",</text:p>
      <text:p text:style-name="P10"><text:tab/><text:tab/><text:tab/><text:tab/>37: "left",</text:p>
      <text:p text:style-name="P10"><text:tab/><text:tab/><text:tab/><text:tab/>38: "up",</text:p>
      <text:p text:style-name="P10"><text:tab/><text:tab/><text:tab/><text:tab/>39: "right",</text:p>
      <text:p text:style-name="P10"><text:tab/><text:tab/><text:tab/><text:tab/>40: "down"</text:p>
      <text:p text:style-name="P10"><text:tab/><text:tab/><text:tab/>};</text:p>
      <text:p text:style-name="P10"><text:tab/><text:tab/><text:tab/></text:p>
      <text:p text:style-name="P10"><text:tab/><text:tab/><text:tab/>$("body").keydown(function (event) {</text:p>
      <text:p text:style-name="P10"><text:tab/><text:tab/><text:tab/><text:tab/>var direction = keyActions[event.keyCode];</text:p>
      <text:p text:style-name="P10"><text:tab/><text:tab/><text:tab/><text:tab/>ball.setDirection(direction);</text:p>
      <text:p text:style-name="P10"><text:tab/><text:tab/><text:tab/>});</text:p>
      <text:p text:style-name="P10"><text:tab/><text:tab/><text:tab/></text:p>
      <text:p text:style-name="P10"><text:tab/><text:tab/><text:tab/>setInterval(function () {</text:p>
      <text:p text:style-name="P10"><text:tab/><text:tab/><text:tab/><text:tab/>ctx.clearRect(0, 0, width, height);</text:p>
      <text:p text:style-name="P10"><text:tab/><text:tab/><text:tab/><text:tab/>ball.draw();</text:p>
      <text:p text:style-name="P10"><text:soft-page-break/><text:tab/><text:tab/><text:tab/><text:tab/>ball.move();</text:p>
      <text:p text:style-name="P10"><text:tab/><text:tab/><text:tab/><text:tab/>ctx.strokeRect(0, 0, width, height);</text:p>
      <text:p text:style-name="P10"><text:tab/><text:tab/><text:tab/>}, 30);</text:p>
      <text:p text:style-name="P10"><text:tab/><text:tab/>&lt;/script&gt;</text:p>
      <text:p text:style-name="P10"><text:tab/>&lt;/body&gt;</text:p>
      <text:p text:style-name="P10">&lt;/html&gt;</text:p>
      <text:p text:style-name="P12"/>
      <text:p text:style-name="P20">----------------------------------------------------------</text:p>
      <text:p text:style-name="P2"><text:span text:style-name="T1">V </text:span>Сделать так, чтобы мяч отскакивал от границ.</text:p>
      <text:p text:style-name="P2"><text:span text:style-name="T1">V </text:span>Добавить в конструктор <text:s/><text:span text:style-name="T1">Ball </text:span>свойство <text:span text:style-name="T1">speed </text:span>и использовать его в методе <text:span text:style-name="T1">setDirection </text:span>вместо 5.</text:p>
      <text:p text:style-name="P2"><text:span text:style-name="T1">V </text:span>Сделать возможность изменять <text:span text:style-name="T1">speed </text:span>при помощи цифрового блока клавиатуры (1-9).</text:p>
      <text:p text:style-name="P2"><text:span text:style-name="T1">V </text:span>Сделать, чтобы при нажатии <text:span text:style-name="T1">Z </text:span>мяч замедлял движение, а при <text:span text:style-name="T1">X – </text:span>увеличивал. При нажатии С — уменьшался размер мяча, а при <text:span text:style-name="T1">V – </text:span>увеличивался. Добавить проверку, что скорость и размер не стали равны нулю.</text:p>
      <text:p text:style-name="P12"/>
      <text:p text:style-name="P10">&lt;!DOCTYPE html&gt;</text:p>
      <text:p text:style-name="P10">&lt;html&gt;</text:p>
      <text:p text:style-name="P10"><text:tab/>&lt;head&gt;</text:p>
      <text:p text:style-name="P10"><text:tab/><text:tab/>&lt;meta charset="UTF-8"&gt;</text:p>
      <text:p text:style-name="P10"><text:tab/><text:tab/>&lt;title&gt;xxx9&lt;/title&gt;</text:p>
      <text:p text:style-name="P10"><text:tab/>&lt;/head&gt;</text:p>
      <text:p text:style-name="P10"><text:tab/>&lt;body&gt;</text:p>
      <text:p text:style-name="P10"><text:tab/><text:tab/>&lt;canvas id="canvas" width="400" height="400"&gt;&lt;/canvas&gt;</text:p>
      <text:p text:style-name="P10"><text:tab/><text:tab/>&lt;script src="https://code.jquery.com/jquery-2.1.0.js"&gt;&lt;/script&gt;</text:p>
      <text:p text:style-name="P10"><text:tab/><text:tab/>&lt;script&gt;</text:p>
      <text:p text:style-name="P10"><text:tab/><text:tab/><text:tab/>var canvas = document.getElementById("canvas");</text:p>
      <text:p text:style-name="P10"><text:tab/><text:tab/><text:tab/>var ctx = canvas.getContext("2d");</text:p>
      <text:p text:style-name="P10"><text:tab/><text:tab/><text:tab/>var width = canvas.width;</text:p>
      <text:p text:style-name="P10"><text:tab/><text:tab/><text:tab/>var height = canvas.height;</text:p>
      <text:p text:style-name="P10"><text:tab/><text:tab/><text:tab/>ctx.strokeStyle ="orange";</text:p>
      <text:p text:style-name="P10"><text:tab/><text:tab/><text:tab/>ctx.fillStyle ="green";</text:p>
      <text:p text:style-name="P10"><text:tab/><text:tab/><text:tab/>var vspeed = 5;</text:p>
      <text:p text:style-name="P10"><text:tab/><text:tab/><text:tab/></text:p>
      <text:p text:style-name="P10"><text:tab/><text:tab/><text:tab/>var circle = function (x, y, radius, fillCircle) {</text:p>
      <text:p text:style-name="P10"><text:tab/><text:tab/><text:tab/><text:tab/>ctx.beginPath();</text:p>
      <text:p text:style-name="P10"><text:tab/><text:tab/><text:tab/><text:tab/>ctx.arc(x, y, radius, 0, Math.PI*2, false);</text:p>
      <text:p text:style-name="P10"><text:tab/><text:tab/><text:tab/><text:tab/>if (fillCircle) {</text:p>
      <text:p text:style-name="P10"><text:tab/><text:tab/><text:tab/><text:tab/><text:tab/>ctx.fill();</text:p>
      <text:p text:style-name="P10"><text:tab/><text:tab/><text:tab/><text:tab/>} else {</text:p>
      <text:p text:style-name="P10"><text:tab/><text:tab/><text:tab/><text:tab/><text:tab/>ctx.stroke();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tab/><text:tab/><text:tab/>var Ball = function () {</text:p>
      <text:p text:style-name="P10"><text:tab/><text:tab/><text:tab/><text:tab/>this.x = width/2;</text:p>
      <text:p text:style-name="P10"><text:tab/><text:tab/><text:tab/><text:tab/>this.y = height/2;</text:p>
      <text:p text:style-name="P10"><text:tab/><text:tab/><text:tab/><text:tab/>this.xSpeed = 0;</text:p>
      <text:p text:style-name="P10"><text:tab/><text:tab/><text:tab/><text:tab/>this.ySpeed = 0;</text:p>
      <text:p text:style-name="P10"><text:tab/><text:tab/><text:tab/><text:tab/>this.radius = 10</text:p>
      <text:p text:style-name="P10"><text:tab/><text:tab/><text:tab/>};</text:p>
      <text:p text:style-name="P10"><text:tab/><text:tab/><text:tab/></text:p>
      <text:p text:style-name="P10"><text:tab/><text:tab/><text:tab/>Ball.prototype.move = function () {</text:p>
      <text:p text:style-name="P10"><text:tab/><text:tab/><text:tab/><text:tab/>this.x += this.xSpeed;</text:p>
      <text:p text:style-name="P10"><text:tab/><text:tab/><text:tab/><text:tab/>this.y += this.ySpeed;</text:p>
      <text:p text:style-name="P10"><text:tab/><text:tab/><text:tab/><text:tab/>ball.checkCol();<text:tab/></text:p>
      <text:p text:style-name="P10"><text:tab/><text:tab/><text:tab/>};</text:p>
      <text:p text:style-name="P10"><text:tab/><text:tab/><text:tab/></text:p>
      <text:p text:style-name="P10"><text:soft-page-break/><text:tab/><text:tab/><text:tab/>Ball.prototype.draw = function () {</text:p>
      <text:p text:style-name="P10"><text:tab/><text:tab/><text:tab/><text:tab/>circle(this.x, this.y, this.radius, true);</text:p>
      <text:p text:style-name="P10"><text:tab/><text:tab/><text:tab/>};</text:p>
      <text:p text:style-name="P10"><text:tab/><text:tab/><text:tab/></text:p>
      <text:p text:style-name="P10"><text:tab/><text:tab/><text:tab/>Ball.prototype.setDirection = function (keyName) {</text:p>
      <text:p text:style-name="P10"><text:tab/><text:tab/><text:tab/><text:tab/>if (keyName === "up") {</text:p>
      <text:p text:style-name="P10"><text:tab/><text:tab/><text:tab/><text:tab/><text:tab/>this.xSpeed = 0;</text:p>
      <text:p text:style-name="P10"><text:tab/><text:tab/><text:tab/><text:tab/><text:tab/>this.ySpeed = -vspeed;</text:p>
      <text:p text:style-name="P10"><text:tab/><text:tab/><text:tab/><text:tab/>} else if (keyName === "down") {</text:p>
      <text:p text:style-name="P10"><text:tab/><text:tab/><text:tab/><text:tab/><text:tab/>this.xSpeed = 0;</text:p>
      <text:p text:style-name="P10"><text:tab/><text:tab/><text:tab/><text:tab/><text:tab/>this.ySpeed = vspeed;</text:p>
      <text:p text:style-name="P10"><text:tab/><text:tab/><text:tab/><text:tab/>} else if (keyName === "left") {</text:p>
      <text:p text:style-name="P10"><text:tab/><text:tab/><text:tab/><text:tab/><text:tab/>this.xSpeed = -vspeed;</text:p>
      <text:p text:style-name="P10"><text:tab/><text:tab/><text:tab/><text:tab/><text:tab/>this.ySpeed = 0;</text:p>
      <text:p text:style-name="P10"><text:tab/><text:tab/><text:tab/><text:tab/>} else if (keyName === "right") {</text:p>
      <text:p text:style-name="P10"><text:tab/><text:tab/><text:tab/><text:tab/><text:tab/>this.xSpeed = vspeed;</text:p>
      <text:p text:style-name="P10"><text:tab/><text:tab/><text:tab/><text:tab/><text:tab/>this.ySpeed = 0;</text:p>
      <text:p text:style-name="P10"><text:tab/><text:tab/><text:tab/><text:tab/>} else if (keyName === "stop") {</text:p>
      <text:p text:style-name="P10"><text:tab/><text:tab/><text:tab/><text:tab/><text:tab/>this.xSpeed = 0;</text:p>
      <text:p text:style-name="P10"><text:tab/><text:tab/><text:tab/><text:tab/><text:tab/>this.ySpeed = 0;</text:p>
      <text:p text:style-name="P10"><text:tab/><text:tab/><text:tab/><text:tab/>}</text:p>
      <text:p text:style-name="P10"><text:tab/><text:tab/><text:tab/><text:tab/>if (vspeed &lt; 1) {vspeed = 1}</text:p>
      <text:p text:style-name="P10"><text:tab/><text:tab/><text:tab/><text:tab/>if (vspeed &gt; 20) {vspeed = 20}</text:p>
      <text:p text:style-name="P10"><text:tab/><text:tab/><text:tab/>};</text:p>
      <text:p text:style-name="P10"><text:tab/><text:tab/><text:tab/></text:p>
      <text:p text:style-name="P10"><text:tab/><text:tab/><text:tab/>Ball.prototype.checkCol = function () {</text:p>
      <text:p text:style-name="P10"><text:tab/><text:tab/><text:tab/><text:tab/>if (this.x &lt; this.radius || this.x &gt; width-this.radius) {</text:p>
      <text:p text:style-name="P10"><text:tab/><text:tab/><text:tab/><text:tab/><text:tab/>this.xSpeed = - this.xSpeed;</text:p>
      <text:p text:style-name="P10"><text:tab/><text:tab/><text:tab/><text:tab/>}</text:p>
      <text:p text:style-name="P10"><text:tab/><text:tab/><text:tab/><text:tab/>if (this.y &lt; this.radius || this.y &gt; height-this.radius) {</text:p>
      <text:p text:style-name="P10"><text:tab/><text:tab/><text:tab/><text:tab/><text:tab/>this.ySpeed = - this.ySpeed;</text:p>
      <text:p text:style-name="P10"><text:tab/><text:tab/><text:tab/><text:tab/>}</text:p>
      <text:p text:style-name="P10"><text:tab/><text:tab/><text:tab/><text:tab/></text:p>
      <text:p text:style-name="P10"><text:tab/><text:tab/><text:tab/><text:tab/>if (this.x &lt; 0) {</text:p>
      <text:p text:style-name="P10"><text:tab/><text:tab/><text:tab/><text:tab/><text:tab/>this.x = width;</text:p>
      <text:p text:style-name="P10"><text:tab/><text:tab/><text:tab/><text:tab/>} else if (this.x &gt; width) {</text:p>
      <text:p text:style-name="P10"><text:tab/><text:tab/><text:tab/><text:tab/><text:tab/>this.x = 0;</text:p>
      <text:p text:style-name="P10"><text:tab/><text:tab/><text:tab/><text:tab/>}</text:p>
      <text:p text:style-name="P10"><text:tab/><text:tab/><text:tab/><text:tab/>if (this.y &lt; 0) {</text:p>
      <text:p text:style-name="P10"><text:tab/><text:tab/><text:tab/><text:tab/><text:tab/>this.y = height;</text:p>
      <text:p text:style-name="P10"><text:tab/><text:tab/><text:tab/><text:tab/>} else if (this.y &gt; height) {</text:p>
      <text:p text:style-name="P10"><text:tab/><text:tab/><text:tab/><text:tab/><text:tab/>this.y = 0;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tab/><text:tab/><text:tab/>Ball.prototype.changeSpeed = function(vspeed) {</text:p>
      <text:p text:style-name="P10"><text:tab/><text:tab/><text:tab/><text:tab/>if (vspeed &lt; 1) {vspeed = 1}</text:p>
      <text:p text:style-name="P10"><text:tab/><text:tab/><text:tab/><text:tab/>if (vspeed &gt; 20) {vspeed = 20}</text:p>
      <text:p text:style-name="P10"><text:tab/><text:tab/><text:tab/><text:tab/>if (this.xSpeed &gt; 0) {</text:p>
      <text:p text:style-name="P10"><text:tab/><text:tab/><text:tab/><text:tab/><text:tab/>this.xSpeed = vspeed;</text:p>
      <text:p text:style-name="P10"><text:tab/><text:tab/><text:tab/><text:tab/>} else if (this.xSpeed &lt; 0) {</text:p>
      <text:p text:style-name="P10"><text:tab/><text:tab/><text:tab/><text:tab/><text:tab/>this.xSpeed = -vspeed;</text:p>
      <text:p text:style-name="P10"><text:tab/><text:tab/><text:tab/><text:tab/>} else if (this.ySpeed &gt; 0) {</text:p>
      <text:p text:style-name="P10"><text:tab/><text:tab/><text:tab/><text:tab/><text:tab/>this.ySpeed = vspeed;</text:p>
      <text:p text:style-name="P10"><text:tab/><text:tab/><text:tab/><text:tab/>} else if (this.ySpeed &lt; 0) {</text:p>
      <text:p text:style-name="P10"><text:tab/><text:tab/><text:tab/><text:tab/><text:tab/>this.ySpeed = -vspeed;</text:p>
      <text:p text:style-name="P10"><text:tab/><text:tab/><text:tab/><text:tab/>}<text:tab/><text:tab/><text:tab/><text:tab/></text:p>
      <text:p text:style-name="P10"><text:soft-page-break/><text:tab/><text:tab/><text:tab/>};</text:p>
      <text:p text:style-name="P10"><text:tab/><text:tab/><text:tab/></text:p>
      <text:p text:style-name="P10"><text:tab/><text:tab/><text:tab/>var ball = new Ball();</text:p>
      <text:p text:style-name="P10"><text:tab/><text:tab/><text:tab/></text:p>
      <text:p text:style-name="P10"><text:tab/><text:tab/><text:tab/>var keyActions = {</text:p>
      <text:p text:style-name="P10"><text:tab/><text:tab/><text:tab/><text:tab/>32: "stop",</text:p>
      <text:p text:style-name="P10"><text:tab/><text:tab/><text:tab/><text:tab/>37: "left",</text:p>
      <text:p text:style-name="P10"><text:tab/><text:tab/><text:tab/><text:tab/>38: "up",</text:p>
      <text:p text:style-name="P10"><text:tab/><text:tab/><text:tab/><text:tab/>39: "right",</text:p>
      <text:p text:style-name="P10"><text:tab/><text:tab/><text:tab/><text:tab/>40: "down",</text:p>
      <text:p text:style-name="P10"><text:tab/><text:tab/><text:tab/><text:tab/>97: 1,</text:p>
      <text:p text:style-name="P10"><text:tab/><text:tab/><text:tab/><text:tab/>98: 2,</text:p>
      <text:p text:style-name="P10"><text:tab/><text:tab/><text:tab/><text:tab/>99: 3,</text:p>
      <text:p text:style-name="P10"><text:tab/><text:tab/><text:tab/><text:tab/>100: 4,</text:p>
      <text:p text:style-name="P10"><text:tab/><text:tab/><text:tab/><text:tab/>101: 5,</text:p>
      <text:p text:style-name="P10"><text:tab/><text:tab/><text:tab/><text:tab/>102: 6,</text:p>
      <text:p text:style-name="P10"><text:tab/><text:tab/><text:tab/><text:tab/>103: 7,</text:p>
      <text:p text:style-name="P10"><text:tab/><text:tab/><text:tab/><text:tab/>104: 8,</text:p>
      <text:p text:style-name="P10"><text:tab/><text:tab/><text:tab/><text:tab/>105: 9,</text:p>
      <text:p text:style-name="P10"><text:tab/><text:tab/><text:tab/><text:tab/>90: "z",</text:p>
      <text:p text:style-name="P10"><text:tab/><text:tab/><text:tab/><text:tab/>88: "x",</text:p>
      <text:p text:style-name="P10"><text:tab/><text:tab/><text:tab/><text:tab/>67: "c",</text:p>
      <text:p text:style-name="P10"><text:tab/><text:tab/><text:tab/><text:tab/>86: "v"</text:p>
      <text:p text:style-name="P10"><text:tab/><text:tab/><text:tab/>};</text:p>
      <text:p text:style-name="P10"><text:tab/><text:tab/><text:tab/></text:p>
      <text:p text:style-name="P10"><text:tab/><text:tab/><text:tab/>$("body").keydown(function (event) {</text:p>
      <text:p text:style-name="P10"><text:tab/><text:tab/><text:tab/><text:tab/>keyName = keyActions[event.keyCode];</text:p>
      <text:p text:style-name="P10"><text:tab/><text:tab/><text:tab/><text:tab/>if (keyName &gt;= 1 &amp;&amp; keyName &lt;= 9) {</text:p>
      <text:p text:style-name="P10"><text:tab/><text:tab/><text:tab/><text:tab/><text:tab/>vspeed = keyName;</text:p>
      <text:p text:style-name="P10"><text:tab/><text:tab/><text:tab/><text:tab/><text:tab/>ball.changeSpeed(vspeed);</text:p>
      <text:p text:style-name="P10"><text:tab/><text:tab/><text:tab/><text:tab/>} else if (keyName === "z") {</text:p>
      <text:p text:style-name="P10"><text:tab/><text:tab/><text:tab/><text:tab/><text:tab/>ball.changeSpeed(--vspeed);</text:p>
      <text:p text:style-name="P10"><text:tab/><text:tab/><text:tab/><text:tab/>} else if (keyName === "x") {</text:p>
      <text:p text:style-name="P10"><text:tab/><text:tab/><text:tab/><text:tab/><text:tab/>ball.changeSpeed(++vspeed);</text:p>
      <text:p text:style-name="P10"><text:tab/><text:tab/><text:tab/><text:tab/>} else if (keyName === "c") {</text:p>
      <text:p text:style-name="P10"><text:tab/><text:tab/><text:tab/><text:tab/><text:tab/>ball.radius--;</text:p>
      <text:p text:style-name="P10"><text:tab/><text:tab/><text:tab/><text:tab/><text:tab/>if (ball.radius &lt; 1) {ball.radius = 1}</text:p>
      <text:p text:style-name="P10"><text:tab/><text:tab/><text:tab/><text:tab/>} else if (keyName === "v") {</text:p>
      <text:p text:style-name="P10"><text:tab/><text:tab/><text:tab/><text:tab/><text:tab/>ball.radius++;</text:p>
      <text:p text:style-name="P10"><text:tab/><text:tab/><text:tab/><text:tab/><text:tab/>if (ball.radius &gt; 30) {ball.radius = 30}</text:p>
      <text:p text:style-name="P10"><text:tab/><text:tab/><text:tab/><text:tab/>}</text:p>
      <text:p text:style-name="P10"><text:tab/><text:tab/><text:tab/><text:tab/>ball.setDirection(keyName);</text:p>
      <text:p text:style-name="P10"><text:tab/><text:tab/><text:tab/>});</text:p>
      <text:p text:style-name="P10"><text:tab/><text:tab/><text:tab/></text:p>
      <text:p text:style-name="P10"><text:tab/><text:tab/><text:tab/>setInterval(function () {</text:p>
      <text:p text:style-name="P10"><text:tab/><text:tab/><text:tab/><text:tab/>ctx.clearRect(0, 0, width, height);</text:p>
      <text:p text:style-name="P10"><text:tab/><text:tab/><text:tab/><text:tab/>ball.draw();</text:p>
      <text:p text:style-name="P10"><text:tab/><text:tab/><text:tab/><text:tab/>ball.move();</text:p>
      <text:p text:style-name="P10"><text:tab/><text:tab/><text:tab/><text:tab/>ctx.strokeRect(0, 0, width, height);</text:p>
      <text:p text:style-name="P10"><text:tab/><text:tab/><text:tab/>}, 30);</text:p>
      <text:p text:style-name="P10"><text:tab/><text:tab/>&lt;/script&gt;</text:p>
      <text:p text:style-name="P10"><text:tab/>&lt;/body&gt;</text:p>
      <text:p text:style-name="P10">&lt;/html&gt;</text:p>
      <text:p text:style-name="P12"/>
      <text:p text:style-name="P20">----------------------------------------------------------</text:p>
      <text:p text:style-name="P12"/>
      <text:p text:style-name="P12"/>
      <text:p text:style-name="P3"><text:soft-page-break/>«Змейка». Часть1.</text:p>
      <text:p text:style-name="P2"/>
      <text:p text:style-name="P8">ctx.textBaseline = 'top';</text:p>
      <text:p text:style-name="P8">ctx.textAligne = 'left';</text:p>
      <text:p text:style-name="P8">ctx.fillText<text:span text:style-name="T3">('Привет, мир',</text:span> 50, 50)<text:span text:style-name="T3">;</text:span></text:p>
      <text:p text:style-name="P8">/*<text:span text:style-name="T3">Печатает на <text:s/>c</text:span>anvas <text:span text:style-name="T3">текст «Привет, мир» в позиции с координатами (50, 50). Позиция называется опорной линией </text:span>(<text:span text:style-name="T3">вообще, это точка</text:span>)<text:span text:style-name="T3">, определяется значением свойства </text:span>textBaseline<text:span text:style-name="T3">: по умолчанию — <text:s text:c="2"/></text:span>bottom <text:span text:style-name="T3">(текст над опорной линией)</text:span>, <text:span text:style-name="T3">можно задать — </text:span>top <text:span text:style-name="T3">(текст под опорной линией)</text:span>, middle. <text:span text:style-name="T3">Горизонтальное выравнивание (относительно опорной точки) — </text:span>textAligne: left <text:span text:style-name="T3">(текст справа от точки)</text:span>, center, right.<text:span text:style-name="T3">*/</text:span></text:p>
      <text:p text:style-name="P8"><text:span text:style-name="T3"/></text:p>
      <text:p text:style-name="P3">/*Примеры шрифтов.*/</text:p>
      <text:p text:style-name="P8">ctx.font = '20px Courier';</text:p>
      <text:p text:style-name="P8">ctx.fillText('Text1', 50, 50);</text:p>
      <text:p text:style-name="P8">ctx.font = '24px Comic Sans MS';</text:p>
      <text:p text:style-name="P8">ctx.fillText('Text2', 50, 100);</text:p>
      <text:p text:style-name="P8">ctx.font = '18px Arial';</text:p>
      <text:p text:style-name="P8">ctx.fillText('Text3', 50, 150);</text:p>
      <text:p text:style-name="P20">----------------------------------------------------------</text:p>
      <text:p text:style-name="P13"><text:span text:style-name="T3">«Змейка». Часть</text:span><text:span text:style-name="T1">2</text:span><text:span text:style-name="T3">.</text:span></text:p>
      <text:p text:style-name="P10"><text:span text:style-name="T3">&lt;!DOCTYPE html&gt;</text:span></text:p>
      <text:p text:style-name="P10"><text:span text:style-name="T3">&lt;html&gt;</text:span></text:p>
      <text:p text:style-name="P10"><text:span text:style-name="T3"><text:tab/>&lt;head&gt;</text:span></text:p>
      <text:p text:style-name="P10"><text:span text:style-name="T3"><text:tab/><text:tab/>&lt;meta charset="UTF-8"&gt;</text:span></text:p>
      <text:p text:style-name="P10"><text:span text:style-name="T3"><text:tab/><text:tab/>&lt;title&gt;Snake&lt;/title&gt;</text:span></text:p>
      <text:p text:style-name="P10"><text:span text:style-name="T3"><text:tab/>&lt;/head&gt;</text:span></text:p>
      <text:p text:style-name="P10"><text:span text:style-name="T3"><text:tab/>&lt;body&gt;</text:span></text:p>
      <text:p text:style-name="P10"><text:span text:style-name="T3"><text:tab/><text:tab/>&lt;canvas id="canvas" width="400" height="400"&gt;&lt;/canvas&gt;</text:span></text:p>
      <text:p text:style-name="P10"><text:span text:style-name="T3"><text:tab/><text:tab/>&lt;script src="https://code.jquery.com/jquery-2.1.0.js"&gt;&lt;/script&gt;</text:span></text:p>
      <text:p text:style-name="P10"><text:span text:style-name="T3"><text:tab/><text:tab/>&lt;script&gt;</text:span></text:p>
      <text:p text:style-name="P10"><text:span text:style-name="T3"><text:tab/><text:tab/><text:tab/>var canvas = document.getElementById("canvas");</text:span></text:p>
      <text:p text:style-name="P10"><text:span text:style-name="T3"><text:tab/><text:tab/><text:tab/>var ctx = canvas.getContext("2d");</text:span></text:p>
      <text:p text:style-name="P10"><text:span text:style-name="T3"><text:tab/><text:tab/><text:tab/></text:span></text:p>
      <text:p text:style-name="P10"><text:span text:style-name="T3"><text:tab/><text:tab/><text:tab/>//Получаем ширину и высоту элемента canvas</text:span></text:p>
      <text:p text:style-name="P10"><text:span text:style-name="T3"><text:tab/><text:tab/><text:tab/>var width = canvas.width;</text:span></text:p>
      <text:p text:style-name="P10"><text:span text:style-name="T3"><text:tab/><text:tab/><text:tab/>var height = canvas.height;</text:span></text:p>
      <text:p text:style-name="P10"><text:span text:style-name="T3"><text:tab/><text:tab/><text:tab/></text:span></text:p>
      <text:p text:style-name="P10"><text:span text:style-name="T3"><text:tab/><text:tab/><text:tab/>//Вычисляем ширину и высоту в ячейках</text:span></text:p>
      <text:p text:style-name="P10"><text:span text:style-name="T3"><text:tab/><text:tab/><text:tab/>var blockSize = 10;</text:span></text:p>
      <text:p text:style-name="P10"><text:span text:style-name="T3"><text:tab/><text:tab/><text:tab/>var widthInBlocks = width / blockSize;</text:span></text:p>
      <text:p text:style-name="P10"><text:span text:style-name="T3"><text:tab/><text:tab/><text:tab/>var heightInBlocks = height / blockSize;</text:span></text:p>
      <text:p text:style-name="P10"><text:span text:style-name="T3"><text:tab/><text:tab/><text:tab/></text:span></text:p>
      <text:p text:style-name="P10"><text:span text:style-name="T3"><text:tab/><text:tab/><text:tab/>//Устанавливаем счет в 0</text:span></text:p>
      <text:p text:style-name="P10"><text:span text:style-name="T3"><text:tab/><text:tab/><text:tab/>var score = 0;</text:span></text:p>
      <text:p text:style-name="P10"><text:span text:style-name="T3"><text:tab/><text:tab/><text:tab/></text:span></text:p>
      <text:p text:style-name="P10"><text:span text:style-name="T3"><text:tab/><text:tab/><text:tab/>//Рисуем рамку</text:span></text:p>
      <text:p text:style-name="P10"><text:span text:style-name="T3"><text:tab/><text:tab/><text:tab/>var drawBorder = function () {</text:span></text:p>
      <text:p text:style-name="P10"><text:span text:style-name="T3"><text:tab/><text:tab/><text:tab/><text:tab/>ctx.fillStyle = "Gray";</text:span></text:p>
      <text:p text:style-name="P10"><text:span text:style-name="T3"><text:tab/><text:tab/><text:tab/><text:tab/>ctx.fillRect(0, 0, width, blockSize);</text:span></text:p>
      <text:p text:style-name="P10"><text:span text:style-name="T3"><text:tab/><text:tab/><text:tab/><text:tab/>ctx.fillRect(0, height - blockSize, width, blockSize);</text:span></text:p>
      <text:p text:style-name="P10"><text:span text:style-name="T3"><text:tab/><text:tab/><text:tab/><text:tab/>ctx.fillRect(0, 0, blockSize, height);</text:span></text:p>
      <text:p text:style-name="P10"><text:span text:style-name="T3"><text:tab/><text:tab/><text:tab/><text:tab/>ctx.fillRect(width - blockSize, 0, blockSize, height);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Выводим счет игры в левом верхнем углу</text:span></text:p>
      <text:p text:style-name="P10"><text:span text:style-name="T3"><text:tab/><text:tab/><text:tab/>var drawScore = function () {</text:span></text:p>
      <text:p text:style-name="P10"><text:span text:style-name="T3"><text:tab/><text:tab/><text:tab/><text:tab/>ctx.font = "20px Courier";</text:span></text:p>
      <text:p text:style-name="P10"><text:soft-page-break/><text:span text:style-name="T3"><text:tab/><text:tab/><text:tab/><text:tab/>ctx.fillStyle = "Black";</text:span></text:p>
      <text:p text:style-name="P10"><text:span text:style-name="T3"><text:tab/><text:tab/><text:tab/><text:tab/>ctx.textAlign = "left";</text:span></text:p>
      <text:p text:style-name="P10"><text:span text:style-name="T3"><text:tab/><text:tab/><text:tab/><text:tab/>ctx.textBaseline = "top";</text:span></text:p>
      <text:p text:style-name="P10"><text:span text:style-name="T3"><text:tab/><text:tab/><text:tab/><text:tab/>ctx.fillText("Счет: " + score, blockSize, blockSize);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Отменяем setInterval и выводим сообщение "Конец игры"</text:span></text:p>
      <text:p text:style-name="P10"><text:span text:style-name="T3"><text:tab/><text:tab/><text:tab/>var gameOver = function () {</text:span></text:p>
      <text:p text:style-name="P10"><text:span text:style-name="T3"><text:tab/><text:tab/><text:tab/><text:tab/>clearInterval(intervalId);</text:span></text:p>
      <text:p text:style-name="P10"><text:span text:style-name="T3"><text:tab/><text:tab/><text:tab/><text:tab/>ctx.font = "60px Courier";</text:span></text:p>
      <text:p text:style-name="P10"><text:span text:style-name="T3"><text:tab/><text:tab/><text:tab/><text:tab/>ctx.fillStyle = "Black";</text:span></text:p>
      <text:p text:style-name="P10"><text:span text:style-name="T3"><text:tab/><text:tab/><text:tab/><text:tab/>ctx.textAlign = "center";</text:span></text:p>
      <text:p text:style-name="P10"><text:span text:style-name="T3"><text:tab/><text:tab/><text:tab/><text:tab/>ctx.textBaseline = "middle";</text:span></text:p>
      <text:p text:style-name="P10"><text:span text:style-name="T3"><text:tab/><text:tab/><text:tab/><text:tab/>ctx.fillText("Конец игры", width / 2, height / 2);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Рисуем окружность</text:span></text:p>
      <text:p text:style-name="P10"><text:span text:style-name="T3"><text:tab/><text:tab/><text:tab/>var circle = function (x, y, radius, fillCircle) {</text:span></text:p>
      <text:p text:style-name="P10"><text:span text:style-name="T3"><text:tab/><text:tab/><text:tab/><text:tab/>ctx.beginPath();</text:span></text:p>
      <text:p text:style-name="P10"><text:span text:style-name="T3"><text:tab/><text:tab/><text:tab/><text:tab/>ctx.arc(x, y, radius, 0, Math.PI * 2, false);</text:span></text:p>
      <text:p text:style-name="P10"><text:span text:style-name="T3"><text:tab/><text:tab/><text:tab/><text:tab/>if (fillCircle) {</text:span></text:p>
      <text:p text:style-name="P10"><text:span text:style-name="T3"><text:tab/><text:tab/><text:tab/><text:tab/><text:tab/>ctx.fill();</text:span></text:p>
      <text:p text:style-name="P10"><text:span text:style-name="T3"><text:tab/><text:tab/><text:tab/><text:tab/>} else {</text:span></text:p>
      <text:p text:style-name="P10"><text:span text:style-name="T3"><text:tab/><text:tab/><text:tab/><text:tab/><text:tab/>ctx.stroke();</text:span></text:p>
      <text:p text:style-name="P10"><text:span text:style-name="T3"><text:tab/><text:tab/><text:tab/><text:tab/>}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Задаем конструктор Block (ячейка)</text:span></text:p>
      <text:p text:style-name="P10"><text:span text:style-name="T3"><text:tab/><text:tab/><text:tab/>var Block = function (col, row) {</text:span></text:p>
      <text:p text:style-name="P10"><text:span text:style-name="T3"><text:tab/><text:tab/><text:tab/><text:tab/>this.col = col;</text:span></text:p>
      <text:p text:style-name="P10"><text:span text:style-name="T3"><text:tab/><text:tab/><text:tab/><text:tab/>this.row = row;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Рисуем квадрат в ячейке</text:span></text:p>
      <text:p text:style-name="P10"><text:span text:style-name="T3"><text:tab/><text:tab/><text:tab/>Block.prototype.drawSquare = function (color) {</text:span></text:p>
      <text:p text:style-name="P10"><text:span text:style-name="T3"><text:tab/><text:tab/><text:tab/><text:tab/>var x = this.col * blockSize;</text:span></text:p>
      <text:p text:style-name="P10"><text:span text:style-name="T3"><text:tab/><text:tab/><text:tab/><text:tab/>var y = this.row * blockSize;</text:span></text:p>
      <text:p text:style-name="P10"><text:span text:style-name="T3"><text:tab/><text:tab/><text:tab/><text:tab/>ctx.fillStyle = color;</text:span></text:p>
      <text:p text:style-name="P10"><text:span text:style-name="T3"><text:tab/><text:tab/><text:tab/><text:tab/>ctx.fillRect(x, y, blockSize, blockSize);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Рисуем круг в ячейке</text:span></text:p>
      <text:p text:style-name="P10"><text:span text:style-name="T3"><text:tab/><text:tab/><text:tab/>Block.prototype.drawCircle = function (color) {</text:span></text:p>
      <text:p text:style-name="P10"><text:span text:style-name="T3"><text:tab/><text:tab/><text:tab/><text:tab/>var centerX = this.col * blockSize + blockSize / 2;</text:span></text:p>
      <text:p text:style-name="P10"><text:span text:style-name="T3"><text:tab/><text:tab/><text:tab/><text:tab/>var centerY = this.row * blockSize + blockSize / 2;</text:span></text:p>
      <text:p text:style-name="P10"><text:span text:style-name="T3"><text:tab/><text:tab/><text:tab/><text:tab/>ctx.fillStyle = color;</text:span></text:p>
      <text:p text:style-name="P10"><text:span text:style-name="T3"><text:tab/><text:tab/><text:tab/><text:tab/>circle(centerX, centerY, blockSize/2, true);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Проверяем, находится ли эта ячейка в той же позиции,</text:span></text:p>
      <text:p text:style-name="P10"><text:span text:style-name="T3"><text:tab/><text:tab/><text:tab/>//что и ячейка otherBlock</text:span></text:p>
      <text:p text:style-name="P10"><text:span text:style-name="T3"><text:tab/><text:tab/><text:tab/>Block.prototype.equal = function (otherBlock) {</text:span></text:p>
      <text:p text:style-name="P10"><text:span text:style-name="T3"><text:tab/><text:tab/><text:tab/><text:tab/>return this.col === otherBlock.col &amp;&amp; this.row === otherBlock.row;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Задаем конструктор Snake (змейка)</text:span></text:p>
      <text:p text:style-name="P10"><text:span text:style-name="T3"><text:tab/><text:tab/><text:tab/>var Snake = function () {</text:span></text:p>
      <text:p text:style-name="P10"><text:soft-page-break/><text:span text:style-name="T3"><text:tab/><text:tab/><text:tab/><text:tab/>this.segments = [</text:span></text:p>
      <text:p text:style-name="P10"><text:span text:style-name="T3"><text:tab/><text:tab/><text:tab/><text:tab/><text:tab/>new Block(7, 5),</text:span></text:p>
      <text:p text:style-name="P10"><text:span text:style-name="T3"><text:tab/><text:tab/><text:tab/><text:tab/><text:tab/>new Block(6, 5),</text:span></text:p>
      <text:p text:style-name="P10"><text:span text:style-name="T3"><text:tab/><text:tab/><text:tab/><text:tab/><text:tab/>new Block(5, 5)</text:span></text:p>
      <text:p text:style-name="P10"><text:span text:style-name="T3"><text:tab/><text:tab/><text:tab/><text:tab/>];</text:span></text:p>
      <text:p text:style-name="P10"><text:span text:style-name="T3"><text:tab/><text:tab/><text:tab/><text:tab/></text:span></text:p>
      <text:p text:style-name="P10"><text:span text:style-name="T3"><text:tab/><text:tab/><text:tab/><text:tab/>this.direction = "right";</text:span></text:p>
      <text:p text:style-name="P10"><text:span text:style-name="T3"><text:tab/><text:tab/><text:tab/><text:tab/>this.nextDirection = "right";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Рисуем квадрат для каждого сегмента тела змейки</text:span></text:p>
      <text:p text:style-name="P10"><text:span text:style-name="T3"><text:tab/><text:tab/><text:tab/>Snake.prototype.draw = function () {</text:span></text:p>
      <text:p text:style-name="P10"><text:span text:style-name="T3"><text:tab/><text:tab/><text:tab/><text:tab/>for (var i = 0; i &lt; this.segments.length; i++) {</text:span></text:p>
      <text:p text:style-name="P10"><text:span text:style-name="T3"><text:tab/><text:tab/><text:tab/><text:tab/><text:tab/>this.segments[i].drawSquare("Blue");</text:span></text:p>
      <text:p text:style-name="P10"><text:span text:style-name="T3"><text:tab/><text:tab/><text:tab/><text:tab/>}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Создаем новую голову и добавляем ее к началу змейки,</text:span></text:p>
      <text:p text:style-name="P10"><text:span text:style-name="T3"><text:tab/><text:tab/><text:tab/>//чтобы передвинуть змейку в текущем направлении</text:span></text:p>
      <text:p text:style-name="P10"><text:span text:style-name="T3"><text:tab/><text:tab/><text:tab/>Snake.prototype.move = function () {</text:span></text:p>
      <text:p text:style-name="P10"><text:span text:style-name="T3"><text:tab/><text:tab/><text:tab/><text:tab/>var head = this.segments[0];</text:span></text:p>
      <text:p text:style-name="P10"><text:span text:style-name="T3"><text:tab/><text:tab/><text:tab/><text:tab/>var newHead;</text:span></text:p>
      <text:p text:style-name="P10"><text:span text:style-name="T3"><text:tab/><text:tab/><text:tab/><text:tab/></text:span></text:p>
      <text:p text:style-name="P10"><text:span text:style-name="T3"><text:tab/><text:tab/><text:tab/><text:tab/>this.direction = this.nextDirection;</text:span></text:p>
      <text:p text:style-name="P10"><text:span text:style-name="T3"><text:tab/><text:tab/><text:tab/><text:tab/></text:span></text:p>
      <text:p text:style-name="P10"><text:span text:style-name="T3"><text:tab/><text:tab/><text:tab/><text:tab/>if (this.direction === "right") {</text:span></text:p>
      <text:p text:style-name="P10"><text:span text:style-name="T3"><text:tab/><text:tab/><text:tab/><text:tab/><text:tab/>newHead = new Block(head.col + 1, head.row);</text:span></text:p>
      <text:p text:style-name="P10"><text:span text:style-name="T3"><text:tab/><text:tab/><text:tab/><text:tab/>} else if (this.direction === "down") {</text:span></text:p>
      <text:p text:style-name="P10"><text:span text:style-name="T3"><text:tab/><text:tab/><text:tab/><text:tab/><text:tab/>newHead = new Block(head.col, head.row + 1);</text:span></text:p>
      <text:p text:style-name="P10"><text:span text:style-name="T3"><text:tab/><text:tab/><text:tab/><text:tab/>} else if (this.direction === "left") {</text:span></text:p>
      <text:p text:style-name="P10"><text:span text:style-name="T3"><text:tab/><text:tab/><text:tab/><text:tab/><text:tab/>newHead = new Block(head.col - 1, head.row);</text:span></text:p>
      <text:p text:style-name="P10"><text:span text:style-name="T3"><text:tab/><text:tab/><text:tab/><text:tab/>} else if (this.direction === "up") {</text:span></text:p>
      <text:p text:style-name="P10"><text:span text:style-name="T3"><text:tab/><text:tab/><text:tab/><text:tab/><text:tab/>newHead = new Block(head.col, head.row - 1);</text:span></text:p>
      <text:p text:style-name="P10"><text:span text:style-name="T3"><text:tab/><text:tab/><text:tab/><text:tab/>}</text:span></text:p>
      <text:p text:style-name="P10"><text:span text:style-name="T3"><text:tab/><text:tab/><text:tab/><text:tab/></text:span></text:p>
      <text:p text:style-name="P10"><text:span text:style-name="T3"><text:tab/><text:tab/><text:tab/><text:tab/>if (this.checkCollision(newHead)) {</text:span></text:p>
      <text:p text:style-name="P10"><text:span text:style-name="T3"><text:tab/><text:tab/><text:tab/><text:tab/><text:tab/>gameOver();</text:span></text:p>
      <text:p text:style-name="P10"><text:span text:style-name="T3"><text:tab/><text:tab/><text:tab/><text:tab/><text:tab/>return;</text:span></text:p>
      <text:p text:style-name="P10"><text:span text:style-name="T3"><text:tab/><text:tab/><text:tab/><text:tab/>}</text:span></text:p>
      <text:p text:style-name="P10"><text:span text:style-name="T3"><text:tab/><text:tab/><text:tab/><text:tab/></text:span></text:p>
      <text:p text:style-name="P10"><text:span text:style-name="T3"><text:tab/><text:tab/><text:tab/><text:tab/>this.segments.unshift(newHead);</text:span></text:p>
      <text:p text:style-name="P10"><text:span text:style-name="T3"><text:tab/><text:tab/><text:tab/><text:tab/></text:span></text:p>
      <text:p text:style-name="P10"><text:span text:style-name="T3"><text:tab/><text:tab/><text:tab/><text:tab/>if (newHead.equal(apple.position)) {</text:span></text:p>
      <text:p text:style-name="P10"><text:span text:style-name="T3"><text:tab/><text:tab/><text:tab/><text:tab/><text:tab/>score++;</text:span></text:p>
      <text:p text:style-name="P10"><text:span text:style-name="T3"><text:tab/><text:tab/><text:tab/><text:tab/><text:tab/>apple.move();</text:span></text:p>
      <text:p text:style-name="P10"><text:span text:style-name="T3"><text:tab/><text:tab/><text:tab/><text:tab/>} else {</text:span></text:p>
      <text:p text:style-name="P10"><text:span text:style-name="T3"><text:tab/><text:tab/><text:tab/><text:tab/><text:tab/>this.segments.pop();</text:span></text:p>
      <text:p text:style-name="P10"><text:span text:style-name="T3"><text:tab/><text:tab/><text:tab/><text:tab/>}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Проверяем, не столкнулась ли змейка со стеной или</text:span></text:p>
      <text:p text:style-name="P10"><text:span text:style-name="T3"><text:tab/><text:tab/><text:tab/>//собственным телом</text:span></text:p>
      <text:p text:style-name="P10"><text:span text:style-name="T3"><text:tab/><text:tab/><text:tab/>Snake.prototype.checkCollision = function (head) {</text:span></text:p>
      <text:p text:style-name="P10"><text:span text:style-name="T3"><text:tab/><text:tab/><text:tab/><text:tab/>var leftCollision = (head.col === 0);</text:span></text:p>
      <text:p text:style-name="P10"><text:span text:style-name="T3"><text:tab/><text:tab/><text:tab/><text:tab/>var topCollision = (head.row === 0);</text:span></text:p>
      <text:p text:style-name="P10"><text:span text:style-name="T3"><text:tab/><text:tab/><text:tab/><text:tab/>var rightCollision = (head.col === widthInBlocks -1);</text:span></text:p>
      <text:p text:style-name="P10"><text:span text:style-name="T3"><text:tab/><text:tab/><text:tab/><text:tab/>var bottomCollision = (head.row === heightInBlocks -1);</text:span></text:p>
      <text:p text:style-name="P10"><text:soft-page-break/><text:span text:style-name="T3"><text:tab/><text:tab/><text:tab/></text:span></text:p>
      <text:p text:style-name="P10"><text:span text:style-name="T3"><text:tab/><text:tab/><text:tab/><text:tab/>var wallCollision = leftCollision || topCollision || </text:span></text:p>
      <text:p text:style-name="P10"><text:span text:style-name="T3"><text:tab/><text:tab/><text:tab/><text:tab/><text:tab/><text:tab/><text:tab/><text:tab/>rightCollision || bottomCollision;</text:span></text:p>
      <text:p text:style-name="P10"><text:span text:style-name="T3"><text:tab/><text:tab/><text:tab/><text:tab/><text:tab/><text:tab/><text:tab/><text:tab/></text:span></text:p>
      <text:p text:style-name="P10"><text:span text:style-name="T3"><text:tab/><text:tab/><text:tab/><text:tab/>var selfCollision = false;</text:span></text:p>
      <text:p text:style-name="P10"><text:span text:style-name="T3"><text:tab/><text:tab/><text:tab/></text:span></text:p>
      <text:p text:style-name="P10"><text:span text:style-name="T3"><text:tab/><text:tab/><text:tab/><text:tab/>for (var i = 0; i &lt; this.segments.length; i++) {</text:span></text:p>
      <text:p text:style-name="P10"><text:span text:style-name="T3"><text:tab/><text:tab/><text:tab/><text:tab/><text:tab/>if (head.equal(this.segments[i])) {</text:span></text:p>
      <text:p text:style-name="P10"><text:span text:style-name="T3"><text:tab/><text:tab/><text:tab/><text:tab/><text:tab/><text:tab/>selfCollision = true;</text:span></text:p>
      <text:p text:style-name="P10"><text:span text:style-name="T3"><text:tab/><text:tab/><text:tab/><text:tab/><text:tab/>}</text:span></text:p>
      <text:p text:style-name="P10"><text:span text:style-name="T3"><text:tab/><text:tab/><text:tab/><text:tab/>}</text:span></text:p>
      <text:p text:style-name="P10"><text:span text:style-name="T3"><text:tab/><text:tab/><text:tab/><text:tab/></text:span></text:p>
      <text:p text:style-name="P10"><text:span text:style-name="T3"><text:tab/><text:tab/><text:tab/><text:tab/>return wallCollision || selfCollision;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Задаем следующее направление движения змейки на основе</text:span></text:p>
      <text:p text:style-name="P10"><text:span text:style-name="T3"><text:tab/><text:tab/><text:tab/>//нажатой клавиши</text:span></text:p>
      <text:p text:style-name="P10"><text:span text:style-name="T3"><text:tab/><text:tab/><text:tab/>Snake.prototype.setDirection = function (newDirection) {</text:span></text:p>
      <text:p text:style-name="P10"><text:span text:style-name="T3"><text:tab/><text:tab/><text:tab/><text:tab/>if (this.direction === "up" &amp;&amp; newDirection === "down") {</text:span></text:p>
      <text:p text:style-name="P10"><text:span text:style-name="T3"><text:tab/><text:tab/><text:tab/><text:tab/><text:tab/>return;</text:span></text:p>
      <text:p text:style-name="P10"><text:span text:style-name="T3"><text:tab/><text:tab/><text:tab/><text:tab/>} else if (this.direction === "right" &amp;&amp; newDirection === "left") {</text:span></text:p>
      <text:p text:style-name="P10"><text:span text:style-name="T3"><text:tab/><text:tab/><text:tab/><text:tab/><text:tab/>return;</text:span></text:p>
      <text:p text:style-name="P10"><text:span text:style-name="T3"><text:tab/><text:tab/><text:tab/><text:tab/>} else if (this.direction === "down" &amp;&amp; newDirection === "up") {</text:span></text:p>
      <text:p text:style-name="P10"><text:span text:style-name="T3"><text:tab/><text:tab/><text:tab/><text:tab/><text:tab/>return;</text:span></text:p>
      <text:p text:style-name="P10"><text:span text:style-name="T3"><text:tab/><text:tab/><text:tab/><text:tab/>} else if (this.direction === "left" &amp;&amp; newDirection === "right") {</text:span></text:p>
      <text:p text:style-name="P10"><text:span text:style-name="T3"><text:tab/><text:tab/><text:tab/><text:tab/><text:tab/>return;</text:span></text:p>
      <text:p text:style-name="P10"><text:span text:style-name="T3"><text:tab/><text:tab/><text:tab/><text:tab/>}</text:span></text:p>
      <text:p text:style-name="P10"><text:span text:style-name="T3"><text:tab/><text:tab/><text:tab/><text:tab/></text:span></text:p>
      <text:p text:style-name="P10"><text:span text:style-name="T3"><text:tab/><text:tab/><text:tab/><text:tab/>this.nextDirection = newDirection;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Задаем конструктор Apple (яблоко)</text:span></text:p>
      <text:p text:style-name="P10"><text:span text:style-name="T3"><text:tab/><text:tab/><text:tab/>var Apple = function () {</text:span></text:p>
      <text:p text:style-name="P10"><text:span text:style-name="T3"><text:tab/><text:tab/><text:tab/><text:tab/>this.position = new Block(10, 10);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Рисуем круг в позиции яблока</text:span></text:p>
      <text:p text:style-name="P10"><text:span text:style-name="T3"><text:tab/><text:tab/><text:tab/>Apple.prototype.draw = function () {</text:span></text:p>
      <text:p text:style-name="P10"><text:span text:style-name="T3"><text:tab/><text:tab/><text:tab/><text:tab/>this.position.drawCircle("LimeGreen");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Перемещаем яблоко в случайную позицию</text:span></text:p>
      <text:p text:style-name="P10"><text:span text:style-name="T3"><text:tab/><text:tab/><text:tab/>Apple.prototype.move = function () {</text:span></text:p>
      <text:p text:style-name="P10"><text:span text:style-name="T3"><text:tab/><text:tab/><text:tab/><text:tab/>var randomCol = Math.floor(Math.random() * (widthInBlocks - 2)) + 1;</text:span></text:p>
      <text:p text:style-name="P10"><text:span text:style-name="T3"><text:tab/><text:tab/><text:tab/><text:tab/>var randomRow = Math.floor(Math.random() * (heightInBlocks - 2)) + 1;</text:span></text:p>
      <text:p text:style-name="P10"><text:span text:style-name="T3"><text:tab/><text:tab/><text:tab/><text:tab/>this.position = new Block(randomCol, randomRow);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Создаем объект-змейку и объект-яблоко</text:span></text:p>
      <text:p text:style-name="P10"><text:span text:style-name="T3"><text:tab/><text:tab/><text:tab/>var snake = new Snake();</text:span></text:p>
      <text:p text:style-name="P10"><text:span text:style-name="T3"><text:tab/><text:tab/><text:tab/>var apple = new Apple();</text:span></text:p>
      <text:p text:style-name="P10"><text:span text:style-name="T3"><text:tab/><text:tab/><text:tab/></text:span></text:p>
      <text:p text:style-name="P10"><text:span text:style-name="T3"><text:tab/><text:tab/><text:tab/>//Запускаем функцию анимации через setInterval</text:span></text:p>
      <text:p text:style-name="P10"><text:span text:style-name="T3"><text:tab/><text:tab/><text:tab/>var intervalId = setInterval(function () {</text:span></text:p>
      <text:p text:style-name="P10"><text:span text:style-name="T3"><text:tab/><text:tab/><text:tab/><text:tab/>ctx.clearRect(0, 0, width, height);</text:span></text:p>
      <text:p text:style-name="P10"><text:span text:style-name="T3"><text:tab/><text:tab/><text:tab/><text:tab/>drawScore();</text:span></text:p>
      <text:p text:style-name="P10"><text:span text:style-name="T3"><text:tab/><text:tab/><text:tab/><text:tab/>snake.move();</text:span></text:p>
      <text:p text:style-name="P10"><text:soft-page-break/><text:span text:style-name="T3"><text:tab/><text:tab/><text:tab/><text:tab/>snake.draw();</text:span></text:p>
      <text:p text:style-name="P10"><text:span text:style-name="T3"><text:tab/><text:tab/><text:tab/><text:tab/>apple.draw();</text:span></text:p>
      <text:p text:style-name="P10"><text:span text:style-name="T3"><text:tab/><text:tab/><text:tab/><text:tab/>drawBorder();</text:span></text:p>
      <text:p text:style-name="P10"><text:span text:style-name="T3"><text:tab/><text:tab/><text:tab/>}, 100);</text:span></text:p>
      <text:p text:style-name="P10"><text:span text:style-name="T3"><text:tab/><text:tab/><text:tab/></text:span></text:p>
      <text:p text:style-name="P10"><text:span text:style-name="T3"><text:tab/><text:tab/><text:tab/>//Преобразуем коды клавиш в направления</text:span></text:p>
      <text:p text:style-name="P10"><text:span text:style-name="T3"><text:tab/><text:tab/><text:tab/>var directions = {</text:span></text:p>
      <text:p text:style-name="P10"><text:span text:style-name="T3"><text:tab/><text:tab/><text:tab/><text:tab/>37: "left",</text:span></text:p>
      <text:p text:style-name="P10"><text:span text:style-name="T3"><text:tab/><text:tab/><text:tab/><text:tab/>38: "up",</text:span></text:p>
      <text:p text:style-name="P10"><text:span text:style-name="T3"><text:tab/><text:tab/><text:tab/><text:tab/>39: "right",</text:span></text:p>
      <text:p text:style-name="P10"><text:span text:style-name="T3"><text:tab/><text:tab/><text:tab/><text:tab/>40: "down"</text:span></text:p>
      <text:p text:style-name="P10"><text:span text:style-name="T3"><text:tab/><text:tab/><text:tab/>};</text:span></text:p>
      <text:p text:style-name="P10"><text:span text:style-name="T3"><text:tab/><text:tab/><text:tab/></text:span></text:p>
      <text:p text:style-name="P10"><text:span text:style-name="T3"><text:tab/><text:tab/><text:tab/>//Задаем обработчик события keydown (клавиши-стрелки)</text:span></text:p>
      <text:p text:style-name="P10"><text:span text:style-name="T3"><text:tab/><text:tab/><text:tab/>$("body").keydown(function (event) {</text:span></text:p>
      <text:p text:style-name="P10"><text:span text:style-name="T3"><text:tab/><text:tab/><text:tab/><text:tab/>var newDirection = directions[event.keyCode];</text:span></text:p>
      <text:p text:style-name="P10"><text:span text:style-name="T3"><text:tab/><text:tab/><text:tab/><text:tab/>if (newDirection !== undefined) {</text:span></text:p>
      <text:p text:style-name="P10"><text:span text:style-name="T3"><text:tab/><text:tab/><text:tab/><text:tab/><text:tab/>snake.setDirection(newDirection);</text:span></text:p>
      <text:p text:style-name="P10"><text:span text:style-name="T3"><text:tab/><text:tab/><text:tab/><text:tab/>}</text:span></text:p>
      <text:p text:style-name="P10"><text:span text:style-name="T3"><text:tab/><text:tab/><text:tab/>});</text:span></text:p>
      <text:p text:style-name="P10"><text:span text:style-name="T3"><text:tab/><text:tab/>&lt;/script&gt;</text:span></text:p>
      <text:p text:style-name="P10"><text:span text:style-name="T3"><text:tab/>&lt;/body&gt;</text:span></text:p>
      <text:p text:style-name="P10"><text:span text:style-name="T3">&lt;/html&gt;</text:span></text:p>
      <text:p text:style-name="P20">----------------------------------------------------------</text:p>
      <text:p text:style-name="P7">V <text:span text:style-name="T3">Увеличить игровое поле до 500*500.</text:span></text:p>
      <text:p text:style-name="P7">V <text:span text:style-name="T3">Сделать голову змейки синей, далее чередование зеленого и желтого цветов.</text:span></text:p>
      <text:p text:style-name="P7">V <text:span text:style-name="T3">Сделать, чтобы с каждым съеденным яблоком скорость змейки увеличивалась.</text:span></text:p>
      <text:p text:style-name="P2"><text:span text:style-name="T1">V </text:span>Сделать так, чтобы яблоко не могло заспауниться на змейке.</text:p>
      <text:p text:style-name="P2"><text:span text:style-name="T1">V </text:span>Циклирование не за счет <text:span text:style-name="T1">setInterval, </text:span>а за счет <text:span text:style-name="T1">setTimeout.</text:span></text:p>
      <text:p text:style-name="P12"/>
      <text:p text:style-name="P10">&lt;!DOCTYPE html&gt;</text:p>
      <text:p text:style-name="P10">&lt;html&gt;</text:p>
      <text:p text:style-name="P10"><text:tab/>&lt;head&gt;</text:p>
      <text:p text:style-name="P10"><text:tab/><text:tab/>&lt;meta charset="UTF-8"&gt;</text:p>
      <text:p text:style-name="P10"><text:tab/><text:tab/>&lt;title&gt;Snake&lt;/title&gt;</text:p>
      <text:p text:style-name="P10"><text:tab/>&lt;/head&gt;</text:p>
      <text:p text:style-name="P10"><text:tab/>&lt;body&gt;</text:p>
      <text:p text:style-name="P10"><text:tab/><text:tab/>&lt;canvas id="canvas" width="500" height="500"&gt;&lt;/canvas&gt;</text:p>
      <text:p text:style-name="P10"><text:tab/><text:tab/>&lt;script src="https://code.jquery.com/jquery-2.1.0.js"&gt;&lt;/script&gt;</text:p>
      <text:p text:style-name="P10"><text:tab/><text:tab/>&lt;script&gt;</text:p>
      <text:p text:style-name="P10"><text:tab/><text:tab/><text:tab/>var canvas = document.getElementById("canvas");</text:p>
      <text:p text:style-name="P10"><text:tab/><text:tab/><text:tab/>var ctx = canvas.getContext("2d");</text:p>
      <text:p text:style-name="P10"><text:tab/><text:tab/><text:tab/></text:p>
      <text:p text:style-name="P10"><text:tab/><text:tab/><text:tab/>//Получаем ширину и высоту элемента canvas</text:p>
      <text:p text:style-name="P10"><text:tab/><text:tab/><text:tab/>var width = canvas.width;</text:p>
      <text:p text:style-name="P10"><text:tab/><text:tab/><text:tab/>var height = canvas.height;</text:p>
      <text:p text:style-name="P10"><text:tab/><text:tab/><text:tab/></text:p>
      <text:p text:style-name="P10"><text:tab/><text:tab/><text:tab/>//Вычисляем ширину и высоту в ячейках</text:p>
      <text:p text:style-name="P10"><text:tab/><text:tab/><text:tab/>var blockSize = 10;</text:p>
      <text:p text:style-name="P10"><text:tab/><text:tab/><text:tab/>var widthInBlocks = width / blockSize;</text:p>
      <text:p text:style-name="P10"><text:tab/><text:tab/><text:tab/>var heightInBlocks = height / blockSize;</text:p>
      <text:p text:style-name="P10"><text:tab/><text:tab/><text:tab/></text:p>
      <text:p text:style-name="P10"><text:tab/><text:tab/><text:tab/>//Устанавливаем счет в 0</text:p>
      <text:p text:style-name="P10"><text:tab/><text:tab/><text:tab/>var score = 0;</text:p>
      <text:p text:style-name="P10"><text:tab/><text:tab/><text:tab/></text:p>
      <text:p text:style-name="P10"><text:tab/><text:tab/><text:tab/>var stopGame = false;</text:p>
      <text:p text:style-name="P10"><text:tab/><text:tab/><text:tab/></text:p>
      <text:p text:style-name="P10"><text:soft-page-break/><text:tab/><text:tab/><text:tab/>//Рисуем рамку</text:p>
      <text:p text:style-name="P10"><text:tab/><text:tab/><text:tab/>var drawBorder = function () {</text:p>
      <text:p text:style-name="P10"><text:tab/><text:tab/><text:tab/><text:tab/>ctx.fillStyle = "Gray";</text:p>
      <text:p text:style-name="P10"><text:tab/><text:tab/><text:tab/><text:tab/>ctx.fillRect(0, 0, width, blockSize);</text:p>
      <text:p text:style-name="P10"><text:tab/><text:tab/><text:tab/><text:tab/>ctx.fillRect(0, height - blockSize, width, blockSize);</text:p>
      <text:p text:style-name="P10"><text:tab/><text:tab/><text:tab/><text:tab/>ctx.fillRect(0, 0, blockSize, height);</text:p>
      <text:p text:style-name="P10"><text:tab/><text:tab/><text:tab/><text:tab/>ctx.fillRect(width - blockSize, 0, blockSize, height);</text:p>
      <text:p text:style-name="P10"><text:tab/><text:tab/><text:tab/>};</text:p>
      <text:p text:style-name="P10"><text:tab/><text:tab/><text:tab/></text:p>
      <text:p text:style-name="P10"><text:tab/><text:tab/><text:tab/>//Выводим счет игры в левом верхнем углу</text:p>
      <text:p text:style-name="P10"><text:tab/><text:tab/><text:tab/>var drawScore = function () {</text:p>
      <text:p text:style-name="P10"><text:tab/><text:tab/><text:tab/><text:tab/>ctx.font = "20px Courier";</text:p>
      <text:p text:style-name="P10"><text:tab/><text:tab/><text:tab/><text:tab/>ctx.fillStyle = "Black";</text:p>
      <text:p text:style-name="P10"><text:tab/><text:tab/><text:tab/><text:tab/>ctx.textAlign = "left";</text:p>
      <text:p text:style-name="P10"><text:tab/><text:tab/><text:tab/><text:tab/>ctx.textBaseline = "top";</text:p>
      <text:p text:style-name="P10"><text:tab/><text:tab/><text:tab/><text:tab/>ctx.fillText("Счет: " + score, blockSize, blockSize);</text:p>
      <text:p text:style-name="P10"><text:tab/><text:tab/><text:tab/>};</text:p>
      <text:p text:style-name="P10"><text:tab/><text:tab/><text:tab/></text:p>
      <text:p text:style-name="P10"><text:tab/><text:tab/><text:tab/>//Меняем значение переменной для прекращения игры </text:p>
      <text:p text:style-name="P10"><text:tab/><text:tab/><text:tab/>//и выводим сообщение "Конец игры"</text:p>
      <text:p text:style-name="P10"><text:tab/><text:tab/><text:tab/>var gameOver = function () {</text:p>
      <text:p text:style-name="P10"><text:tab/><text:tab/><text:tab/><text:tab/>ctx.font = "60px Courier";</text:p>
      <text:p text:style-name="P10"><text:tab/><text:tab/><text:tab/><text:tab/>ctx.fillStyle = "Black";</text:p>
      <text:p text:style-name="P10"><text:tab/><text:tab/><text:tab/><text:tab/>ctx.textAlign = "center";</text:p>
      <text:p text:style-name="P10"><text:tab/><text:tab/><text:tab/><text:tab/>ctx.textBaseline = "middle";</text:p>
      <text:p text:style-name="P10"><text:tab/><text:tab/><text:tab/><text:tab/>ctx.fillText("Конец игры", width / 2, height / 2);</text:p>
      <text:p text:style-name="P10"><text:tab/><text:tab/><text:tab/><text:tab/>stopGame = true;</text:p>
      <text:p text:style-name="P10"><text:tab/><text:tab/><text:tab/>};</text:p>
      <text:p text:style-name="P10"><text:tab/><text:tab/><text:tab/></text:p>
      <text:p text:style-name="P10"><text:tab/><text:tab/><text:tab/>//Рисуем окружность</text:p>
      <text:p text:style-name="P10"><text:tab/><text:tab/><text:tab/>var circle = function (x, y, radius, fillCircle) {</text:p>
      <text:p text:style-name="P10"><text:tab/><text:tab/><text:tab/><text:tab/>ctx.beginPath();</text:p>
      <text:p text:style-name="P10"><text:tab/><text:tab/><text:tab/><text:tab/>ctx.arc(x, y, radius, 0, Math.PI * 2, false);</text:p>
      <text:p text:style-name="P10"><text:tab/><text:tab/><text:tab/><text:tab/>if (fillCircle) {</text:p>
      <text:p text:style-name="P10"><text:tab/><text:tab/><text:tab/><text:tab/><text:tab/>ctx.fill();</text:p>
      <text:p text:style-name="P10"><text:tab/><text:tab/><text:tab/><text:tab/>} else {</text:p>
      <text:p text:style-name="P10"><text:tab/><text:tab/><text:tab/><text:tab/><text:tab/>ctx.stroke();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tab/><text:tab/><text:tab/>//Задаем конструктор Block (ячейка)</text:p>
      <text:p text:style-name="P10"><text:tab/><text:tab/><text:tab/>var Block = function (col, row) {</text:p>
      <text:p text:style-name="P10"><text:tab/><text:tab/><text:tab/><text:tab/>this.col = col;</text:p>
      <text:p text:style-name="P10"><text:tab/><text:tab/><text:tab/><text:tab/>this.row = row;</text:p>
      <text:p text:style-name="P10"><text:tab/><text:tab/><text:tab/>};</text:p>
      <text:p text:style-name="P10"><text:tab/><text:tab/><text:tab/></text:p>
      <text:p text:style-name="P10"><text:tab/><text:tab/><text:tab/>//Рисуем квадрат в ячейке</text:p>
      <text:p text:style-name="P10"><text:tab/><text:tab/><text:tab/>Block.prototype.drawSquare = function (color) {</text:p>
      <text:p text:style-name="P10"><text:tab/><text:tab/><text:tab/><text:tab/>var x = this.col * blockSize;</text:p>
      <text:p text:style-name="P10"><text:tab/><text:tab/><text:tab/><text:tab/>var y = this.row * blockSize;</text:p>
      <text:p text:style-name="P10"><text:tab/><text:tab/><text:tab/><text:tab/>ctx.fillStyle = color;</text:p>
      <text:p text:style-name="P10"><text:tab/><text:tab/><text:tab/><text:tab/>ctx.fillRect(x, y, blockSize, blockSize);</text:p>
      <text:p text:style-name="P10"><text:tab/><text:tab/><text:tab/>};</text:p>
      <text:p text:style-name="P10"><text:tab/><text:tab/><text:tab/></text:p>
      <text:p text:style-name="P10"><text:tab/><text:tab/><text:tab/>//Рисуем круг в ячейке</text:p>
      <text:p text:style-name="P10"><text:tab/><text:tab/><text:tab/>Block.prototype.drawCircle = function (color) {</text:p>
      <text:p text:style-name="P10"><text:tab/><text:tab/><text:tab/><text:tab/>var centerX = this.col * blockSize + blockSize / 2;</text:p>
      <text:p text:style-name="P10"><text:soft-page-break/><text:tab/><text:tab/><text:tab/><text:tab/>var centerY = this.row * blockSize + blockSize / 2;</text:p>
      <text:p text:style-name="P10"><text:tab/><text:tab/><text:tab/><text:tab/>ctx.fillStyle = color;</text:p>
      <text:p text:style-name="P10"><text:tab/><text:tab/><text:tab/><text:tab/>circle(centerX, centerY, blockSize/2, true);</text:p>
      <text:p text:style-name="P10"><text:tab/><text:tab/><text:tab/>};</text:p>
      <text:p text:style-name="P10"><text:tab/><text:tab/><text:tab/></text:p>
      <text:p text:style-name="P10"><text:tab/><text:tab/><text:tab/>//Проверяем, находится ли эта ячейка в той же позиции,</text:p>
      <text:p text:style-name="P10"><text:tab/><text:tab/><text:tab/>//что и ячейка otherBlock</text:p>
      <text:p text:style-name="P10"><text:tab/><text:tab/><text:tab/>Block.prototype.equal = function (otherBlock) {</text:p>
      <text:p text:style-name="P10"><text:tab/><text:tab/><text:tab/><text:tab/>return this.col === otherBlock.col &amp;&amp; this.row === otherBlock.row;</text:p>
      <text:p text:style-name="P10"><text:tab/><text:tab/><text:tab/>};</text:p>
      <text:p text:style-name="P10"><text:tab/><text:tab/><text:tab/></text:p>
      <text:p text:style-name="P10"><text:tab/><text:tab/><text:tab/>//Задаем конструктор Snake (змейка)</text:p>
      <text:p text:style-name="P10"><text:tab/><text:tab/><text:tab/>var Snake = function () {</text:p>
      <text:p text:style-name="P10"><text:tab/><text:tab/><text:tab/><text:tab/>this.segments = [</text:p>
      <text:p text:style-name="P10"><text:tab/><text:tab/><text:tab/><text:tab/><text:tab/>new Block(7, 5),</text:p>
      <text:p text:style-name="P10"><text:tab/><text:tab/><text:tab/><text:tab/><text:tab/>new Block(6, 5),</text:p>
      <text:p text:style-name="P10"><text:tab/><text:tab/><text:tab/><text:tab/><text:tab/>new Block(5, 5)</text:p>
      <text:p text:style-name="P10"><text:tab/><text:tab/><text:tab/><text:tab/>];</text:p>
      <text:p text:style-name="P10"><text:tab/><text:tab/><text:tab/><text:tab/></text:p>
      <text:p text:style-name="P10"><text:tab/><text:tab/><text:tab/><text:tab/>this.direction = "right";</text:p>
      <text:p text:style-name="P10"><text:tab/><text:tab/><text:tab/><text:tab/>this.nextDirection = "right";</text:p>
      <text:p text:style-name="P10"><text:tab/><text:tab/><text:tab/>};</text:p>
      <text:p text:style-name="P10"><text:tab/><text:tab/><text:tab/></text:p>
      <text:p text:style-name="P10"><text:tab/><text:tab/><text:tab/>//Рисуем квадрат для каждого сегмента тела змейки</text:p>
      <text:p text:style-name="P10"><text:tab/><text:tab/><text:tab/>Snake.prototype.draw = function () {</text:p>
      <text:p text:style-name="P10"><text:tab/><text:tab/><text:tab/><text:tab/>for (var i = 0; i &lt; this.segments.length; i++) {</text:p>
      <text:p text:style-name="P10"><text:tab/><text:tab/><text:tab/><text:tab/><text:tab/>if (i === 0) {</text:p>
      <text:p text:style-name="P10"><text:tab/><text:tab/><text:tab/><text:tab/><text:tab/><text:tab/>sColor = "Blue";</text:p>
      <text:p text:style-name="P10"><text:tab/><text:tab/><text:tab/><text:tab/><text:tab/>} else if (i % 2 === 0) {</text:p>
      <text:p text:style-name="P10"><text:tab/><text:tab/><text:tab/><text:tab/><text:tab/><text:tab/>sColor = "Green";</text:p>
      <text:p text:style-name="P10"><text:tab/><text:tab/><text:tab/><text:tab/><text:tab/>} else {</text:p>
      <text:p text:style-name="P10"><text:tab/><text:tab/><text:tab/><text:tab/><text:tab/><text:tab/>sColor = "Yellow";</text:p>
      <text:p text:style-name="P10"><text:tab/><text:tab/><text:tab/><text:tab/><text:tab/>}</text:p>
      <text:p text:style-name="P10"><text:tab/><text:tab/><text:tab/><text:tab/><text:tab/>this.segments[i].drawSquare(sColor);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tab/><text:tab/><text:tab/>//Создаем новую голову и добавляем ее к началу змейки,</text:p>
      <text:p text:style-name="P10"><text:tab/><text:tab/><text:tab/>//чтобы передвинуть змейку в текущем направлении</text:p>
      <text:p text:style-name="P10"><text:tab/><text:tab/><text:tab/>Snake.prototype.move = function () {</text:p>
      <text:p text:style-name="P10"><text:tab/><text:tab/><text:tab/><text:tab/>var head = this.segments[0];</text:p>
      <text:p text:style-name="P10"><text:tab/><text:tab/><text:tab/><text:tab/>var newHead;</text:p>
      <text:p text:style-name="P10"><text:tab/><text:tab/><text:tab/><text:tab/></text:p>
      <text:p text:style-name="P10"><text:tab/><text:tab/><text:tab/><text:tab/>this.direction = this.nextDirection;</text:p>
      <text:p text:style-name="P10"><text:tab/><text:tab/><text:tab/><text:tab/></text:p>
      <text:p text:style-name="P10"><text:tab/><text:tab/><text:tab/><text:tab/>if (this.direction === "right") {</text:p>
      <text:p text:style-name="P10"><text:tab/><text:tab/><text:tab/><text:tab/><text:tab/>newHead = new Block(head.col + 1, head.row);</text:p>
      <text:p text:style-name="P10"><text:tab/><text:tab/><text:tab/><text:tab/>} else if (this.direction === "down") {</text:p>
      <text:p text:style-name="P10"><text:tab/><text:tab/><text:tab/><text:tab/><text:tab/>newHead = new Block(head.col, head.row + 1);</text:p>
      <text:p text:style-name="P10"><text:tab/><text:tab/><text:tab/><text:tab/>} else if (this.direction === "left") {</text:p>
      <text:p text:style-name="P10"><text:tab/><text:tab/><text:tab/><text:tab/><text:tab/>newHead = new Block(head.col - 1, head.row);</text:p>
      <text:p text:style-name="P10"><text:tab/><text:tab/><text:tab/><text:tab/>} else if (this.direction === "up") {</text:p>
      <text:p text:style-name="P10"><text:tab/><text:tab/><text:tab/><text:tab/><text:tab/>newHead = new Block(head.col, head.row - 1);</text:p>
      <text:p text:style-name="P10"><text:tab/><text:tab/><text:tab/><text:tab/>}</text:p>
      <text:p text:style-name="P10"><text:tab/><text:tab/><text:tab/><text:tab/></text:p>
      <text:p text:style-name="P10"><text:tab/><text:tab/><text:tab/><text:tab/>if (this.checkCollision(newHead)) {</text:p>
      <text:p text:style-name="P10"><text:tab/><text:tab/><text:tab/><text:tab/><text:tab/>gameOver();</text:p>
      <text:p text:style-name="P10"><text:soft-page-break/><text:tab/><text:tab/><text:tab/><text:tab/><text:tab/>return;</text:p>
      <text:p text:style-name="P10"><text:tab/><text:tab/><text:tab/><text:tab/>}</text:p>
      <text:p text:style-name="P10"><text:tab/><text:tab/><text:tab/><text:tab/></text:p>
      <text:p text:style-name="P10"><text:tab/><text:tab/><text:tab/><text:tab/>this.segments.unshift(newHead);</text:p>
      <text:p text:style-name="P10"><text:tab/><text:tab/><text:tab/><text:tab/></text:p>
      <text:p text:style-name="P10"><text:tab/><text:tab/><text:tab/><text:tab/>//Проверяем, съела ли змейка яблоко, и коонтролируем, </text:p>
      <text:p text:style-name="P10"><text:tab/><text:tab/><text:tab/><text:tab/>//чтобы яблоко не заспаунилось на змейке</text:p>
      <text:p text:style-name="P10"><text:tab/><text:tab/><text:tab/><text:tab/>if (newHead.equal(apple.position)) {</text:p>
      <text:p text:style-name="P10"><text:tab/><text:tab/><text:tab/><text:tab/><text:tab/>score++;</text:p>
      <text:p text:style-name="P10"><text:tab/><text:tab/><text:tab/><text:tab/><text:tab/>for (var t = 0; t &lt; this.segments.length; t++) {</text:p>
      <text:p text:style-name="P10"><text:tab/><text:tab/><text:tab/><text:tab/><text:tab/><text:tab/>while (this.segments[t].equal(apple.position)) {</text:p>
      <text:p text:style-name="P10"><text:tab/><text:tab/><text:tab/><text:tab/><text:tab/><text:tab/><text:tab/>apple.move();</text:p>
      <text:p text:style-name="P10"><text:tab/><text:tab/><text:tab/><text:tab/><text:tab/><text:tab/>}</text:p>
      <text:p text:style-name="P10"><text:tab/><text:tab/><text:tab/><text:tab/><text:tab/>}</text:p>
      <text:p text:style-name="P10"><text:tab/><text:tab/><text:tab/><text:tab/>} else {</text:p>
      <text:p text:style-name="P10"><text:tab/><text:tab/><text:tab/><text:tab/><text:tab/>this.segments.pop();</text:p>
      <text:p text:style-name="P10"><text:tab/><text:tab/><text:tab/><text:tab/>}</text:p>
      <text:p text:style-name="P10"><text:tab/><text:tab/><text:tab/>};</text:p>
      <text:p text:style-name="P10"><text:tab/><text:tab/><text:tab/></text:p>
      <text:p text:style-name="P10"><text:tab/><text:tab/><text:tab/>//Проверяем, не столкнулась ли змейка со стеной или</text:p>
      <text:p text:style-name="P10"><text:tab/><text:tab/><text:tab/>//собственным телом</text:p>
      <text:p text:style-name="P10"><text:tab/><text:tab/><text:tab/>Snake.prototype.checkCollision = function (head) {</text:p>
      <text:p text:style-name="P10"><text:tab/><text:tab/><text:tab/><text:tab/>var leftCollision = (head.col === 0);</text:p>
      <text:p text:style-name="P10"><text:tab/><text:tab/><text:tab/><text:tab/>var topCollision = (head.row === 0);</text:p>
      <text:p text:style-name="P10"><text:tab/><text:tab/><text:tab/><text:tab/>var rightCollision = (head.col === widthInBlocks -1);</text:p>
      <text:p text:style-name="P10"><text:tab/><text:tab/><text:tab/><text:tab/>var bottomCollision = (head.row === heightInBlocks -1);</text:p>
      <text:p text:style-name="P10"><text:tab/><text:tab/><text:tab/></text:p>
      <text:p text:style-name="P10"><text:tab/><text:tab/><text:tab/><text:tab/>var wallCollision = leftCollision || topCollision || </text:p>
      <text:p text:style-name="P10"><text:tab/><text:tab/><text:tab/><text:tab/><text:tab/><text:tab/><text:tab/><text:tab/>rightCollision || bottomCollision;</text:p>
      <text:p text:style-name="P10"><text:tab/><text:tab/><text:tab/><text:tab/><text:tab/><text:tab/><text:tab/><text:tab/></text:p>
      <text:p text:style-name="P10"><text:tab/><text:tab/><text:tab/><text:tab/>var selfCollision = false;</text:p>
      <text:p text:style-name="P10"><text:tab/><text:tab/><text:tab/></text:p>
      <text:p text:style-name="P10"><text:tab/><text:tab/><text:tab/><text:tab/>for (var i = 0; i &lt; this.segments.length; i++) {</text:p>
      <text:p text:style-name="P10"><text:tab/><text:tab/><text:tab/><text:tab/><text:tab/>if (head.equal(this.segments[i])) {</text:p>
      <text:p text:style-name="P10"><text:tab/><text:tab/><text:tab/><text:tab/><text:tab/><text:tab/>selfCollision = true;</text:p>
      <text:p text:style-name="P10"><text:tab/><text:tab/><text:tab/><text:tab/><text:tab/>}</text:p>
      <text:p text:style-name="P10"><text:tab/><text:tab/><text:tab/><text:tab/>}</text:p>
      <text:p text:style-name="P10"><text:tab/><text:tab/><text:tab/><text:tab/></text:p>
      <text:p text:style-name="P10"><text:tab/><text:tab/><text:tab/><text:tab/>return wallCollision || selfCollision;</text:p>
      <text:p text:style-name="P10"><text:tab/><text:tab/><text:tab/>};</text:p>
      <text:p text:style-name="P10"><text:tab/><text:tab/><text:tab/></text:p>
      <text:p text:style-name="P10"><text:tab/><text:tab/><text:tab/>//Задаем следующее направление движения змейки на основе</text:p>
      <text:p text:style-name="P10"><text:tab/><text:tab/><text:tab/>//нажатой клавиши</text:p>
      <text:p text:style-name="P10"><text:tab/><text:tab/><text:tab/>Snake.prototype.setDirection = function (newDirection) {</text:p>
      <text:p text:style-name="P10"><text:tab/><text:tab/><text:tab/><text:tab/>if (this.direction === "up" &amp;&amp; newDirection === "down") {</text:p>
      <text:p text:style-name="P10"><text:tab/><text:tab/><text:tab/><text:tab/><text:tab/>return;</text:p>
      <text:p text:style-name="P10"><text:tab/><text:tab/><text:tab/><text:tab/>} else if (this.direction === "right" &amp;&amp; newDirection === "left") {</text:p>
      <text:p text:style-name="P10"><text:tab/><text:tab/><text:tab/><text:tab/><text:tab/>return;</text:p>
      <text:p text:style-name="P10"><text:tab/><text:tab/><text:tab/><text:tab/>} else if (this.direction === "down" &amp;&amp; newDirection === "up") {</text:p>
      <text:p text:style-name="P10"><text:tab/><text:tab/><text:tab/><text:tab/><text:tab/>return;</text:p>
      <text:p text:style-name="P10"><text:tab/><text:tab/><text:tab/><text:tab/>} else if (this.direction === "left" &amp;&amp; newDirection === "right") {</text:p>
      <text:p text:style-name="P10"><text:tab/><text:tab/><text:tab/><text:tab/><text:tab/>return;</text:p>
      <text:p text:style-name="P10"><text:tab/><text:tab/><text:tab/><text:tab/>}</text:p>
      <text:p text:style-name="P10"><text:tab/><text:tab/><text:tab/><text:tab/></text:p>
      <text:p text:style-name="P10"><text:tab/><text:tab/><text:tab/><text:tab/>this.nextDirection = newDirection;</text:p>
      <text:p text:style-name="P10"><text:tab/><text:tab/><text:tab/>};</text:p>
      <text:p text:style-name="P10"><text:tab/><text:tab/><text:tab/></text:p>
      <text:p text:style-name="P10"><text:soft-page-break/><text:tab/><text:tab/><text:tab/>//Задаем конструктор Apple (яблоко)</text:p>
      <text:p text:style-name="P10"><text:tab/><text:tab/><text:tab/>var Apple = function () {</text:p>
      <text:p text:style-name="P10"><text:tab/><text:tab/><text:tab/><text:tab/>this.position = new Block(10, 10);</text:p>
      <text:p text:style-name="P10"><text:tab/><text:tab/><text:tab/>};</text:p>
      <text:p text:style-name="P10"><text:tab/><text:tab/><text:tab/></text:p>
      <text:p text:style-name="P10"><text:tab/><text:tab/><text:tab/>//Рисуем круг в позиции яблока</text:p>
      <text:p text:style-name="P10"><text:tab/><text:tab/><text:tab/>Apple.prototype.draw = function () {</text:p>
      <text:p text:style-name="P10"><text:tab/><text:tab/><text:tab/><text:tab/>this.position.drawCircle("LimeGreen");</text:p>
      <text:p text:style-name="P10"><text:tab/><text:tab/><text:tab/>};</text:p>
      <text:p text:style-name="P10"><text:tab/><text:tab/><text:tab/></text:p>
      <text:p text:style-name="P10"><text:tab/><text:tab/><text:tab/>//Перемещаем яблоко в случайную позицию</text:p>
      <text:p text:style-name="P10"><text:tab/><text:tab/><text:tab/>Apple.prototype.move = function () {</text:p>
      <text:p text:style-name="P10"><text:tab/><text:tab/><text:tab/><text:tab/>//</text:p>
      <text:p text:style-name="P10"><text:tab/><text:tab/><text:tab/><text:tab/>var randomCol = Math.floor(Math.random() * (widthInBlocks - 2)) + 1;</text:p>
      <text:p text:style-name="P10"><text:tab/><text:tab/><text:tab/><text:tab/>var randomRow = Math.floor(Math.random() * (heightInBlocks - 2)) + 1;</text:p>
      <text:p text:style-name="P10"><text:tab/><text:tab/><text:tab/><text:tab/>this.position = new Block(randomCol, randomRow);</text:p>
      <text:p text:style-name="P10"><text:tab/><text:tab/><text:tab/><text:tab/>//</text:p>
      <text:p text:style-name="P10"><text:tab/><text:tab/><text:tab/>};</text:p>
      <text:p text:style-name="P10"><text:tab/><text:tab/><text:tab/></text:p>
      <text:p text:style-name="P10"><text:tab/><text:tab/><text:tab/>//Создаем объект-змейку и объект-яблоко</text:p>
      <text:p text:style-name="P10"><text:tab/><text:tab/><text:tab/>var snake = new Snake();</text:p>
      <text:p text:style-name="P10"><text:tab/><text:tab/><text:tab/>var apple = new Apple();</text:p>
      <text:p text:style-name="P10"><text:tab/><text:tab/><text:tab/></text:p>
      <text:p text:style-name="P10"><text:tab/><text:tab/><text:tab/>//Организуем циклический вызов (петля gameLoop)</text:p>
      <text:p text:style-name="P10"><text:tab/><text:tab/><text:tab/>var gameLoop = function () {</text:p>
      <text:p text:style-name="P10"><text:tab/><text:tab/><text:tab/><text:tab/>ctx.clearRect(0, 0, width, height);</text:p>
      <text:p text:style-name="P10"><text:tab/><text:tab/><text:tab/><text:tab/>drawScore();</text:p>
      <text:p text:style-name="P10"><text:tab/><text:tab/><text:tab/><text:tab/>snake.move();</text:p>
      <text:p text:style-name="P10"><text:tab/><text:tab/><text:tab/><text:tab/>snake.draw();</text:p>
      <text:p text:style-name="P10"><text:tab/><text:tab/><text:tab/><text:tab/>apple.draw();<text:tab/><text:tab/><text:tab/><text:tab/></text:p>
      <text:p text:style-name="P10"><text:tab/><text:tab/><text:tab/><text:tab/>drawBorder();</text:p>
      <text:p text:style-name="P10"><text:tab/><text:tab/><text:tab/><text:tab/>var vSpeed = 150 - score*5;</text:p>
      <text:p text:style-name="P10"><text:tab/><text:tab/><text:tab/><text:tab/>if (stopGame) {</text:p>
      <text:p text:style-name="P10"><text:tab/><text:tab/><text:tab/><text:tab/><text:tab/>return; //Разрываем петлю (конец игры)</text:p>
      <text:p text:style-name="P10"><text:tab/><text:tab/><text:tab/><text:tab/>}</text:p>
      <text:p text:style-name="P10"><text:tab/><text:tab/><text:tab/><text:tab/>setTimeout(gameLoop, vSpeed); //Вызов gameLoop каждые vSpeed мс</text:p>
      <text:p text:style-name="P10"><text:tab/><text:tab/><text:tab/>};</text:p>
      <text:p text:style-name="P10"><text:tab/><text:tab/><text:tab/>gameLoop(); //Первоначальный (разовый) вызов gameLoop</text:p>
      <text:p text:style-name="P10"><text:tab/><text:tab/><text:tab/></text:p>
      <text:p text:style-name="P10"><text:tab/><text:tab/><text:tab/>//Преобразуем коды клавиш в направления</text:p>
      <text:p text:style-name="P10"><text:tab/><text:tab/><text:tab/>var directions = {</text:p>
      <text:p text:style-name="P10"><text:tab/><text:tab/><text:tab/><text:tab/>37: "left",</text:p>
      <text:p text:style-name="P10"><text:tab/><text:tab/><text:tab/><text:tab/>38: "up",</text:p>
      <text:p text:style-name="P10"><text:tab/><text:tab/><text:tab/><text:tab/>39: "right",</text:p>
      <text:p text:style-name="P10"><text:tab/><text:tab/><text:tab/><text:tab/>40: "down"</text:p>
      <text:p text:style-name="P10"><text:tab/><text:tab/><text:tab/>};</text:p>
      <text:p text:style-name="P10"><text:tab/><text:tab/><text:tab/></text:p>
      <text:p text:style-name="P10"><text:tab/><text:tab/><text:tab/>//Задаем обработчик события keydown (клавиши-стрелки)</text:p>
      <text:p text:style-name="P10"><text:tab/><text:tab/><text:tab/>$("body").keydown(function (event) {</text:p>
      <text:p text:style-name="P10"><text:tab/><text:tab/><text:tab/><text:tab/>var newDirection = directions[event.keyCode];</text:p>
      <text:p text:style-name="P10"><text:tab/><text:tab/><text:tab/><text:tab/>if (newDirection !== undefined) {</text:p>
      <text:p text:style-name="P10"><text:tab/><text:tab/><text:tab/><text:tab/><text:tab/>snake.setDirection(newDirection);</text:p>
      <text:p text:style-name="P10"><text:tab/><text:tab/><text:tab/><text:tab/>}</text:p>
      <text:p text:style-name="P10"><text:tab/><text:tab/><text:tab/>});</text:p>
      <text:p text:style-name="P10"><text:tab/><text:tab/>&lt;/script&gt;</text:p>
      <text:p text:style-name="P10"><text:tab/>&lt;/body&gt;</text:p>
      <text:p text:style-name="P10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cm" fo:margin-bottom="0.859cm" fo:margin-left="1.138cm" fo:margin-right="0.9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3DT15H13M21S</meta:editing-duration>
    <meta:editing-cycles>428</meta:editing-cycles>
    <meta:generator>OpenOffice/4.1.3$Win32 OpenOffice.org_project/413m1$Build-9783</meta:generator>
    <dc:date>2017-05-29T11:22:59.68</dc:date>
    <meta:document-statistic meta:table-count="0" meta:image-count="0" meta:object-count="0" meta:page-count="49" meta:paragraph-count="2661" meta:word-count="9386" meta:character-count="77639"/>
    <meta:user-defined meta:name="Info 1"/>
    <meta:user-defined meta:name="Info 2"/>
    <meta:user-defined meta:name="Info 3"/>
    <meta:user-defined meta:name="Info 4"/>
  </office:meta>
</office:document-meta>
</file>